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vnd.sun.star.oleobject" manifest:full-path="Object 90"/>
  <manifest:file-entry manifest:media-type="application/vnd.sun.star.oleobject" manifest:full-path="Object 91"/>
  <manifest:file-entry manifest:media-type="application/vnd.sun.star.oleobject" manifest:full-path="Object 92"/>
  <manifest:file-entry manifest:media-type="" manifest:full-path="Object 93/Configurations2/statusbar/"/>
  <manifest:file-entry manifest:media-type="" manifest:full-path="Object 93/Configurations2/floater/"/>
  <manifest:file-entry manifest:media-type="" manifest:full-path="Object 93/Configurations2/popupmenu/"/>
  <manifest:file-entry manifest:media-type="" manifest:full-path="Object 93/Configurations2/progressbar/"/>
  <manifest:file-entry manifest:media-type="" manifest:full-path="Object 93/Configurations2/menubar/"/>
  <manifest:file-entry manifest:media-type="" manifest:full-path="Object 93/Configurations2/toolbar/"/>
  <manifest:file-entry manifest:media-type="" manifest:full-path="Object 93/Configurations2/images/Bitmaps/"/>
  <manifest:file-entry manifest:media-type="" manifest:full-path="Object 93/Configurations2/images/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94/Configurations2/statusba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progressbar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95/Configurations2/statusba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progressbar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Object 96/Configurations2/statusba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progressbar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application/vnd.sun.star.oleobject" manifest:full-path="Object 97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98/Configurations2/statusba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progressbar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41/Configurations2/statu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99/Configurations2/statusba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progressbar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42/Configurations2/statu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statu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" manifest:full-path="ObjectReplacements/Object 90"/>
  <manifest:file-entry manifest:media-type="" manifest:full-path="ObjectReplacements/Object 91"/>
  <manifest:file-entry manifest:media-type="application/x-openoffice-wmf;windows_formatname=&quot;Image WMF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wmf;windows_formatname=&quot;Image WMF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" manifest:full-path="ObjectReplacements/Object 58"/>
  <manifest:file-entry manifest:media-type="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wmf;windows_formatname=&quot;Image WMF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wmf;windows_formatname=&quot;Image WMF&quot;" manifest:full-path="ObjectReplacements/Object 108"/>
  <manifest:file-entry manifest:media-type="application/x-openoffice-gdimetafile;windows_formatname=&quot;GDIMetaFile&quot;" manifest:full-path="ObjectReplacements/Object 109"/>
  <manifest:file-entry manifest:media-type="" manifest:full-path="ObjectReplacements/Object 60"/>
  <manifest:file-entry manifest:media-type="" manifest:full-path="ObjectReplacements/Object 61"/>
  <manifest:file-entry manifest:media-type="" manifest:full-path="ObjectReplacements/Object 62"/>
  <manifest:file-entry manifest:media-type="application/x-openoffice-wmf;windows_formatname=&quot;Image WMF&quot;" manifest:full-path="ObjectReplacements/Object 63"/>
  <manifest:file-entry manifest:media-type="" manifest:full-path="ObjectReplacements/Object 64"/>
  <manifest:file-entry manifest:media-type="" manifest:full-path="ObjectReplacements/Object 65"/>
  <manifest:file-entry manifest:media-type="" manifest:full-path="ObjectReplacements/Object 66"/>
  <manifest:file-entry manifest:media-type="application/x-openoffice-wmf;windows_formatname=&quot;Image WMF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" manifest:full-path="ObjectReplacements/Object 68"/>
  <manifest:file-entry manifest:media-type="" manifest:full-path="ObjectReplacements/Object 11"/>
  <manifest:file-entry manifest:media-type="application/x-openoffice-gdimetafile;windows_formatname=&quot;GDIMetaFile&quot;" manifest:full-path="ObjectReplacements/Object 69"/>
  <manifest:file-entry manifest:media-type="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wmf;windows_formatname=&quot;Image WMF&quot;" manifest:full-path="ObjectReplacements/Object 116"/>
  <manifest:file-entry manifest:media-type="application/x-openoffice-wmf;windows_formatname=&quot;Image WMF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application/x-openoffice-wmf;windows_formatname=&quot;Image WMF&quot;" manifest:full-path="ObjectReplacements/Object 1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" manifest:full-path="ObjectReplacements/Object 20"/>
  <manifest:file-entry manifest:media-type="application/x-openoffice-gdimetafile;windows_formatname=&quot;GDIMetaFile&quot;" manifest:full-path="ObjectReplacements/Object 78"/>
  <manifest:file-entry manifest:media-type="" manifest:full-path="ObjectReplacements/Object 21"/>
  <manifest:file-entry manifest:media-type="application/x-openoffice-gdimetafile;windows_formatname=&quot;GDIMetaFile&quot;" manifest:full-path="ObjectReplacements/Object 79"/>
  <manifest:file-entry manifest:media-type="" manifest:full-path="ObjectReplacements/Object 22"/>
  <manifest:file-entry manifest:media-type="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" manifest:full-path="ObjectReplacements/Object 1"/>
  <manifest:file-entry manifest:media-type="application/x-openoffice-gdimetafile;windows_formatname=&quot;GDIMetaFile&quot;" manifest:full-path="ObjectReplacements/Object 120"/>
  <manifest:file-entry manifest:media-type="" manifest:full-path="ObjectReplacements/Object 2"/>
  <manifest:file-entry manifest:media-type="application/x-openoffice-gdimetafile;windows_formatname=&quot;GDIMetaFile&quot;" manifest:full-path="ObjectReplacements/Object 121"/>
  <manifest:file-entry manifest:media-type="" manifest:full-path="ObjectReplacements/Object 3"/>
  <manifest:file-entry manifest:media-type="" manifest:full-path="ObjectReplacements/Object 12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5"/>
  <manifest:file-entry manifest:media-type="" manifest:full-path="ObjectReplacements/Object 12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application/vnd.sun.star.oleobject" manifest:full-path="Object 58"/>
  <manifest:file-entry manifest:media-type="application/vnd.sun.star.oleobject" manifest:full-path="Object 59"/>
  <manifest:file-entry manifest:media-type="" manifest:full-path="Object 100/Configurations2/statusbar/"/>
  <manifest:file-entry manifest:media-type="" manifest:full-path="Object 100/Configurations2/floater/"/>
  <manifest:file-entry manifest:media-type="" manifest:full-path="Object 100/Configurations2/popupmenu/"/>
  <manifest:file-entry manifest:media-type="" manifest:full-path="Object 100/Configurations2/progressbar/"/>
  <manifest:file-entry manifest:media-type="" manifest:full-path="Object 100/Configurations2/menubar/"/>
  <manifest:file-entry manifest:media-type="" manifest:full-path="Object 100/Configurations2/toolbar/"/>
  <manifest:file-entry manifest:media-type="" manifest:full-path="Object 100/Configurations2/images/Bitmaps/"/>
  <manifest:file-entry manifest:media-type="" manifest:full-path="Object 100/Configurations2/images/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101/Configurations2/statusbar/"/>
  <manifest:file-entry manifest:media-type="" manifest:full-path="Object 101/Configurations2/floater/"/>
  <manifest:file-entry manifest:media-type="" manifest:full-path="Object 101/Configurations2/popupmenu/"/>
  <manifest:file-entry manifest:media-type="" manifest:full-path="Object 101/Configurations2/progressbar/"/>
  <manifest:file-entry manifest:media-type="" manifest:full-path="Object 101/Configurations2/menubar/"/>
  <manifest:file-entry manifest:media-type="" manifest:full-path="Object 101/Configurations2/toolbar/"/>
  <manifest:file-entry manifest:media-type="" manifest:full-path="Object 101/Configurations2/images/Bitmaps/"/>
  <manifest:file-entry manifest:media-type="" manifest:full-path="Object 101/Configurations2/images/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102/Configurations2/statusbar/"/>
  <manifest:file-entry manifest:media-type="" manifest:full-path="Object 102/Configurations2/floater/"/>
  <manifest:file-entry manifest:media-type="" manifest:full-path="Object 102/Configurations2/popupmenu/"/>
  <manifest:file-entry manifest:media-type="" manifest:full-path="Object 102/Configurations2/progressbar/"/>
  <manifest:file-entry manifest:media-type="" manifest:full-path="Object 102/Configurations2/menubar/"/>
  <manifest:file-entry manifest:media-type="" manifest:full-path="Object 102/Configurations2/toolbar/"/>
  <manifest:file-entry manifest:media-type="" manifest:full-path="Object 102/Configurations2/images/Bitmaps/"/>
  <manifest:file-entry manifest:media-type="" manifest:full-path="Object 102/Configurations2/images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" manifest:full-path="Object 103/Configurations2/statusbar/"/>
  <manifest:file-entry manifest:media-type="" manifest:full-path="Object 103/Configurations2/floater/"/>
  <manifest:file-entry manifest:media-type="" manifest:full-path="Object 103/Configurations2/popupmenu/"/>
  <manifest:file-entry manifest:media-type="" manifest:full-path="Object 103/Configurations2/progressbar/"/>
  <manifest:file-entry manifest:media-type="" manifest:full-path="Object 103/Configurations2/menubar/"/>
  <manifest:file-entry manifest:media-type="" manifest:full-path="Object 103/Configurations2/toolbar/"/>
  <manifest:file-entry manifest:media-type="" manifest:full-path="Object 103/Configurations2/images/Bitmaps/"/>
  <manifest:file-entry manifest:media-type="" manifest:full-path="Object 103/Configurations2/images/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application/vnd.sun.star.oleobject" manifest:full-path="Object 104"/>
  <manifest:file-entry manifest:media-type="" manifest:full-path="Object 105/Configurations2/statusba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progressbar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106/Configurations2/statusbar/"/>
  <manifest:file-entry manifest:media-type="" manifest:full-path="Object 106/Configurations2/floater/"/>
  <manifest:file-entry manifest:media-type="" manifest:full-path="Object 106/Configurations2/popupmenu/"/>
  <manifest:file-entry manifest:media-type="" manifest:full-path="Object 106/Configurations2/progressbar/"/>
  <manifest:file-entry manifest:media-type="" manifest:full-path="Object 106/Configurations2/menubar/"/>
  <manifest:file-entry manifest:media-type="" manifest:full-path="Object 106/Configurations2/toolbar/"/>
  <manifest:file-entry manifest:media-type="" manifest:full-path="Object 106/Configurations2/images/Bitmaps/"/>
  <manifest:file-entry manifest:media-type="" manifest:full-path="Object 106/Configurations2/images/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107/Configurations2/statusbar/"/>
  <manifest:file-entry manifest:media-type="" manifest:full-path="Object 107/Configurations2/floater/"/>
  <manifest:file-entry manifest:media-type="" manifest:full-path="Object 107/Configurations2/popupmenu/"/>
  <manifest:file-entry manifest:media-type="" manifest:full-path="Object 107/Configurations2/progressbar/"/>
  <manifest:file-entry manifest:media-type="" manifest:full-path="Object 107/Configurations2/menubar/"/>
  <manifest:file-entry manifest:media-type="" manifest:full-path="Object 107/Configurations2/toolbar/"/>
  <manifest:file-entry manifest:media-type="" manifest:full-path="Object 107/Configurations2/images/Bitmaps/"/>
  <manifest:file-entry manifest:media-type="" manifest:full-path="Object 107/Configurations2/images/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application/vnd.sun.star.oleobject" manifest:full-path="Object 108"/>
  <manifest:file-entry manifest:media-type="" manifest:full-path="Object 109/Configurations2/statusbar/"/>
  <manifest:file-entry manifest:media-type="" manifest:full-path="Object 109/Configurations2/floater/"/>
  <manifest:file-entry manifest:media-type="" manifest:full-path="Object 109/Configurations2/popupmenu/"/>
  <manifest:file-entry manifest:media-type="" manifest:full-path="Object 109/Configurations2/progressbar/"/>
  <manifest:file-entry manifest:media-type="" manifest:full-path="Object 109/Configurations2/menubar/"/>
  <manifest:file-entry manifest:media-type="" manifest:full-path="Object 109/Configurations2/toolbar/"/>
  <manifest:file-entry manifest:media-type="" manifest:full-path="Object 109/Configurations2/images/Bitmaps/"/>
  <manifest:file-entry manifest:media-type="" manifest:full-path="Object 109/Configurations2/images/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application/vnd.sun.star.oleobject" manifest:full-path="Object 60"/>
  <manifest:file-entry manifest:media-type="application/vnd.sun.star.oleobject" manifest:full-path="Object 61"/>
  <manifest:file-entry manifest:media-type="application/vnd.sun.star.oleobject" manifest:full-path="Object 62"/>
  <manifest:file-entry manifest:media-type="application/vnd.sun.star.oleobject" manifest:full-path="Object 63"/>
  <manifest:file-entry manifest:media-type="application/vnd.sun.star.oleobject" manifest:full-path="Object 64"/>
  <manifest:file-entry manifest:media-type="application/vnd.sun.star.oleobject" manifest:full-path="Object 65"/>
  <manifest:file-entry manifest:media-type="application/vnd.sun.star.oleobject" manifest:full-path="Object 66"/>
  <manifest:file-entry manifest:media-type="application/vnd.sun.star.oleobject" manifest:full-path="Object 67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application/vnd.sun.star.oleobject" manifest:full-path="Object 68"/>
  <manifest:file-entry manifest:media-type="application/vnd.sun.star.oleobject" manifest:full-path="Object 11"/>
  <manifest:file-entry manifest:media-type="" manifest:full-path="Object 69/Configurations2/statusba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application/vnd.sun.star.oleobject" manifest:full-path="Object 12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application/vnd.sun.star.oleobject" manifest:full-path="Object 17"/>
  <manifest:file-entry manifest:media-type="application/vnd.sun.star.oleobject" manifest:full-path="Object 18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10/Configurations2/statusbar/"/>
  <manifest:file-entry manifest:media-type="" manifest:full-path="Object 110/Configurations2/floater/"/>
  <manifest:file-entry manifest:media-type="" manifest:full-path="Object 110/Configurations2/popupmenu/"/>
  <manifest:file-entry manifest:media-type="" manifest:full-path="Object 110/Configurations2/progressbar/"/>
  <manifest:file-entry manifest:media-type="" manifest:full-path="Object 110/Configurations2/menubar/"/>
  <manifest:file-entry manifest:media-type="" manifest:full-path="Object 110/Configurations2/toolbar/"/>
  <manifest:file-entry manifest:media-type="" manifest:full-path="Object 110/Configurations2/images/Bitmaps/"/>
  <manifest:file-entry manifest:media-type="" manifest:full-path="Object 110/Configurations2/images/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111/Configurations2/statusbar/"/>
  <manifest:file-entry manifest:media-type="" manifest:full-path="Object 111/Configurations2/floater/"/>
  <manifest:file-entry manifest:media-type="" manifest:full-path="Object 111/Configurations2/popupmenu/"/>
  <manifest:file-entry manifest:media-type="" manifest:full-path="Object 111/Configurations2/progressbar/"/>
  <manifest:file-entry manifest:media-type="" manifest:full-path="Object 111/Configurations2/menubar/"/>
  <manifest:file-entry manifest:media-type="" manifest:full-path="Object 111/Configurations2/toolbar/"/>
  <manifest:file-entry manifest:media-type="" manifest:full-path="Object 111/Configurations2/images/Bitmaps/"/>
  <manifest:file-entry manifest:media-type="" manifest:full-path="Object 111/Configurations2/images/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12/Configurations2/statusbar/"/>
  <manifest:file-entry manifest:media-type="" manifest:full-path="Object 112/Configurations2/floater/"/>
  <manifest:file-entry manifest:media-type="" manifest:full-path="Object 112/Configurations2/popupmenu/"/>
  <manifest:file-entry manifest:media-type="" manifest:full-path="Object 112/Configurations2/progressbar/"/>
  <manifest:file-entry manifest:media-type="" manifest:full-path="Object 112/Configurations2/menubar/"/>
  <manifest:file-entry manifest:media-type="" manifest:full-path="Object 112/Configurations2/toolbar/"/>
  <manifest:file-entry manifest:media-type="" manifest:full-path="Object 112/Configurations2/images/Bitmaps/"/>
  <manifest:file-entry manifest:media-type="" manifest:full-path="Object 112/Configurations2/images/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113/Configurations2/statusbar/"/>
  <manifest:file-entry manifest:media-type="" manifest:full-path="Object 113/Configurations2/floater/"/>
  <manifest:file-entry manifest:media-type="" manifest:full-path="Object 113/Configurations2/popupmenu/"/>
  <manifest:file-entry manifest:media-type="" manifest:full-path="Object 113/Configurations2/progressbar/"/>
  <manifest:file-entry manifest:media-type="" manifest:full-path="Object 113/Configurations2/menubar/"/>
  <manifest:file-entry manifest:media-type="" manifest:full-path="Object 113/Configurations2/toolbar/"/>
  <manifest:file-entry manifest:media-type="" manifest:full-path="Object 113/Configurations2/images/Bitmaps/"/>
  <manifest:file-entry manifest:media-type="" manifest:full-path="Object 113/Configurations2/images/"/>
  <manifest:file-entry manifest:media-type="application/vnd.sun.xml.ui.configuration" manifest:full-path="Object 113/Configurations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application/vnd.sun.star.oleobject" manifest:full-path="Object 114"/>
  <manifest:file-entry manifest:media-type="" manifest:full-path="Object 115/Configurations2/statusbar/"/>
  <manifest:file-entry manifest:media-type="" manifest:full-path="Object 115/Configurations2/floater/"/>
  <manifest:file-entry manifest:media-type="" manifest:full-path="Object 115/Configurations2/popupmenu/"/>
  <manifest:file-entry manifest:media-type="" manifest:full-path="Object 115/Configurations2/progressbar/"/>
  <manifest:file-entry manifest:media-type="" manifest:full-path="Object 115/Configurations2/menubar/"/>
  <manifest:file-entry manifest:media-type="" manifest:full-path="Object 115/Configurations2/toolbar/"/>
  <manifest:file-entry manifest:media-type="" manifest:full-path="Object 115/Configurations2/images/Bitmaps/"/>
  <manifest:file-entry manifest:media-type="" manifest:full-path="Object 115/Configurations2/images/"/>
  <manifest:file-entry manifest:media-type="application/vnd.sun.xml.ui.configuration" manifest:full-path="Object 115/Configurations2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application/vnd.sun.star.oleobject" manifest:full-path="Object 116"/>
  <manifest:file-entry manifest:media-type="application/vnd.sun.star.oleobject" manifest:full-path="Object 117"/>
  <manifest:file-entry manifest:media-type="" manifest:full-path="Object 118/Configurations2/statusbar/"/>
  <manifest:file-entry manifest:media-type="" manifest:full-path="Object 118/Configurations2/floater/"/>
  <manifest:file-entry manifest:media-type="" manifest:full-path="Object 118/Configurations2/popupmenu/"/>
  <manifest:file-entry manifest:media-type="" manifest:full-path="Object 118/Configurations2/progressbar/"/>
  <manifest:file-entry manifest:media-type="" manifest:full-path="Object 118/Configurations2/menubar/"/>
  <manifest:file-entry manifest:media-type="" manifest:full-path="Object 118/Configurations2/toolbar/"/>
  <manifest:file-entry manifest:media-type="" manifest:full-path="Object 118/Configurations2/images/Bitmaps/"/>
  <manifest:file-entry manifest:media-type="" manifest:full-path="Object 118/Configurations2/images/"/>
  <manifest:file-entry manifest:media-type="application/vnd.sun.xml.ui.configuration" manifest:full-path="Object 118/Configurations2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application/vnd.sun.star.oleobject" manifest:full-path="Object 119"/>
  <manifest:file-entry manifest:media-type="" manifest:full-path="Object 70/Configurations2/statusba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statusba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statusba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progressbar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application/vnd.sun.star.oleobject" manifest:full-path="Object 73"/>
  <manifest:file-entry manifest:media-type="" manifest:full-path="Object 74/Configurations2/statusba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progressbar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statu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statusba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77/Configurations2/statusba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progressbar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application/vnd.sun.star.oleobject" manifest:full-path="Object 20"/>
  <manifest:file-entry manifest:media-type="" manifest:full-path="Object 78/Configurations2/statusba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progressbar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application/vnd.sun.star.oleobject" manifest:full-path="Object 21"/>
  <manifest:file-entry manifest:media-type="" manifest:full-path="Object 79/Configurations2/statusba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application/vnd.sun.star.oleobject" manifest:full-path="Object 22"/>
  <manifest:file-entry manifest:media-type="application/vnd.sun.star.oleobject" manifest:full-path="Object 23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application/vnd.sun.star.oleobject" manifest:full-path="Object 1"/>
  <manifest:file-entry manifest:media-type="" manifest:full-path="Object 120/Configurations2/statusbar/"/>
  <manifest:file-entry manifest:media-type="" manifest:full-path="Object 120/Configurations2/accelerator/current.xml"/>
  <manifest:file-entry manifest:media-type="" manifest:full-path="Object 120/Configurations2/accelerator/"/>
  <manifest:file-entry manifest:media-type="" manifest:full-path="Object 120/Configurations2/floater/"/>
  <manifest:file-entry manifest:media-type="" manifest:full-path="Object 120/Configurations2/popupmenu/"/>
  <manifest:file-entry manifest:media-type="" manifest:full-path="Object 120/Configurations2/progressbar/"/>
  <manifest:file-entry manifest:media-type="" manifest:full-path="Object 120/Configurations2/menubar/"/>
  <manifest:file-entry manifest:media-type="" manifest:full-path="Object 120/Configurations2/toolbar/"/>
  <manifest:file-entry manifest:media-type="" manifest:full-path="Object 120/Configurations2/images/Bitmaps/"/>
  <manifest:file-entry manifest:media-type="" manifest:full-path="Object 120/Configurations2/images/"/>
  <manifest:file-entry manifest:media-type="application/vnd.sun.xml.ui.configuration" manifest:full-path="Object 120/Configurations2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application/vnd.sun.star.oleobject" manifest:full-path="Object 2"/>
  <manifest:file-entry manifest:media-type="" manifest:full-path="Object 121/Configurations2/statusbar/"/>
  <manifest:file-entry manifest:media-type="" manifest:full-path="Object 121/Configurations2/floater/"/>
  <manifest:file-entry manifest:media-type="" manifest:full-path="Object 121/Configurations2/popupmenu/"/>
  <manifest:file-entry manifest:media-type="" manifest:full-path="Object 121/Configurations2/progressbar/"/>
  <manifest:file-entry manifest:media-type="" manifest:full-path="Object 121/Configurations2/menubar/"/>
  <manifest:file-entry manifest:media-type="" manifest:full-path="Object 121/Configurations2/toolbar/"/>
  <manifest:file-entry manifest:media-type="" manifest:full-path="Object 121/Configurations2/images/Bitmaps/"/>
  <manifest:file-entry manifest:media-type="" manifest:full-path="Object 121/Configurations2/images/"/>
  <manifest:file-entry manifest:media-type="application/vnd.sun.xml.ui.configuration" manifest:full-path="Object 121/Configurations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application/vnd.sun.star.oleobject" manifest:full-path="Object 3"/>
  <manifest:file-entry manifest:media-type="application/vnd.sun.star.oleobject" manifest:full-path="Object 122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23/Configurations2/statusbar/"/>
  <manifest:file-entry manifest:media-type="" manifest:full-path="Object 123/Configurations2/floater/"/>
  <manifest:file-entry manifest:media-type="" manifest:full-path="Object 123/Configurations2/popupmenu/"/>
  <manifest:file-entry manifest:media-type="" manifest:full-path="Object 123/Configurations2/progressbar/"/>
  <manifest:file-entry manifest:media-type="" manifest:full-path="Object 123/Configurations2/menubar/"/>
  <manifest:file-entry manifest:media-type="" manifest:full-path="Object 123/Configurations2/toolbar/"/>
  <manifest:file-entry manifest:media-type="" manifest:full-path="Object 123/Configurations2/images/Bitmaps/"/>
  <manifest:file-entry manifest:media-type="" manifest:full-path="Object 123/Configurations2/images/"/>
  <manifest:file-entry manifest:media-type="application/vnd.sun.xml.ui.configuration" manifest:full-path="Object 123/Configurations2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application/vnd.sun.star.oleobject" manifest:full-path="Object 124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25/Configurations2/statusbar/"/>
  <manifest:file-entry manifest:media-type="" manifest:full-path="Object 125/Configurations2/floater/"/>
  <manifest:file-entry manifest:media-type="" manifest:full-path="Object 125/Configurations2/popupmenu/"/>
  <manifest:file-entry manifest:media-type="" manifest:full-path="Object 125/Configurations2/progressbar/"/>
  <manifest:file-entry manifest:media-type="" manifest:full-path="Object 125/Configurations2/menubar/"/>
  <manifest:file-entry manifest:media-type="" manifest:full-path="Object 125/Configurations2/toolbar/"/>
  <manifest:file-entry manifest:media-type="" manifest:full-path="Object 125/Configurations2/images/Bitmaps/"/>
  <manifest:file-entry manifest:media-type="" manifest:full-path="Object 125/Configurations2/images/"/>
  <manifest:file-entry manifest:media-type="application/vnd.sun.xml.ui.configuration" manifest:full-path="Object 125/Configurations2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6/Configurations2/statusbar/"/>
  <manifest:file-entry manifest:media-type="" manifest:full-path="Object 126/Configurations2/floater/"/>
  <manifest:file-entry manifest:media-type="" manifest:full-path="Object 126/Configurations2/popupmenu/"/>
  <manifest:file-entry manifest:media-type="" manifest:full-path="Object 126/Configurations2/progressbar/"/>
  <manifest:file-entry manifest:media-type="" manifest:full-path="Object 126/Configurations2/menubar/"/>
  <manifest:file-entry manifest:media-type="" manifest:full-path="Object 126/Configurations2/toolbar/"/>
  <manifest:file-entry manifest:media-type="" manifest:full-path="Object 126/Configurations2/images/Bitmaps/"/>
  <manifest:file-entry manifest:media-type="" manifest:full-path="Object 126/Configurations2/images/"/>
  <manifest:file-entry manifest:media-type="application/vnd.sun.xml.ui.configuration" manifest:full-path="Object 126/Configurations2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7/Configurations2/statusbar/"/>
  <manifest:file-entry manifest:media-type="" manifest:full-path="Object 127/Configurations2/floater/"/>
  <manifest:file-entry manifest:media-type="" manifest:full-path="Object 127/Configurations2/popupmenu/"/>
  <manifest:file-entry manifest:media-type="" manifest:full-path="Object 127/Configurations2/progressbar/"/>
  <manifest:file-entry manifest:media-type="" manifest:full-path="Object 127/Configurations2/menubar/"/>
  <manifest:file-entry manifest:media-type="" manifest:full-path="Object 127/Configurations2/toolbar/"/>
  <manifest:file-entry manifest:media-type="" manifest:full-path="Object 127/Configurations2/images/Bitmaps/"/>
  <manifest:file-entry manifest:media-type="" manifest:full-path="Object 127/Configurations2/images/"/>
  <manifest:file-entry manifest:media-type="application/vnd.sun.xml.ui.configuration" manifest:full-path="Object 127/Configurations2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28/Configurations2/statusbar/"/>
  <manifest:file-entry manifest:media-type="" manifest:full-path="Object 128/Configurations2/floater/"/>
  <manifest:file-entry manifest:media-type="" manifest:full-path="Object 128/Configurations2/popupmenu/"/>
  <manifest:file-entry manifest:media-type="" manifest:full-path="Object 128/Configurations2/progressbar/"/>
  <manifest:file-entry manifest:media-type="" manifest:full-path="Object 128/Configurations2/menubar/"/>
  <manifest:file-entry manifest:media-type="" manifest:full-path="Object 128/Configurations2/toolbar/"/>
  <manifest:file-entry manifest:media-type="" manifest:full-path="Object 128/Configurations2/images/Bitmaps/"/>
  <manifest:file-entry manifest:media-type="" manifest:full-path="Object 128/Configurations2/images/"/>
  <manifest:file-entry manifest:media-type="application/vnd.sun.xml.ui.configuration" manifest:full-path="Object 128/Configurations2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" manifest:full-path="Object 129/Configurations2/statusbar/"/>
  <manifest:file-entry manifest:media-type="" manifest:full-path="Object 129/Configurations2/floater/"/>
  <manifest:file-entry manifest:media-type="" manifest:full-path="Object 129/Configurations2/popupmenu/"/>
  <manifest:file-entry manifest:media-type="" manifest:full-path="Object 129/Configurations2/progressbar/"/>
  <manifest:file-entry manifest:media-type="" manifest:full-path="Object 129/Configurations2/menubar/"/>
  <manifest:file-entry manifest:media-type="" manifest:full-path="Object 129/Configurations2/toolbar/"/>
  <manifest:file-entry manifest:media-type="" manifest:full-path="Object 129/Configurations2/images/Bitmaps/"/>
  <manifest:file-entry manifest:media-type="" manifest:full-path="Object 129/Configurations2/images/"/>
  <manifest:file-entry manifest:media-type="application/vnd.sun.xml.ui.configuration" manifest:full-path="Object 129/Configurations2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text/xml" manifest:full-path="meta.xml"/>
  <manifest:file-entry manifest:media-type="" manifest:full-path="Object 80/Configurations2/statusba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progressbar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81/Configurations2/statusba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progressbar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82/Configurations2/statusba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progressbar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83/Configurations2/statusba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progressbar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84/Configurations2/statusba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progressbar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85/Configurations2/statusba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progressbar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Thumbnails/thumbnail.png"/>
  <manifest:file-entry manifest:media-type="" manifest:full-path="Thumbnails/"/>
  <manifest:file-entry manifest:media-type="" manifest:full-path="Object 86/Configurations2/statusba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progressbar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application/vnd.sun.star.oleobject" manifest:full-path="Object 87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8/Configurations2/statusba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progressbar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89/Configurations2/statusba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progressbar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David" svg:font-family="David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944cm" table:align="right" style:writing-mode="rl-tb"/>
    </style:style>
    <style:style style:name="Table1.A" style:family="table-column">
      <style:table-column-properties style:column-width="8.752cm"/>
    </style:style>
    <style:style style:name="Table1.B" style:family="table-column">
      <style:table-column-properties style:column-width="6.19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rl-tb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end" style:justify-single-word="false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line-height="150%" fo:text-align="justify" style:justify-single-word="false" style:snap-to-layout-grid="false">
        <style:tab-stops>
          <style:tab-stop style:position="9.899cm"/>
          <style:tab-stop style:position="14.15cm"/>
        </style:tab-stops>
      </style:paragraph-properties>
    </style:style>
    <style:style style:name="P6" style:family="paragraph" style:parent-style-name="Standard">
      <style:paragraph-properties fo:line-height="120%" fo:text-align="justify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David" fo:font-style="normal" style:font-style-asian="normal" style:font-name-complex="David" style:font-style-complex="normal"/>
    </style:style>
    <style:style style:name="P9" style:family="paragraph" style:parent-style-name="Standard">
      <style:paragraph-properties fo:line-height="150%" fo:text-align="end" style:justify-single-word="false"/>
      <style:text-properties style:font-name="David" fo:font-style="normal" style:font-style-asian="normal" style:font-name-complex="David" style:font-style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David" fo:font-style="normal" style:font-style-asian="normal" style:font-name-complex="David" style:font-style-complex="normal"/>
    </style:style>
    <style:style style:name="P11" style:family="paragraph" style:parent-style-name="Standard">
      <style:paragraph-properties fo:line-height="200%" fo:text-align="end" style:justify-single-word="false"/>
      <style:text-properties style:font-name="David" fo:font-style="normal" style:font-style-asian="normal" style:font-name-complex="David" style:font-style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David" fo:font-style="normal" fo:font-weight="bold" style:font-style-asian="normal" style:font-weight-asian="bold" style:font-name-complex="David" style:font-style-complex="normal" style:font-weight-complex="bold"/>
    </style:style>
    <style:style style:name="P13" style:family="paragraph" style:parent-style-name="Standard">
      <style:paragraph-properties fo:line-height="150%" fo:text-align="end" style:justify-single-word="false"/>
      <style:text-properties style:font-name="David" fo:font-style="normal" fo:font-weight="bold" style:font-style-asian="normal" style:font-weight-asian="bold" style:font-name-complex="David" style:font-style-complex="normal" style:font-weight-complex="bold"/>
    </style:style>
    <style:style style:name="P14" style:family="paragraph" style:parent-style-name="Standard">
      <style:paragraph-properties fo:line-height="150%" fo:text-align="end" style:justify-single-word="false"/>
      <style:text-properties style:font-name="David" fo:font-style="normal" fo:font-weight="bold" style:font-style-asian="normal" style:font-weight-asian="bold" style:font-name-complex="David" style:font-size-complex="13pt" style:font-style-complex="normal" style:font-weight-complex="bold"/>
    </style:style>
    <style:style style:name="P15" style:family="paragraph" style:parent-style-name="Standard">
      <style:paragraph-properties fo:line-height="150%" fo:text-align="end" style:justify-single-word="false"/>
      <style:text-properties style:font-name="David" fo:font-style="normal" style:text-underline-style="solid" style:text-underline-width="auto" style:text-underline-color="font-color" style:font-style-asian="normal" style:font-name-complex="David" style:font-style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text-underline-style="solid" style:text-underline-width="auto" style:text-underline-color="font-color"/>
    </style:style>
    <style:style style:name="P17" style:family="paragraph" style:parent-style-name="Standard">
      <style:paragraph-properties fo:margin-left="0cm" fo:margin-right="0cm" fo:line-height="150%" fo:text-align="end" style:justify-single-word="false" fo:text-indent="0cm" style:auto-text-indent="false">
        <style:tab-stops>
          <style:tab-stop style:position="10.195cm"/>
          <style:tab-stop style:position="14.446cm"/>
        </style:tab-stops>
      </style:paragraph-properties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0.049cm"/>
          <style:tab-stop style:position="14.3cm"/>
        </style:tab-stops>
      </style:paragraph-properties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10.047cm"/>
          <style:tab-stop style:position="14.298cm"/>
        </style:tab-stops>
      </style:paragraph-properties>
      <style:text-properties style:font-name="David" fo:font-style="normal" style:font-style-asian="normal" style:font-name-complex="David" style:font-style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David" fo:font-style="normal" style:font-style-asian="normal" style:font-name-complex="David" style:font-style-complex="normal"/>
    </style:style>
    <style:style style:name="P22" style:family="paragraph" style:parent-style-name="Standard">
      <style:paragraph-properties fo:margin-left="0cm" fo:margin-right="0cm" fo:line-height="150%" fo:text-align="end" style:justify-single-word="false" fo:text-indent="0cm" style:auto-text-indent="false" style:writing-mode="rl-tb"/>
      <style:text-properties style:font-name="David" fo:font-style="normal" fo:font-weight="normal" style:font-style-asian="normal" style:font-weight-asian="normal" style:font-name-complex="David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end" style:justify-single-word="false" fo:text-indent="0cm" style:auto-text-indent="false" style:writing-mode="rl-tb"/>
      <style:text-properties style:font-name="David" fo:font-style="normal" fo:font-weight="bold" style:font-style-asian="normal" style:font-weight-asian="bold" style:font-name-complex="David" style:font-style-complex="normal" style:font-weight-complex="bold"/>
    </style:style>
    <style:style style:name="P24" style:family="paragraph" style:parent-style-name="Standard">
      <style:paragraph-properties fo:margin-left="0cm" fo:margin-right="0cm" fo:line-height="150%" fo:text-align="end" style:justify-single-word="false" fo:text-indent="0cm" style:auto-text-indent="false" style:writing-mode="rl-tb"/>
      <style:text-properties style:font-name="David" fo:font-size="12pt" fo:font-style="normal" fo:font-weight="bold" style:font-size-asian="12pt" style:font-style-asian="normal" style:font-weight-asian="bold" style:font-name-complex="David" style:font-size-complex="12pt" style:language-complex="he" style:country-complex="IL" style:font-style-complex="normal" style:font-weight-complex="bold"/>
    </style:style>
    <style:style style:name="P25" style:family="paragraph" style:parent-style-name="Standard">
      <style:paragraph-properties fo:margin-left="0cm" fo:margin-right="0cm" fo:line-height="150%" fo:text-align="end" style:justify-single-word="false" fo:text-indent="0cm" style:auto-text-indent="false" style:writing-mode="rl-tb"/>
      <style:text-properties fo:font-weight="bold" style:font-weight-asian="bold" style:font-weight-complex="bold"/>
    </style:style>
    <style:style style:name="P26" style:family="paragraph" style:parent-style-name="Standard">
      <style:paragraph-properties fo:margin-left="0cm" fo:margin-right="0cm" fo:line-height="150%" fo:text-align="end" style:justify-single-word="false" fo:text-indent="0cm" style:auto-text-indent="false" style:writing-mode="rl-tb"/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style:font-name="David" fo:font-style="normal" fo:font-weight="normal" style:font-style-asian="normal" style:font-weight-asian="normal" style:font-name-complex="David" style:font-style-complex="normal" style:font-weight-complex="normal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style:font-name="David" fo:font-style="normal" fo:font-weight="bold" style:font-style-asian="normal" style:font-weight-asian="bold" style:font-name-complex="David" style:font-style-complex="normal" style:font-weight-complex="bold"/>
    </style:style>
    <style:style style:name="P29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style:font-name="David" fo:font-size="12pt" fo:font-style="normal" fo:font-weight="bold" style:font-size-asian="12pt" style:font-style-asian="normal" style:font-weight-asian="bold" style:font-name-complex="David" style:font-size-complex="12pt" style:language-complex="he" style:country-complex="IL" style:font-style-complex="normal" style:font-weight-complex="bold"/>
    </style:style>
    <style:style style:name="P30" style:family="paragraph" style:parent-style-name="Standard">
      <style:paragraph-properties fo:line-height="150%" fo:text-align="start" style:justify-single-word="false" style:writing-mode="lr-tb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style:font-name="David" fo:font-style="normal" style:font-style-asian="normal" style:font-name-complex="David" style:font-style-complex="normal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style:font-name="David" fo:font-style="normal" style:font-style-asian="normal" style:font-name-complex="David" style:font-style-complex="normal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style:font-name="David" fo:font-style="normal" fo:font-weight="normal" style:font-style-asian="normal" style:font-weight-asian="normal" style:font-name-complex="David" style:font-style-complex="normal" style:font-weight-complex="normal"/>
    </style:style>
    <style:style style:name="P34" style:family="paragraph" style:parent-style-name="Standard">
      <style:paragraph-properties fo:line-height="150%" fo:text-align="end" style:justify-single-word="false" style:writing-mode="rl-tb"/>
    </style:style>
    <style:style style:name="P35" style:family="paragraph" style:parent-style-name="Standard">
      <style:paragraph-properties fo:line-height="150%" fo:text-align="end" style:justify-single-word="false" style:writing-mode="rl-tb"/>
      <style:text-properties style:font-name="David" fo:font-style="normal" style:font-style-asian="normal" style:font-name-complex="David" style:font-style-complex="normal"/>
    </style:style>
    <style:style style:name="P36" style:family="paragraph" style:parent-style-name="Standard">
      <style:paragraph-properties fo:line-height="200%" fo:text-align="end" style:justify-single-word="false" style:writing-mode="rl-tb"/>
      <style:text-properties style:font-name="David" fo:font-style="normal" style:font-style-asian="normal" style:font-name-complex="David" style:font-style-complex="normal"/>
    </style:style>
    <style:style style:name="P37" style:family="paragraph" style:parent-style-name="Standard">
      <style:paragraph-properties fo:line-height="150%" fo:text-align="end" style:justify-single-word="false" style:writing-mode="rl-tb"/>
      <style:text-properties style:font-name="David" fo:font-style="normal" fo:font-weight="normal" style:font-style-asian="normal" style:font-weight-asian="normal" style:font-name-complex="David" style:font-style-complex="normal" style:font-weight-complex="normal"/>
    </style:style>
    <style:style style:name="P38" style:family="paragraph" style:parent-style-name="Standard">
      <style:paragraph-properties fo:line-height="150%" fo:text-align="justify" style:justify-single-word="false" fo:break-before="page"/>
    </style:style>
    <style:style style:name="P39" style:family="paragraph" style:parent-style-name="Standard">
      <style:paragraph-properties fo:line-height="150%" fo:text-align="end" style:justify-single-word="false" fo:break-before="page"/>
    </style:style>
    <style:style style:name="P40" style:family="paragraph" style:parent-style-name="Standard">
      <style:paragraph-properties fo:margin-left="0cm" fo:margin-right="0cm" fo:line-height="150%" fo:text-align="end" style:justify-single-word="false" fo:text-indent="-0.501cm" style:auto-text-indent="false"/>
    </style:style>
    <style:style style:name="P41" style:family="paragraph" style:parent-style-name="Standard">
      <style:paragraph-properties fo:margin-left="-0.005cm" fo:margin-right="0cm" fo:line-height="150%" fo:text-align="end" style:justify-single-word="false" fo:text-indent="0cm" style:auto-text-indent="false"/>
      <style:text-properties fo:font-weight="bold" style:font-weight-asian="bold" style:font-weight-complex="bold"/>
    </style:style>
    <style:style style:name="P42" style:family="paragraph" style:parent-style-name="Standard">
      <style:paragraph-properties fo:margin-left="-0.005cm" fo:margin-right="0cm" fo:line-height="150%" fo:text-align="end" style:justify-single-word="false" fo:text-indent="0cm" style:auto-text-indent="false"/>
      <style:text-properties style:font-name="David" fo:font-size="16pt" fo:font-style="normal" fo:font-weight="bold" style:font-size-asian="16pt" style:font-style-asian="normal" style:font-weight-asian="bold" style:font-name-complex="David" style:font-size-complex="16pt" style:font-style-complex="normal" style:font-weight-complex="bold"/>
    </style:style>
    <style:style style:name="P43" style:family="paragraph" style:parent-style-name="Standard">
      <style:paragraph-properties fo:margin-left="-0.005cm" fo:margin-right="0cm" fo:line-height="150%" fo:text-align="end" style:justify-single-word="false" fo:text-indent="0cm" style:auto-text-indent="false"/>
      <style:text-properties style:font-name="David" fo:font-style="normal" fo:font-weight="bold" style:font-style-asian="normal" style:font-weight-asian="bold" style:font-name-complex="David" style:font-style-complex="normal" style:font-weight-complex="bold"/>
    </style:style>
    <style:style style:name="P44" style:family="paragraph" style:parent-style-name="Standard">
      <style:paragraph-properties fo:margin-left="-0.005cm" fo:margin-right="0cm" fo:line-height="150%" fo:text-align="start" style:justify-single-word="false" fo:text-indent="0cm" style:auto-text-indent="false" style:writing-mode="lr-tb"/>
      <style:text-properties fo:font-weight="bold" style:font-weight-asian="bold" style:font-weight-complex="bold"/>
    </style:style>
    <style:style style:name="P45" style:family="paragraph" style:parent-style-name="Standard">
      <style:paragraph-properties fo:margin-left="-0.005cm" fo:margin-right="0cm" fo:line-height="150%" fo:text-align="start" style:justify-single-word="false" fo:text-indent="0cm" style:auto-text-indent="false" style:writing-mode="lr-tb"/>
      <style:text-properties style:font-name="David" fo:font-size="12pt" fo:font-style="normal" fo:font-weight="bold" style:font-size-asian="12pt" style:font-style-asian="normal" style:font-weight-asian="bold" style:font-name-complex="David" style:font-size-complex="12pt" style:font-style-complex="normal" style:font-weight-complex="bold"/>
    </style:style>
    <style:style style:name="P46" style:family="paragraph" style:parent-style-name="Standard">
      <style:paragraph-properties fo:margin-left="-0.005cm" fo:margin-right="0cm" fo:line-height="150%" fo:text-align="start" style:justify-single-word="false" fo:text-indent="0cm" style:auto-text-indent="false" style:writing-mode="lr-tb"/>
      <style:text-properties style:font-name="David" fo:font-size="12pt" fo:font-style="normal" fo:font-weight="bold" style:font-size-asian="12pt" style:font-style-asian="normal" style:font-weight-asian="bold" style:font-name-complex="David" style:font-size-complex="12pt" style:language-complex="he" style:country-complex="IL" style:font-style-complex="normal" style:font-weight-complex="bold"/>
    </style:style>
    <style:style style:name="P47" style:family="paragraph" style:parent-style-name="Standard">
      <style:paragraph-properties fo:margin-left="-0.005cm" fo:margin-right="0cm" fo:line-height="150%" fo:text-align="start" style:justify-single-word="false" fo:text-indent="0cm" style:auto-text-indent="false" style:writing-mode="lr-tb"/>
      <style:text-properties style:font-name="David" fo:font-size="16pt" fo:font-style="normal" fo:font-weight="bold" style:font-size-asian="16pt" style:font-style-asian="normal" style:font-weight-asian="bold" style:font-name-complex="David" style:font-size-complex="16pt" style:font-style-complex="normal" style:font-weight-complex="bold"/>
    </style:style>
    <style:style style:name="P48" style:family="paragraph" style:parent-style-name="Standard">
      <style:paragraph-properties fo:margin-left="-0.005cm" fo:margin-right="0cm" fo:line-height="150%" fo:text-align="end" style:justify-single-word="false" fo:text-indent="0cm" style:auto-text-indent="false" style:writing-mode="rl-tb"/>
      <style:text-properties fo:font-size="12pt" fo:font-weight="bold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left="-0.005cm" fo:margin-right="0cm" fo:line-height="150%" fo:text-align="end" style:justify-single-word="false" fo:text-indent="0cm" style:auto-text-indent="false" style:writing-mode="rl-tb"/>
      <style:text-properties style:font-name="David" fo:font-size="16pt" fo:font-style="normal" fo:font-weight="bold" style:font-size-asian="16pt" style:font-style-asian="normal" style:font-weight-asian="bold" style:font-name-complex="David" style:font-size-complex="16pt" style:font-style-complex="normal" style:font-weight-complex="bold"/>
    </style:style>
    <style:style style:name="P50" style:family="paragraph" style:parent-style-name="Standard">
      <style:paragraph-properties fo:margin-left="-0.005cm" fo:margin-right="0cm" fo:line-height="150%" fo:text-align="end" style:justify-single-word="false" fo:text-indent="0cm" style:auto-text-indent="false" style:writing-mode="rl-tb"/>
      <style:text-properties style:font-name="David" fo:font-size="16pt" fo:font-style="normal" fo:font-weight="bold" style:font-size-asian="16pt" style:font-style-asian="normal" style:font-weight-asian="bold" style:font-name-complex="David" style:font-size-complex="16pt" style:language-complex="he" style:country-complex="IL" style:font-style-complex="normal" style:font-weight-complex="bold"/>
    </style:style>
    <style:style style:name="P51" style:family="paragraph" style:parent-style-name="Standard">
      <style:paragraph-properties fo:margin-left="-0.005cm" fo:margin-right="0cm" fo:line-height="150%" fo:text-align="end" style:justify-single-word="false" fo:text-indent="0cm" style:auto-text-indent="false" style:writing-mode="rl-tb"/>
      <style:text-properties style:font-name="David" fo:font-size="12pt" fo:font-style="normal" fo:font-weight="normal" style:font-size-asian="12pt" style:font-style-asian="normal" style:font-weight-asian="normal" style:font-name-complex="David" style:font-size-complex="12pt" style:font-style-complex="normal" style:font-weight-complex="normal"/>
    </style:style>
    <style:style style:name="P52" style:family="paragraph" style:parent-style-name="Standard">
      <style:paragraph-properties fo:margin-left="-0.005cm" fo:margin-right="0cm" fo:line-height="150%" fo:text-align="end" style:justify-single-word="false" fo:text-indent="0cm" style:auto-text-indent="false" style:writing-mode="rl-tb"/>
      <style:text-properties style:font-name="David" fo:font-size="12pt" fo:font-style="normal" fo:font-weight="bold" style:font-size-asian="12pt" style:font-style-asian="normal" style:font-weight-asian="bold" style:font-name-complex="David" style:font-size-complex="12pt" style:language-complex="he" style:country-complex="IL" style:font-style-complex="normal" style:font-weight-complex="bold"/>
    </style:style>
    <style:style style:name="P53" style:family="paragraph" style:parent-style-name="Standard">
      <style:paragraph-properties fo:margin-left="-0.005cm" fo:margin-right="0cm" fo:margin-top="0.212cm" fo:margin-bottom="0cm" fo:line-height="150%" fo:text-align="end" style:justify-single-word="false" fo:text-indent="0cm" style:auto-text-indent="false"/>
      <style:text-properties style:font-name="David" fo:font-size="16pt" fo:font-style="normal" fo:font-weight="bold" style:font-size-asian="16pt" style:font-style-asian="normal" style:font-weight-asian="bold" style:font-name-complex="David" style:font-size-complex="16pt" style:font-style-complex="normal" style:font-weight-complex="bold"/>
    </style:style>
    <style:style style:name="P54" style:family="paragraph" style:parent-style-name="Standard">
      <style:paragraph-properties fo:margin-top="0.212cm" fo:margin-bottom="0cm" fo:line-height="150%" fo:text-align="end" style:justify-single-word="false"/>
      <style:text-properties style:font-name="David" fo:font-style="normal" style:font-style-asian="normal" style:font-name-complex="David" style:font-style-complex="normal"/>
    </style:style>
    <style:style style:name="P55" style:family="paragraph" style:parent-style-name="Standard">
      <style:paragraph-properties fo:margin-top="0.212cm" fo:margin-bottom="0cm" fo:line-height="150%" fo:text-align="end" style:justify-single-word="false"/>
    </style:style>
    <style:style style:name="P56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7">
        <style:tab-stops>
          <style:tab-stop style:position="10.047cm"/>
          <style:tab-stop style:position="14.298cm"/>
        </style:tab-stops>
      </style:paragraph-properties>
    </style:style>
    <style:style style:name="P57" style:family="paragraph" style:parent-style-name="Standard" style:list-style-name="WW8Num2">
      <style:paragraph-properties fo:margin-left="0cm" fo:margin-right="0cm" fo:line-height="120%" fo:text-align="justify" style:justify-single-word="false" fo:orphans="0" fo:widows="0" fo:text-indent="-0.7cm" style:auto-text-indent="false" fo:keep-with-next="always" style:text-autospace="none">
        <style:tab-stops>
          <style:tab-stop style:position="1.7cm"/>
        </style:tab-stops>
      </style:paragraph-properties>
      <style:text-properties style:font-name="David" fo:font-size="12pt" style:font-size-asian="12pt"/>
    </style:style>
    <style:style style:name="P58" style:family="paragraph" style:parent-style-name="Standard" style:list-style-name="WW8Num2">
      <style:paragraph-properties fo:margin-left="0cm" fo:margin-right="0cm" fo:line-height="120%" fo:text-align="justify" style:justify-single-word="false" fo:orphans="0" fo:widows="0" fo:text-indent="-0.7cm" style:auto-text-indent="false" fo:keep-with-next="always" style:text-autospace="none">
        <style:tab-stops>
          <style:tab-stop style:position="1.7cm"/>
        </style:tab-stops>
      </style:paragraph-properties>
    </style:style>
    <style:style style:name="P59" style:family="paragraph" style:parent-style-name="Heading_20_1">
      <style:paragraph-properties fo:margin-left="0cm" fo:margin-right="0.762cm" fo:margin-top="0cm" fo:margin-bottom="0cm" fo:line-height="150%" fo:text-align="end" style:justify-single-word="false" fo:text-indent="-0.762cm" style:auto-text-indent="false"/>
      <style:text-properties style:font-name="David" fo:language="zxx" fo:country="none" fo:font-style="normal" style:language-asian="zxx" style:country-asian="none" style:font-style-asian="normal" style:font-name-complex="David" style:font-size-complex="12pt" style:font-style-complex="normal"/>
    </style:style>
    <style:style style:name="P60" style:family="paragraph" style:parent-style-name="Heading_20_1">
      <style:paragraph-properties fo:margin-left="0cm" fo:margin-right="0.762cm" fo:margin-top="0cm" fo:margin-bottom="0cm" fo:line-height="150%" fo:text-align="end" style:justify-single-word="false" fo:text-indent="-0.762cm" style:auto-text-indent="false"/>
      <style:text-properties style:font-name="David" fo:font-style="normal" style:font-style-asian="normal" style:font-name-complex="David" style:font-size-complex="12pt" style:font-style-complex="normal"/>
    </style:style>
    <style:style style:name="P61" style:family="paragraph" style:parent-style-name="Heading_20_1">
      <style:paragraph-properties fo:margin-left="0cm" fo:margin-right="0.762cm" fo:margin-top="0cm" fo:margin-bottom="0cm" fo:text-align="end" style:justify-single-word="false" fo:text-indent="-0.762cm" style:auto-text-indent="false"/>
      <style:text-properties style:font-name="David" fo:font-style="normal" style:font-style-asian="normal" style:font-name-complex="David" style:font-size-complex="12pt" style:font-style-complex="normal"/>
    </style:style>
    <style:style style:name="T1" style:family="text">
      <style:text-properties style:font-name="David" fo:font-style="normal" style:font-style-asian="normal" style:font-name-complex="David" style:font-style-complex="normal"/>
    </style:style>
    <style:style style:name="T2" style:family="text">
      <style:text-properties style:font-name="David" fo:font-style="normal" style:font-style-asian="normal" style:font-name-complex="David" style:language-complex="he" style:country-complex="IL" style:font-style-complex="normal"/>
    </style:style>
    <style:style style:name="T3" style:family="text">
      <style:text-properties style:font-name="David" fo:font-style="normal" fo:font-weight="bold" style:font-style-asian="normal" style:font-weight-asian="bold" style:font-name-complex="David" style:font-size-complex="30pt" style:font-style-complex="normal" style:font-weight-complex="bold"/>
    </style:style>
    <style:style style:name="T4" style:family="text">
      <style:text-properties style:font-name="David" fo:font-style="normal" fo:font-weight="bold" style:font-style-asian="normal" style:font-weight-asian="bold" style:font-name-complex="David" style:font-style-complex="normal" style:font-weight-complex="bold"/>
    </style:style>
    <style:style style:name="T5" style:family="text">
      <style:text-properties style:font-name="David" fo:font-style="normal" fo:font-weight="bold" style:font-style-asian="normal" style:font-weight-asian="bold" style:font-name-complex="David" style:font-size-complex="13pt" style:font-style-complex="normal" style:font-weight-complex="bold"/>
    </style:style>
    <style:style style:name="T6" style:family="text">
      <style:text-properties style:font-name="David" fo:font-style="normal" fo:font-weight="bold" style:font-style-asian="normal" style:font-weight-asian="bold" style:font-name-complex="David" style:language-complex="he" style:country-complex="IL" style:font-style-complex="normal" style:font-weight-complex="bold"/>
    </style:style>
    <style:style style:name="T7" style:family="text">
      <style:text-properties style:font-name="David" fo:font-style="normal" style:text-underline-style="solid" style:text-underline-width="auto" style:text-underline-color="font-color" style:font-style-asian="normal" style:font-name-complex="David" style:font-style-complex="normal"/>
    </style:style>
    <style:style style:name="T8" style:family="text">
      <style:text-properties style:font-name="David" fo:font-style="normal" style:text-underline-style="solid" style:text-underline-width="auto" style:text-underline-color="font-color" fo:font-weight="bold" style:font-style-asian="normal" style:font-weight-asian="bold" style:font-name-complex="David" style:font-style-complex="normal" style:font-weight-complex="bold"/>
    </style:style>
    <style:style style:name="T9" style:family="text">
      <style:text-properties style:font-name="David" fo:font-style="normal" style:text-underline-style="solid" style:text-underline-width="auto" style:text-underline-color="font-color" fo:font-weight="bold" style:font-style-asian="normal" style:font-weight-asian="bold" style:font-name-complex="David" style:language-complex="he" style:country-complex="IL" style:font-style-complex="normal" style:font-weight-complex="bold"/>
    </style:style>
    <style:style style:name="T10" style:family="text">
      <style:text-properties style:font-name="David" fo:font-style="normal" fo:font-weight="normal" style:font-style-asian="normal" style:font-weight-asian="normal" style:font-name-complex="David" style:font-style-complex="normal" style:font-weight-complex="normal"/>
    </style:style>
    <style:style style:name="T11" style:family="text">
      <style:text-properties style:font-name="David" fo:font-style="normal" style:text-underline-style="none" style:font-style-asian="normal" style:font-name-complex="David" style:font-style-complex="normal"/>
    </style:style>
    <style:style style:name="T12" style:family="text">
      <style:text-properties style:font-name="David" fo:font-size="26pt" fo:font-style="normal" fo:font-weight="bold" style:font-size-asian="26pt" style:font-style-asian="normal" style:font-weight-asian="bold" style:font-name-complex="David" style:font-size-complex="26pt" style:font-style-complex="normal" style:font-weight-complex="bold"/>
    </style:style>
    <style:style style:name="T13" style:family="text">
      <style:text-properties style:font-name="David" fo:font-size="12pt" style:font-size-asian="1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2pt" style:font-size-asian="12pt"/>
    </style:style>
    <style:style style:name="T16" style:family="text">
      <style:text-properties fo:font-size="12pt" fo:font-weight="bold" style:font-size-asian="12pt" style:font-weight-asian="bold" style:font-weight-complex="bold"/>
    </style:style>
    <style:style style:name="T17" style:family="text"/>
    <style:style style:name="fr1" style:family="graphic" style:parent-style-name="Frame">
      <style:graphic-properties fo:margin-left="0.319cm" fo:margin-right="0.319cm" fo:margin-top="0.254cm" fo:margin-bottom="0.254cm" style:wrap="parallel" style:number-wrapped-paragraphs="no-limit" style:vertical-pos="from-top" style:vertical-rel="page-content" style:horizontal-pos="from-left" style:horizontal-rel="page-content" fo:background-color="#ffffff" style:background-transparency="100%" fo:padding-left="0.06cm" fo:padding-right="0.36cm" fo:padding-top="0cm" fo:padding-bottom="0cm" fo:border="0.035cm solid #000000">
        <style:background-image/>
      </style:graphic-properties>
    </style:style>
    <style:style style:name="fr2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ole-draw-aspect="1" draw:visible-area-top="0cm" draw:visible-area-width="1.977cm" draw:visible-area-height="0.531cm">
        <style:background-image/>
      </style:graphic-properties>
    </style:style>
    <style:style style:name="fr3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ole-draw-aspect="1" draw:visible-area-top="0cm" draw:visible-area-width="1.802cm" draw:visible-area-height="0.532cm">
        <style:background-image/>
      </style:graphic-properties>
    </style:style>
    <style:style style:name="fr4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ole-draw-aspect="1" draw:visible-area-top="0cm" draw:visible-area-width="8.751cm" draw:visible-area-height="0.532cm">
        <style:background-image/>
      </style:graphic-properties>
    </style:style>
    <style:style style:name="fr5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ole-draw-aspect="1">
        <style:background-image/>
      </style:graphic-properties>
    </style:style>
    <style:style style:name="fr6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ole-draw-aspect="1" draw:visible-area-top="0cm" draw:visible-area-width="0.39cm" draw:visible-area-height="0.426cm">
        <style:background-image/>
      </style:graphic-properties>
    </style:style>
    <style:style style:name="fr7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ole-draw-aspect="1" draw:visible-area-top="0cm" draw:visible-area-width="2.543cm" draw:visible-area-height="0.567cm">
        <style:background-image/>
      </style:graphic-properties>
    </style:style>
    <style:style style:name="fr8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ole-draw-aspect="1" draw:visible-area-top="0cm" draw:visible-area-width="2.754cm" draw:visible-area-height="0.567cm">
        <style:background-image/>
      </style:graphic-properties>
    </style:style>
    <style:style style:name="fr9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ole-draw-aspect="1" draw:visible-area-top="0cm" draw:visible-area-width="2.543cm" draw:visible-area-height="0.532cm">
        <style:background-image/>
      </style:graphic-properties>
    </style:style>
    <style:style style:name="fr10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ole-draw-aspect="1" draw:visible-area-top="0cm" draw:visible-area-width="1.272cm" draw:visible-area-height="0.496cm">
        <style:background-image/>
      </style:graphic-properties>
    </style:style>
    <style:style style:name="fr11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ole-draw-aspect="1" draw:visible-area-top="0cm" draw:visible-area-width="5.188cm" draw:visible-area-height="0.567cm">
        <style:background-image/>
      </style:graphic-properties>
    </style:style>
    <style:style style:name="fr12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ole-draw-aspect="1" draw:visible-area-top="0cm" draw:visible-area-width="4.024cm" draw:visible-area-height="0.567cm">
        <style:background-image/>
      </style:graphic-properties>
    </style:style>
    <style:style style:name="fr13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ole-draw-aspect="1" draw:visible-area-top="0cm" draw:visible-area-width="2.012cm" draw:visible-area-height="0.461cm">
        <style:background-image/>
      </style:graphic-properties>
    </style:style>
    <style:style style:name="fr1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5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ole-draw-aspect="1" draw:visible-area-top="0cm" draw:visible-area-width="1.766cm" draw:visible-area-height="0.531cm">
        <style:background-image/>
      </style:graphic-properties>
    </style:style>
    <style:style style:name="fr16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ole-draw-aspect="1" draw:visible-area-top="0cm" draw:visible-area-width="2.506cm" draw:visible-area-height="0.531cm">
        <style:background-image/>
      </style:graphic-properties>
    </style:style>
    <style:style style:name="fr17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ole-draw-aspect="1" draw:visible-area-top="0cm" draw:visible-area-width="0.849cm" draw:visible-area-height="0.567cm">
        <style:background-image/>
      </style:graphic-properties>
    </style:style>
    <style:style style:name="fr18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ole-draw-aspect="1" draw:visible-area-top="0cm" draw:visible-area-width="1.202cm" draw:visible-area-height="0.567cm">
        <style:background-image/>
      </style:graphic-properties>
    </style:style>
    <style:style style:name="fr19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ole-draw-aspect="1" draw:visible-area-top="0cm" draw:visible-area-width="2.366cm" draw:visible-area-height="0.567cm">
        <style:background-image/>
      </style:graphic-properties>
    </style:style>
    <style:style style:name="fr20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ole-draw-aspect="1" draw:visible-area-top="0cm" draw:visible-area-width="2.825cm" draw:visible-area-height="0.532cm">
        <style:background-image/>
      </style:graphic-properties>
    </style:style>
    <style:style style:name="fr21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ole-draw-aspect="1" draw:visible-area-top="0cm" draw:visible-area-width="1.484cm" draw:visible-area-height="0.531cm">
        <style:background-image/>
      </style:graphic-properties>
    </style:style>
    <style:style style:name="fr22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ole-draw-aspect="1" draw:visible-area-top="0cm" draw:visible-area-width="4.129cm" draw:visible-area-height="1.095cm">
        <style:background-image/>
      </style:graphic-properties>
    </style:style>
    <style:style style:name="fr23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ole-draw-aspect="1" draw:visible-area-top="0cm" draw:visible-area-width="1.483cm" draw:visible-area-height="0.566cm">
        <style:background-image/>
      </style:graphic-properties>
    </style:style>
    <style:style style:name="fr24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ole-draw-aspect="1" draw:visible-area-top="0cm" draw:visible-area-width="1.801cm" draw:visible-area-height="0.566cm">
        <style:background-image/>
      </style:graphic-properties>
    </style:style>
    <style:style style:name="fr25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ole-draw-aspect="1" draw:visible-area-top="0cm" draw:visible-area-width="1.025cm" draw:visible-area-height="0.46cm">
        <style:background-image/>
      </style:graphic-properties>
    </style:style>
    <style:style style:name="fr26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ole-draw-aspect="1" draw:visible-area-top="0cm" draw:visible-area-width="1.025cm" draw:visible-area-height="0.495cm">
        <style:background-image/>
      </style:graphic-properties>
    </style:style>
    <style:style style:name="fr27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ole-draw-aspect="1" draw:visible-area-top="0cm" draw:visible-area-width="2.049cm" draw:visible-area-height="0.532cm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span text:style-name="T3">מטלת מנחה </text:span><text:span text:style-name="T3">(ממ"ן) <text:s/>12 </text:span></text:p>
      <text:p text:style-name="P17"><text:span text:style-name="T12">מגיש</text:span><text:span text:style-name="T12">: מקסים ווקסלר 303856983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<text:span text:style-name="T4">הקורס</text:span><text:span text:style-name="T4">: <text:s text:c="6"/>04101 - אשנב למתמטיקה</text:span></text:p>
      <text:p text:style-name="P19"><text:span text:style-name="T4">חומר הלימוד למטלה</text:span><text:span text:style-name="T1">: <text:s/></text:span><text:span text:style-name="T4">יחידות <text:s/>4,2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4">מספר השאלות</text:span><text:span text:style-name="T4">: <text:s text:c="2"/>3</text:span></text:p>
          </table:table-cell>
          <table:table-cell table:style-name="Table1.A1" office:value-type="string">
            <text:p text:style-name="P5"><text:span text:style-name="T4">משקל המטלה</text:span><text:span text:style-name="T4">: <text:s text:c="4"/>3 <text:s/>נקודות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4">סמסטר</text:span><text:span text:style-name="T4">: <text:s text:c="6"/>2009ג</text:span></text:p>
          </table:table-cell>
          <table:table-cell table:style-name="Table1.A1" office:value-type="string">
            <text:p text:style-name="P5"><text:span text:style-name="T4">מועד הגשה</text:span><text:span text:style-name="T4">: <text:s text:c="7"/>16.8.2009</text:span></text:p>
          </table:table-cell>
        </table:table-row>
      </table:table>
      <text:h text:style-name="P59" text:outline-level="1"><draw:frame draw:style-name="fr1" draw:name="Frame1" text:anchor-type="char" svg:x="0.307cm" svg:y="4.41cm" svg:width="13.007cm" svg:height="2.529cm" draw:z-index="64"><draw:text-box><text:p text:style-name="P6"><text:span text:style-name="T14">קיימות שתי חלופות להגשת מטלות</text:span><text:span text:style-name="T14">:</text:span></text:p><text:list xml:id="list43623911" text:style-name="WW8Num2"><text:list-item><text:p text:style-name="P57">שליחת מטלות באמצעות מערכת המטלות המקוונת באתר הבית של הקורס</text:p></text:list-item><text:list-item><text:p text:style-name="P58"><text:span text:style-name="T13">שליחת </text:span><text:span text:style-name="T15">מטלות באמצעות הדואר או הגשה ישירה למנחה במפגשי ההנחיה</text:span></text:p></text:list-item></text:list><text:p text:style-name="P7"><text:span text:style-name="T16">הסבר מפורט ב</text:span><text:span text:style-name="T16">"נוהל הגשת מטלות מנחה"</text:span></text:p></draw:text-box></draw:frame></text:h>
      <text:h text:style-name="P60" text:outline-level="1"/>
      <text:h text:style-name="P61" text:outline-level="1"/>
      <text:h text:style-name="P61" text:outline-level="1"/>
      <text:p text:style-name="P8"/>
      <text:p text:style-name="P8"/>
      <text:p text:style-name="P8"/>
      <text:p text:style-name="P8"/>
      <text:p text:style-name="P8"/>
      <text:p text:style-name="P12"/>
      <text:p text:style-name="P4"><text:span text:style-name="T4">שאלה </text:span><text:span text:style-name="T4">1</text:span><text:span text:style-name="T5"> </text:span><text:span text:style-name="T1"><text:s/>(30 נקודות)</text:span></text:p>
      <text:p text:style-name="P3"><text:span text:style-name="T1">א</text:span><text:span text:style-name="T1">.<text:tab/> יהיו </text:span><draw:frame draw:style-name="fr2" draw:name="Object1" text:anchor-type="as-char" svg:width="1.981cm" svg:height="0.527cm" draw:z-index="0"><draw:object-ole xlink:href="./Object 1" xlink:type="simple" xlink:show="embed" xlink:actuate="onLoad"/><draw:image xlink:href="./ObjectReplacements/Object 1" xlink:type="simple" xlink:show="embed" xlink:actuate="onLoad"/></draw:frame><text:span text:style-name="T1">, </text:span><draw:frame draw:style-name="fr3" draw:name="Object2" text:anchor-type="as-char" svg:width="1.799cm" svg:height="0.529cm" draw:z-index="1"><draw:object-ole xlink:href="./Object 2" xlink:type="simple" xlink:show="embed" xlink:actuate="onLoad"/><draw:image xlink:href="./ObjectReplacements/Object 2" xlink:type="simple" xlink:show="embed" xlink:actuate="onLoad"/></draw:frame><text:span text:style-name="T1">.<text:line-break/> <text:tab/>רשום את </text:span><draw:frame draw:style-name="fr4" draw:name="Object3" text:anchor-type="as-char" svg:width="8.754cm" svg:height="0.529cm" draw:z-index="2"><draw:object-ole xlink:href="./Object 3" xlink:type="simple" xlink:show="embed" xlink:actuate="onLoad"/><draw:image xlink:href="./ObjectReplacements/Object 3" xlink:type="simple" xlink:show="embed" xlink:actuate="onLoad"/></draw:frame><text:span text:style-name="T1"> בעזרת צומדיים.</text:span></text:p>
      <text:p text:style-name="P3"><text:span text:style-name="T7">תשובה</text:span><text:span text:style-name="T7">:</text:span></text:p>
      <text:p text:style-name="P30"><text:span text:style-name="T1">P(A) = </text:span><text:span text:style-name="T4">{<text:tab/></text:span><draw:frame draw:style-name="fr5" draw:name="Object4" text:anchor-type="as-char" svg:width="0.573cm" svg:height="0.467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1">, {1},<text:tab/>{{1}},<text:tab/><text:tab/>{1, {1}}<text:tab/><text:tab/></text:span><text:span text:style-name="T4">}</text:span></text:p>
      <text:p text:style-name="P30"><text:span text:style-name="T10">P(B) = </text:span><text:span text:style-name="T4">{</text:span><text:span text:style-name="T10"><text:tab/></text:span><draw:frame draw:style-name="fr5" draw:name="Object5" text:anchor-type="as-char" svg:width="0.573cm" svg:height="0.467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10">, {1},<text:tab/>{</text:span><draw:frame draw:style-name="fr5" draw:name="Object6" text:anchor-type="as-char" svg:width="0.573cm" svg:height="0.467cm" draw:z-index="5"><draw:object xlink:href="./Object 6" xlink:type="simple" xlink:show="embed" xlink:actuate="onLoad"/><draw:image xlink:href="./ObjectReplacements/Object 6" xlink:type="simple" xlink:show="embed" xlink:actuate="onLoad"/></draw:frame><text:span text:style-name="T10">},<text:tab/>{1, </text:span><draw:frame draw:style-name="fr5" draw:name="Object7" text:anchor-type="as-char" svg:width="0.573cm" svg:height="0.467cm" draw:z-index="6"><draw:object xlink:href="./Object 7" xlink:type="simple" xlink:show="embed" xlink:actuate="onLoad"/><draw:image xlink:href="./ObjectReplacements/Object 7" xlink:type="simple" xlink:show="embed" xlink:actuate="onLoad"/></draw:frame><text:span text:style-name="T10">}<text:tab/><text:tab/></text:span><text:span text:style-name="T4">}</text:span></text:p>
      <text:p text:style-name="P30"><text:span text:style-name="T10">P{A} \ P{B} = </text:span><text:span text:style-name="T4">{ <text:s/></text:span><text:span text:style-name="T10">{{1}}, {1, {1}}<text:tab/><text:tab/></text:span><text:span text:style-name="T4">}</text:span></text:p>
      <text:p text:style-name="P30"><text:span text:style-name="T10">P(B}\B = </text:span><text:span text:style-name="T4">{ </text:span><text:span text:style-name="T10"><text:s/>{1},<text:tab/>{</text:span><draw:frame draw:style-name="fr5" draw:name="Object8" text:anchor-type="as-char" svg:width="0.573cm" svg:height="0.467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10">},<text:tab/>{1, </text:span><draw:frame draw:style-name="fr5" draw:name="Object9" text:anchor-type="as-char" svg:width="0.573cm" svg:height="0.467cm" draw:z-index="8"><draw:object xlink:href="./Object 9" xlink:type="simple" xlink:show="embed" xlink:actuate="onLoad"/><draw:image xlink:href="./ObjectReplacements/Object 9" xlink:type="simple" xlink:show="embed" xlink:actuate="onLoad"/></draw:frame><text:span text:style-name="T10">} <text:tab/></text:span><text:span text:style-name="T4">}</text:span></text:p>
      <text:p text:style-name="P30"><text:span text:style-name="T10">P(A)\{A} = </text:span><text:span text:style-name="T4">{<text:tab/></text:span><draw:frame draw:style-name="fr5" draw:name="Object10" text:anchor-type="as-char" svg:width="0.573cm" svg:height="0.467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10">, {1},<text:tab/>{{1}}<text:tab/></text:span><text:span text:style-name="T4">}</text:span></text:p>
      <text:p text:style-name="P3"><text:span text:style-name="T1">ב</text:span><text:span text:style-name="T1">.<text:tab/>תהי </text:span><draw:frame draw:style-name="fr6" draw:name="Object11" text:anchor-type="as-char" svg:width="0.395cm" svg:height="0.423cm" draw:z-index="10"><draw:object-ole xlink:href="./Object 11" xlink:type="simple" xlink:show="embed" xlink:actuate="onLoad"/><draw:image xlink:href="./ObjectReplacements/Object 11" xlink:type="simple" xlink:show="embed" xlink:actuate="onLoad"/></draw:frame><text:span text:style-name="T1"> קבוצה כלשהי. <text:s/>הוכח או הפרך כל אחת מהטענות הבאות:<text:line-break/> <text:tab/>(i) <text:s/></text:span><draw:frame draw:style-name="fr7" draw:name="Object12" text:anchor-type="as-char" svg:width="2.54cm" svg:height="0.564cm" draw:z-index="11"><draw:object-ole xlink:href="./Object 12" xlink:type="simple" xlink:show="embed" xlink:actuate="onLoad"/><draw:image xlink:href="./ObjectReplacements/Object 12" xlink:type="simple" xlink:show="embed" xlink:actuate="onLoad"/></draw:frame></text:p>
      <text:p text:style-name="P15"><text:soft-page-break/>תשובה:</text:p>
      <text:p text:style-name="P3"><text:span text:style-name="T1">דוגמא נגדית</text:span><text:span text:style-name="T1">:</text:span></text:p>
      <text:p text:style-name="P3"><text:span text:style-name="T1">תהי </text:span><text:span text:style-name="T1">C הקבוצה:</text:span></text:p>
      <text:p text:style-name="P31">C = { 1, {1} }</text:p>
      <text:p text:style-name="P35">אז</text:p>
      <text:p text:style-name="P30"><text:span text:style-name="T1">P(C) = {</text:span><draw:frame draw:style-name="fr5" draw:name="Object13" text:anchor-type="as-char" svg:width="0.573cm" svg:height="0.467cm" draw:z-index="12"><draw:object xlink:href="./Object 13" xlink:type="simple" xlink:show="embed" xlink:actuate="onLoad"/><draw:image xlink:href="./ObjectReplacements/Object 13" xlink:type="simple" xlink:show="embed" xlink:actuate="onLoad"/></draw:frame><text:span text:style-name="T1">, {1}, {{1}}, {1, {1}}}</text:span></text:p>
      <text:p text:style-name="P30"><draw:frame draw:style-name="fr5" draw:name="Object14" text:anchor-type="as-char" svg:width="1.697cm" svg:height="0.483cm" draw:z-index="13"><draw:object xlink:href="./Object 14" xlink:type="simple" xlink:show="embed" xlink:actuate="onLoad"/><draw:image xlink:href="./ObjectReplacements/Object 14" xlink:type="simple" xlink:show="embed" xlink:actuate="onLoad"/></draw:frame><text:span text:style-name="T1">= { {1} }</text:span></text:p>
      <text:p text:style-name="P34"><draw:frame draw:style-name="fr5" draw:name="Object15" text:anchor-type="as-char" svg:width="1.365cm" svg:height="0.483cm" draw:z-index="14"><draw:object xlink:href="./Object 15" xlink:type="simple" xlink:show="embed" xlink:actuate="onLoad"/><draw:image xlink:href="./ObjectReplacements/Object 15" xlink:type="simple" xlink:show="embed" xlink:actuate="onLoad"/></draw:frame><text:span text:style-name="T1"> וגם</text:span><draw:frame draw:style-name="fr5" draw:name="Object16" text:anchor-type="as-char" svg:width="2.579cm" svg:height="0.483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35">קיים איבר השייך לשתי הקבוצות, לכן החיתוך בין הקבוצות הוא אינו קבוצה ריקה.</text:p>
      <text:p text:style-name="P34"><draw:frame draw:style-name="fr8" draw:name="Object17" text:anchor-type="as-char" svg:width="2.752cm" svg:height="0.564cm" draw:z-index="16"><draw:object-ole xlink:href="./Object 17" xlink:type="simple" xlink:show="embed" xlink:actuate="onLoad"/><draw:image xlink:href="./ObjectReplacements/Object 17" xlink:type="simple" xlink:show="embed" xlink:actuate="onLoad"/></draw:frame></text:p>
      <text:p text:style-name="P35">הטענה אינה נכונה.</text:p>
      <text:p text:style-name="P34"><text:span text:style-name="T4">מש”ל</text:span><text:span text:style-name="T4">.</text:span></text:p>
      <text:p text:style-name="P34"><text:span text:style-name="T1"><text:line-break/> <text:tab/>(ii) </text:span><draw:frame draw:style-name="fr9" draw:name="Object18" text:anchor-type="as-char" svg:width="2.54cm" svg:height="0.529cm" draw:z-index="17"><draw:object-ole xlink:href="./Object 18" xlink:type="simple" xlink:show="embed" xlink:actuate="onLoad"/><draw:image xlink:href="./ObjectReplacements/Object 18" xlink:type="simple" xlink:show="embed" xlink:actuate="onLoad"/></draw:frame></text:p>
      <text:p text:style-name="P15">תשובה:</text:p>
      <text:p text:style-name="P3"><text:span text:style-name="T11">דוגמא נגדית</text:span><text:span text:style-name="T11">:</text:span></text:p>
      <text:p text:style-name="P3"><text:span text:style-name="T1">תהי </text:span><text:span text:style-name="T1">C הקבוצה:</text:span></text:p>
      <text:p text:style-name="P31">C = { 1 }</text:p>
      <text:p text:style-name="P35">אז</text:p>
      <text:p text:style-name="P30"><text:span text:style-name="T1">P(C) = {</text:span><draw:frame draw:style-name="fr5" draw:name="Object19" text:anchor-type="as-char" svg:width="0.573cm" svg:height="0.467cm" draw:z-index="18"><draw:object xlink:href="./Object 19" xlink:type="simple" xlink:show="embed" xlink:actuate="onLoad"/><draw:image xlink:href="./ObjectReplacements/Object 19" xlink:type="simple" xlink:show="embed" xlink:actuate="onLoad"/></draw:frame><text:span text:style-name="T1">, {1} }</text:span></text:p>
      <text:p text:style-name="P30"><draw:frame draw:style-name="fr7" draw:name="Object20" text:anchor-type="as-char" svg:width="2.54cm" svg:height="0.564cm" draw:z-index="19"><draw:object-ole xlink:href="./Object 20" xlink:type="simple" xlink:show="embed" xlink:actuate="onLoad"/><draw:image xlink:href="./ObjectReplacements/Object 20" xlink:type="simple" xlink:show="embed" xlink:actuate="onLoad"/></draw:frame></text:p>
      <text:p text:style-name="P35"/>
      <text:p text:style-name="P34"><text:span text:style-name="T1">לא קיים איבר השייך לשתי הקבוצות</text:span><text:span text:style-name="T1">, לכן החיתוך בין הקבוצות הוא קבוצה ריקה.</text:span></text:p>
      <text:p text:style-name="P34"><draw:frame draw:style-name="fr7" draw:name="Object21" text:anchor-type="as-char" svg:width="2.54cm" svg:height="0.564cm" draw:z-index="20"><draw:object-ole xlink:href="./Object 21" xlink:type="simple" xlink:show="embed" xlink:actuate="onLoad"/><draw:image xlink:href="./ObjectReplacements/Object 21" xlink:type="simple" xlink:show="embed" xlink:actuate="onLoad"/></draw:frame></text:p>
      <text:p text:style-name="P35">הטענה אינה נכונה.</text:p>
      <text:p text:style-name="P34"><text:span text:style-name="T4">מש”ל</text:span><text:span text:style-name="T4">.</text:span></text:p>
      <text:p text:style-name="P38"><text:span text:style-name="T4">שאלה</text:span><text:span text:style-name="T5"> </text:span><text:span text:style-name="T4">2</text:span><text:span text:style-name="T5"> <text:s/></text:span><text:span text:style-name="T1">(40 נקודות)</text:span></text:p>
      <text:p text:style-name="P4"><text:span text:style-name="T1">יהיו </text:span><draw:frame draw:style-name="fr10" draw:name="Object22" text:anchor-type="as-char" svg:width="1.268cm" svg:height="0.503cm" draw:z-index="21"><draw:object-ole xlink:href="./Object 22" xlink:type="simple" xlink:show="embed" xlink:actuate="onLoad"/><draw:image xlink:href="./ObjectReplacements/Object 22" xlink:type="simple" xlink:show="embed" xlink:actuate="onLoad"/></draw:frame><text:span text:style-name="T1"> קבוצות. הוכח את שתי הטענות הבאות:</text:span></text:p>
      <text:p text:style-name="P4"><text:span text:style-name="T1">א</text:span><text:span text:style-name="T1">. <text:tab/></text:span><draw:frame draw:style-name="fr11" draw:name="Object23" text:anchor-type="as-char" svg:width="5.186cm" svg:height="0.564cm" draw:z-index="22"><draw:object-ole xlink:href="./Object 23" xlink:type="simple" xlink:show="embed" xlink:actuate="onLoad"/><draw:image xlink:href="./ObjectReplacements/Object 23" xlink:type="simple" xlink:show="embed" xlink:actuate="onLoad"/></draw:frame><text:span text:style-name="T1">.</text:span></text:p>
      <text:p text:style-name="P4"><text:span text:style-name="T1"><draw:frame draw:style-name="fr10" draw:name="Object73" text:anchor-type="as-char" svg:width="1.268cm" svg:height="0.503cm" draw:z-index="128"><draw:object-ole xlink:href="./Object 73" xlink:type="simple" xlink:show="embed" xlink:actuate="onLoad"/><draw:image xlink:href="./ObjectReplacements/Object 73" xlink:type="simple" xlink:show="embed" xlink:actuate="onLoad"/></draw:frame></text:span><text:span text:style-name="T1"> קבוצות. </text:span></text:p>
      <text:p text:style-name="P4"><text:span text:style-name="T4">נוכיח </text:span><draw:frame draw:style-name="fr5" draw:name="Object24" text:anchor-type="as-char" svg:width="5.133cm" svg:height="0.483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4"><text:span text:style-name="T1">יהי </text:span><draw:frame draw:style-name="fr5" draw:name="Object25" text:anchor-type="as-char" svg:width="2.579cm" svg:height="0.483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4"><text:span text:style-name="T1">כלומר: </text:span><draw:frame draw:style-name="fr5" draw:name="Object26" text:anchor-type="as-char" svg:width="2.032cm" svg:height="0.483cm" draw:z-index="25"><draw:object xlink:href="./Object 26" xlink:type="simple" xlink:show="embed" xlink:actuate="onLoad"/><draw:image xlink:href="./ObjectReplacements/Object 26" xlink:type="simple" xlink:show="embed" xlink:actuate="onLoad"/></draw:frame><text:span text:style-name="T1">וגם</text:span><draw:frame draw:style-name="fr5" draw:name="Object27" text:anchor-type="as-char" svg:width="1.062cm" svg:height="0.467cm" draw:z-index="26"><draw:object xlink:href="./Object 27" xlink:type="simple" xlink:show="embed" xlink:actuate="onLoad"/><draw:image xlink:href="./ObjectReplacements/Object 27" xlink:type="simple" xlink:show="embed" xlink:actuate="onLoad"/></draw:frame><text:span text:style-name="T8">(1)</text:span><text:span text:style-name="T1"> (הגדרת הפרש)</text:span></text:p>
      <text:p text:style-name="P4"><text:span text:style-name="T1">כלומר</text:span><text:span text:style-name="T1">: </text:span><draw:frame draw:style-name="fr5" draw:name="Object28" text:anchor-type="as-char" svg:width="1.078cm" svg:height="0.467cm" draw:z-index="27"><draw:object xlink:href="./Object 28" xlink:type="simple" xlink:show="embed" xlink:actuate="onLoad"/><draw:image xlink:href="./ObjectReplacements/Object 28" xlink:type="simple" xlink:show="embed" xlink:actuate="onLoad"/></draw:frame><text:span text:style-name="T8">(2)</text:span><text:span text:style-name="T11"> </text:span><text:span text:style-name="T1">או </text:span><draw:frame draw:style-name="fr5" draw:name="Object29" text:anchor-type="as-char" svg:width="1.067cm" svg:height="0.467cm" draw:z-index="28"><draw:object xlink:href="./Object 29" xlink:type="simple" xlink:show="embed" xlink:actuate="onLoad"/><draw:image xlink:href="./ObjectReplacements/Object 29" xlink:type="simple" xlink:show="embed" xlink:actuate="onLoad"/></draw:frame><text:span text:style-name="T8">(3)</text:span><text:span text:style-name="T1"> (הגדרת איחוד)</text:span></text:p>
      <text:p text:style-name="P18"><text:span text:style-name="T1">נבדוק </text:span><draw:frame draw:style-name="fr5" draw:name="Object30" text:anchor-type="as-char" svg:width="1.078cm" svg:height="0.467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8"><text:span text:style-name="T1">אם </text:span><draw:frame draw:style-name="fr5" draw:name="Object31" text:anchor-type="as-char" svg:width="1.078cm" svg:height="0.467cm" draw:z-index="30"><draw:object xlink:href="./Object 31" xlink:type="simple" xlink:show="embed" xlink:actuate="onLoad"/><draw:image xlink:href="./ObjectReplacements/Object 31" xlink:type="simple" xlink:show="embed" xlink:actuate="onLoad"/></draw:frame><text:span text:style-name="T1">אז על סמך טענה 1 </text:span><draw:frame draw:style-name="fr5" draw:name="Object32" text:anchor-type="as-char" svg:width="1.97cm" svg:height="0.483cm" draw:z-index="31"><draw:object xlink:href="./Object 32" xlink:type="simple" xlink:show="embed" xlink:actuate="onLoad"/><draw:image xlink:href="./ObjectReplacements/Object 32" xlink:type="simple" xlink:show="embed" xlink:actuate="onLoad"/></draw:frame><text:span text:style-name="T1">(הגדרת הפרש)</text:span></text:p>
      <text:p text:style-name="P18"><text:span text:style-name="T1">ולכן </text:span><draw:frame draw:style-name="fr5" draw:name="Object33" text:anchor-type="as-char" svg:width="3.51cm" svg:height="0.483cm" draw:z-index="32"><draw:object xlink:href="./Object 33" xlink:type="simple" xlink:show="embed" xlink:actuate="onLoad"/><draw:image xlink:href="./ObjectReplacements/Object 33" xlink:type="simple" xlink:show="embed" xlink:actuate="onLoad"/></draw:frame><text:span text:style-name="T1">(הגדרת איחוד) </text:span><text:span text:style-name="T8">(4)</text:span></text:p>
      <text:p text:style-name="P10"/>
      <text:p text:style-name="P18"><text:span text:style-name="T1">נבדוק </text:span><draw:frame draw:style-name="fr5" draw:name="Object34" text:anchor-type="as-char" svg:width="1.067cm" svg:height="0.467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18"><text:span text:style-name="T1">אם </text:span><draw:frame draw:style-name="fr5" draw:name="Object35" text:anchor-type="as-char" svg:width="1.067cm" svg:height="0.467cm" draw:z-index="34"><draw:object xlink:href="./Object 35" xlink:type="simple" xlink:show="embed" xlink:actuate="onLoad"/><draw:image xlink:href="./ObjectReplacements/Object 35" xlink:type="simple" xlink:show="embed" xlink:actuate="onLoad"/></draw:frame><text:span text:style-name="T1">אז על סמך טענה 1 </text:span><draw:frame draw:style-name="fr5" draw:name="Object36" text:anchor-type="as-char" svg:width="1.953cm" svg:height="0.483cm" draw:z-index="35"><draw:object xlink:href="./Object 36" xlink:type="simple" xlink:show="embed" xlink:actuate="onLoad"/><draw:image xlink:href="./ObjectReplacements/Object 36" xlink:type="simple" xlink:show="embed" xlink:actuate="onLoad"/></draw:frame><text:span text:style-name="T1">(הגדרת הפרש)</text:span></text:p>
      <text:p text:style-name="P18"><text:span text:style-name="T1">ולכן </text:span><draw:frame draw:style-name="fr5" draw:name="Object37" text:anchor-type="as-char" svg:width="3.51cm" svg:height="0.483cm" draw:z-index="36"><draw:object xlink:href="./Object 37" xlink:type="simple" xlink:show="embed" xlink:actuate="onLoad"/><draw:image xlink:href="./ObjectReplacements/Object 37" xlink:type="simple" xlink:show="embed" xlink:actuate="onLoad"/></draw:frame><text:span text:style-name="T1">(הגדרת איחוד) </text:span><text:span text:style-name="T8">(5)</text:span></text:p>
      <text:p text:style-name="P10"/>
      <text:p text:style-name="P4"><text:span text:style-name="T1">מטענות </text:span><text:span text:style-name="T1">4,5 עולה כי</text:span><text:span text:style-name="T2"> </text:span><draw:frame draw:style-name="fr5" draw:name="Object38" text:anchor-type="as-char" svg:width="3.51cm" svg:height="0.483cm" draw:z-index="37"><draw:object xlink:href="./Object 38" xlink:type="simple" xlink:show="embed" xlink:actuate="onLoad"/><draw:image xlink:href="./ObjectReplacements/Object 38" xlink:type="simple" xlink:show="embed" xlink:actuate="onLoad"/></draw:frame><text:span text:style-name="T2">לכן</text:span><draw:frame draw:style-name="fr5" draw:name="Object39" text:anchor-type="as-char" svg:width="5.133cm" svg:height="0.483cm" draw:z-index="38"><draw:object xlink:href="./Object 39" xlink:type="simple" xlink:show="embed" xlink:actuate="onLoad"/><draw:image xlink:href="./ObjectReplacements/Object 39" xlink:type="simple" xlink:show="embed" xlink:actuate="onLoad"/></draw:frame><text:span text:style-name="T9">(6)</text:span></text:p>
      <text:p text:style-name="P10"/>
      <text:p text:style-name="P4"><text:span text:style-name="T6">נוכיח </text:span><draw:frame draw:style-name="fr5" draw:name="Object40" text:anchor-type="as-char" svg:width="5.085cm" svg:height="0.483cm" draw:z-index="39"><draw:object xlink:href="./Object 40" xlink:type="simple" xlink:show="embed" xlink:actuate="onLoad"/><draw:image xlink:href="./ObjectReplacements/Object 40" xlink:type="simple" xlink:show="embed" xlink:actuate="onLoad"/></draw:frame></text:p>
      <text:p text:style-name="P4"><text:span text:style-name="T1">יהי </text:span><draw:frame draw:style-name="fr5" draw:name="Object41" text:anchor-type="as-char" svg:width="3.51cm" svg:height="0.483cm" draw:z-index="40"><draw:object xlink:href="./Object 41" xlink:type="simple" xlink:show="embed" xlink:actuate="onLoad"/><draw:image xlink:href="./ObjectReplacements/Object 41" xlink:type="simple" xlink:show="embed" xlink:actuate="onLoad"/></draw:frame></text:p>
      <text:p text:style-name="P4"><text:span text:style-name="T1">כלומר: </text:span><draw:frame draw:style-name="fr5" draw:name="Object42" text:anchor-type="as-char" svg:width="1.97cm" svg:height="0.483cm" draw:z-index="41"><draw:object xlink:href="./Object 42" xlink:type="simple" xlink:show="embed" xlink:actuate="onLoad"/><draw:image xlink:href="./ObjectReplacements/Object 42" xlink:type="simple" xlink:show="embed" xlink:actuate="onLoad"/></draw:frame><text:span text:style-name="T1">או</text:span><draw:frame draw:style-name="fr5" draw:name="Object43" text:anchor-type="as-char" svg:width="1.974cm" svg:height="0.483cm" draw:z-index="42"><draw:object xlink:href="./Object 43" xlink:type="simple" xlink:show="embed" xlink:actuate="onLoad"/><draw:image xlink:href="./ObjectReplacements/Object 43" xlink:type="simple" xlink:show="embed" xlink:actuate="onLoad"/></draw:frame><text:span text:style-name="T1">(הגדרת איחוד)</text:span></text:p>
      <text:p text:style-name="P18"><text:span text:style-name="T1">נבדוק </text:span><draw:frame draw:style-name="fr5" draw:name="Object44" text:anchor-type="as-char" svg:width="1.97cm" svg:height="0.483cm" draw:z-index="43"><draw:object xlink:href="./Object 44" xlink:type="simple" xlink:show="embed" xlink:actuate="onLoad"/><draw:image xlink:href="./ObjectReplacements/Object 44" xlink:type="simple" xlink:show="embed" xlink:actuate="onLoad"/></draw:frame></text:p>
      <text:p text:style-name="P18"><text:span text:style-name="T1">כלומר </text:span><draw:frame draw:style-name="fr5" draw:name="Object45" text:anchor-type="as-char" svg:width="1.078cm" svg:height="0.467cm" draw:z-index="44"><draw:object xlink:href="./Object 45" xlink:type="simple" xlink:show="embed" xlink:actuate="onLoad"/><draw:image xlink:href="./ObjectReplacements/Object 45" xlink:type="simple" xlink:show="embed" xlink:actuate="onLoad"/></draw:frame><text:span text:style-name="T1">וגם </text:span><draw:frame draw:style-name="fr5" draw:name="Object46" text:anchor-type="as-char" svg:width="1.062cm" svg:height="0.467cm" draw:z-index="45"><draw:object xlink:href="./Object 46" xlink:type="simple" xlink:show="embed" xlink:actuate="onLoad"/><draw:image xlink:href="./ObjectReplacements/Object 46" xlink:type="simple" xlink:show="embed" xlink:actuate="onLoad"/></draw:frame><text:span text:style-name="T4">(7)</text:span></text:p>
      <text:p text:style-name="P18"><text:span text:style-name="T1">אם</text:span><draw:frame draw:style-name="fr5" draw:name="Object47" text:anchor-type="as-char" svg:width="1.078cm" svg:height="0.467cm" draw:z-index="46"><draw:object xlink:href="./Object 47" xlink:type="simple" xlink:show="embed" xlink:actuate="onLoad"/><draw:image xlink:href="./ObjectReplacements/Object 47" xlink:type="simple" xlink:show="embed" xlink:actuate="onLoad"/></draw:frame><text:span text:style-name="T1">אז </text:span><draw:frame draw:style-name="fr5" draw:name="Object48" text:anchor-type="as-char" svg:width="2.032cm" svg:height="0.483cm" draw:z-index="47"><draw:object xlink:href="./Object 48" xlink:type="simple" xlink:show="embed" xlink:actuate="onLoad"/><draw:image xlink:href="./ObjectReplacements/Object 48" xlink:type="simple" xlink:show="embed" xlink:actuate="onLoad"/></draw:frame><text:span text:style-name="T1">(הגדרת איחוד)</text:span></text:p>
      <text:p text:style-name="P18"><text:span text:style-name="T1">ולכן על סמך טענה </text:span><text:span text:style-name="T1">7</text:span><draw:frame draw:style-name="fr5" draw:name="Object49" text:anchor-type="as-char" svg:width="2.579cm" svg:height="0.483cm" draw:z-index="48"><draw:object xlink:href="./Object 49" xlink:type="simple" xlink:show="embed" xlink:actuate="onLoad"/><draw:image xlink:href="./ObjectReplacements/Object 49" xlink:type="simple" xlink:show="embed" xlink:actuate="onLoad"/></draw:frame><text:span text:style-name="T1">(הגדרת הפרש)</text:span></text:p>
      <text:p text:style-name="P21"/>
      <text:p text:style-name="P18"><text:span text:style-name="T1">נבדוק </text:span><draw:frame draw:style-name="fr5" draw:name="Object50" text:anchor-type="as-char" svg:width="1.974cm" svg:height="0.483cm" draw:z-index="49"><draw:object xlink:href="./Object 50" xlink:type="simple" xlink:show="embed" xlink:actuate="onLoad"/><draw:image xlink:href="./ObjectReplacements/Object 50" xlink:type="simple" xlink:show="embed" xlink:actuate="onLoad"/></draw:frame></text:p>
      <text:p text:style-name="P18"><text:span text:style-name="T1">כלומר </text:span><draw:frame draw:style-name="fr5" draw:name="Object51" text:anchor-type="as-char" svg:width="1.067cm" svg:height="0.467cm" draw:z-index="50"><draw:object xlink:href="./Object 51" xlink:type="simple" xlink:show="embed" xlink:actuate="onLoad"/><draw:image xlink:href="./ObjectReplacements/Object 51" xlink:type="simple" xlink:show="embed" xlink:actuate="onLoad"/></draw:frame><text:span text:style-name="T1">וגם </text:span><draw:frame draw:style-name="fr5" draw:name="Object52" text:anchor-type="as-char" svg:width="1.062cm" svg:height="0.467cm" draw:z-index="51"><draw:object xlink:href="./Object 52" xlink:type="simple" xlink:show="embed" xlink:actuate="onLoad"/><draw:image xlink:href="./ObjectReplacements/Object 52" xlink:type="simple" xlink:show="embed" xlink:actuate="onLoad"/></draw:frame><text:span text:style-name="T4">(8)</text:span></text:p>
      <text:p text:style-name="P18"><text:span text:style-name="T1">אם</text:span><draw:frame draw:style-name="fr5" draw:name="Object53" text:anchor-type="as-char" svg:width="1.067cm" svg:height="0.467cm" draw:z-index="52"><draw:object xlink:href="./Object 53" xlink:type="simple" xlink:show="embed" xlink:actuate="onLoad"/><draw:image xlink:href="./ObjectReplacements/Object 53" xlink:type="simple" xlink:show="embed" xlink:actuate="onLoad"/></draw:frame><text:span text:style-name="T1">אז </text:span><draw:frame draw:style-name="fr5" draw:name="Object54" text:anchor-type="as-char" svg:width="2.032cm" svg:height="0.483cm" draw:z-index="53"><draw:object xlink:href="./Object 54" xlink:type="simple" xlink:show="embed" xlink:actuate="onLoad"/><draw:image xlink:href="./ObjectReplacements/Object 54" xlink:type="simple" xlink:show="embed" xlink:actuate="onLoad"/></draw:frame><text:span text:style-name="T1">(הגדרת איחוד)</text:span></text:p>
      <text:p text:style-name="P18"><text:span text:style-name="T1">ולכן על סמך טענה </text:span><text:span text:style-name="T1">8</text:span><draw:frame draw:style-name="fr5" draw:name="Object55" text:anchor-type="as-char" svg:width="2.579cm" svg:height="0.483cm" draw:z-index="54"><draw:object xlink:href="./Object 55" xlink:type="simple" xlink:show="embed" xlink:actuate="onLoad"/><draw:image xlink:href="./ObjectReplacements/Object 55" xlink:type="simple" xlink:show="embed" xlink:actuate="onLoad"/></draw:frame><text:span text:style-name="T1">(הגדרת הפרש)</text:span></text:p>
      <text:p text:style-name="P10"/>
      <text:p text:style-name="P4"><text:span text:style-name="T1">מטענות </text:span><text:span text:style-name="T1">7,8 עולה כי </text:span><draw:frame draw:style-name="fr5" draw:name="Object56" text:anchor-type="as-char" svg:width="2.579cm" svg:height="0.483cm" draw:z-index="55"><draw:object xlink:href="./Object 56" xlink:type="simple" xlink:show="embed" xlink:actuate="onLoad"/><draw:image xlink:href="./ObjectReplacements/Object 56" xlink:type="simple" xlink:show="embed" xlink:actuate="onLoad"/></draw:frame><text:span text:style-name="T1">ולכן </text:span><draw:frame draw:style-name="fr5" draw:name="Object57" text:anchor-type="as-char" svg:width="5.085cm" svg:height="0.483cm" draw:z-index="56"><draw:object xlink:href="./Object 57" xlink:type="simple" xlink:show="embed" xlink:actuate="onLoad"/><draw:image xlink:href="./ObjectReplacements/Object 57" xlink:type="simple" xlink:show="embed" xlink:actuate="onLoad"/></draw:frame><text:span text:style-name="T4">(9)</text:span></text:p>
      <text:p text:style-name="P10"/>
      <text:p text:style-name="P4"><text:span text:style-name="T1">מטענות </text:span><text:span text:style-name="T1">6, 9 עולה כי לכל x קיימת הכלה דו כיוונית.</text:span></text:p>
      <text:p text:style-name="P4"><text:span text:style-name="T1">לכן </text:span><draw:frame draw:style-name="fr11" draw:name="Object58" text:anchor-type="as-char" svg:width="5.186cm" svg:height="0.564cm" draw:z-index="57"><draw:object-ole xlink:href="./Object 58" xlink:type="simple" xlink:show="embed" xlink:actuate="onLoad"/><draw:image xlink:href="./ObjectReplacements/Object 58" xlink:type="simple" xlink:show="embed" xlink:actuate="onLoad"/></draw:frame></text:p>
      <text:p text:style-name="P10">הטענה נכונה.</text:p>
      <text:p text:style-name="P4"><text:soft-page-break/><text:span text:style-name="T1">מש</text:span><text:span text:style-name="T1">"ל.</text:span></text:p>
      <text:p text:style-name="P10"/>
      <text:p text:style-name="P4"><text:span text:style-name="T1">ב</text:span><text:span text:style-name="T1">.<text:tab/>אם </text:span><draw:frame draw:style-name="fr12" draw:name="Object59" text:anchor-type="as-char" svg:width="4.022cm" svg:height="0.564cm" draw:z-index="58"><draw:object-ole xlink:href="./Object 59" xlink:type="simple" xlink:show="embed" xlink:actuate="onLoad"/><draw:image xlink:href="./ObjectReplacements/Object 59" xlink:type="simple" xlink:show="embed" xlink:actuate="onLoad"/></draw:frame><text:span text:style-name="T1"> אז </text:span><draw:frame draw:style-name="fr13" draw:name="Object60" text:anchor-type="as-char" svg:width="2.011cm" svg:height="0.45cm" draw:z-index="59"><draw:object-ole xlink:href="./Object 60" xlink:type="simple" xlink:show="embed" xlink:actuate="onLoad"/><draw:image xlink:href="./ObjectReplacements/Object 60" xlink:type="simple" xlink:show="embed" xlink:actuate="onLoad"/></draw:frame><text:span text:style-name="T1">.</text:span></text:p>
      <text:p text:style-name="P10">תשובה:</text:p>
      <text:p text:style-name="P4"><draw:frame draw:style-name="fr10" draw:name="Object91" text:anchor-type="as-char" svg:width="1.268cm" svg:height="0.503cm" draw:z-index="74"><draw:object-ole xlink:href="./Object 91" xlink:type="simple" xlink:show="embed" xlink:actuate="onLoad"/><draw:image xlink:href="./ObjectReplacements/Object 91" xlink:type="simple" xlink:show="embed" xlink:actuate="onLoad"/></draw:frame><text:span text:style-name="T1"> קבוצות. </text:span></text:p>
      <text:p text:style-name="P10">הוכחה בשלילה.</text:p>
      <text:p text:style-name="P4"><text:span text:style-name="T1">נניח בשלילה כי </text:span><text:span text:style-name="T1"><draw:frame draw:style-name="fr14" draw:name="Object69" text:anchor-type="as-char" svg:width="1.9cm" svg:height="0.519cm" draw:z-index="75"><draw:object xlink:href="./Object 69" xlink:type="simple" xlink:show="embed" xlink:actuate="onLoad"/><draw:image xlink:href="./ObjectReplacements/Object 69" xlink:type="simple" xlink:show="embed" xlink:actuate="onLoad"/></draw:frame></text:span></text:p>
      <text:p text:style-name="P4"><text:span text:style-name="T1">יהי x כל ש</text:span><text:span text:style-name="T1"><draw:frame draw:style-name="fr14" draw:name="Object70" text:anchor-type="as-char" svg:width="1.709cm" svg:height="0.483cm" draw:z-index="76"><draw:object xlink:href="./Object 70" xlink:type="simple" xlink:show="embed" xlink:actuate="onLoad"/><draw:image xlink:href="./ObjectReplacements/Object 70" xlink:type="simple" xlink:show="embed" xlink:actuate="onLoad"/></draw:frame></text:span></text:p>
      <text:p text:style-name="P4"><text:span text:style-name="T1">לכן </text:span><text:span text:style-name="T1"><draw:frame draw:style-name="fr14" draw:name="Object71" text:anchor-type="as-char" svg:width="1.074cm" svg:height="0.483cm" draw:z-index="77"><draw:object xlink:href="./Object 71" xlink:type="simple" xlink:show="embed" xlink:actuate="onLoad"/><draw:image xlink:href="./ObjectReplacements/Object 71" xlink:type="simple" xlink:show="embed" xlink:actuate="onLoad"/></draw:frame></text:span><text:span text:style-name="T1">[1] וגם </text:span><text:span text:style-name="T1"><draw:frame draw:style-name="fr14" draw:name="Object72" text:anchor-type="as-char" svg:width="1.058cm" svg:height="0.483cm" draw:z-index="78"><draw:object xlink:href="./Object 72" xlink:type="simple" xlink:show="embed" xlink:actuate="onLoad"/><draw:image xlink:href="./ObjectReplacements/Object 72" xlink:type="simple" xlink:show="embed" xlink:actuate="onLoad"/></draw:frame></text:span><text:span text:style-name="T1">[2]</text:span></text:p>
      <text:p text:style-name="P10"/>
      <text:p text:style-name="P4"><text:span text:style-name="T1"><draw:frame draw:style-name="fr14" draw:name="Object74" text:anchor-type="as-char" svg:width="2.544cm" svg:height="0.489cm" draw:z-index="79"><draw:object xlink:href="./Object 74" xlink:type="simple" xlink:show="embed" xlink:actuate="onLoad"/><draw:image xlink:href="./ObjectReplacements/Object 74" xlink:type="simple" xlink:show="embed" xlink:actuate="onLoad"/></draw:frame></text:span><text:span text:style-name="T1">(הגדרת חיתוך, על סמך ההנחה שלנו </text:span><text:span text:style-name="T1"><draw:frame draw:style-name="fr14" draw:name="Object88" text:anchor-type="as-char" svg:width="1.074cm" svg:height="0.483cm" draw:z-index="80"><draw:object xlink:href="./Object 88" xlink:type="simple" xlink:show="embed" xlink:actuate="onLoad"/><draw:image xlink:href="./ObjectReplacements/Object 88" xlink:type="simple" xlink:show="embed" xlink:actuate="onLoad"/></draw:frame></text:span><text:span text:style-name="T1">וגם </text:span><text:span text:style-name="T1"><draw:frame draw:style-name="fr14" draw:name="Object89" text:anchor-type="as-char" svg:width="1.058cm" svg:height="0.483cm" draw:z-index="81"><draw:object xlink:href="./Object 89" xlink:type="simple" xlink:show="embed" xlink:actuate="onLoad"/><draw:image xlink:href="./ObjectReplacements/Object 89" xlink:type="simple" xlink:show="embed" xlink:actuate="onLoad"/></draw:frame></text:span><text:span text:style-name="T1">)</text:span></text:p>
      <text:p text:style-name="P4"><text:span text:style-name="T1">לכן </text:span><text:span text:style-name="T1"><draw:frame draw:style-name="fr14" draw:name="Object75" text:anchor-type="as-char" svg:width="1.074cm" svg:height="0.483cm" draw:z-index="82"><draw:object xlink:href="./Object 75" xlink:type="simple" xlink:show="embed" xlink:actuate="onLoad"/><draw:image xlink:href="./ObjectReplacements/Object 75" xlink:type="simple" xlink:show="embed" xlink:actuate="onLoad"/></draw:frame></text:span><text:span text:style-name="T1">וגם (</text:span><text:span text:style-name="T1"><draw:frame draw:style-name="fr14" draw:name="Object76" text:anchor-type="as-char" svg:width="1.058cm" svg:height="0.483cm" draw:z-index="83"><draw:object xlink:href="./Object 76" xlink:type="simple" xlink:show="embed" xlink:actuate="onLoad"/><draw:image xlink:href="./ObjectReplacements/Object 76" xlink:type="simple" xlink:show="embed" xlink:actuate="onLoad"/></draw:frame></text:span><text:span text:style-name="T1">[3] או </text:span><text:span text:style-name="T1"><draw:frame draw:style-name="fr14" draw:name="Object77" text:anchor-type="as-char" svg:width="1.065cm" svg:height="0.483cm" draw:z-index="84"><draw:object xlink:href="./Object 77" xlink:type="simple" xlink:show="embed" xlink:actuate="onLoad"/><draw:image xlink:href="./ObjectReplacements/Object 77" xlink:type="simple" xlink:show="embed" xlink:actuate="onLoad"/></draw:frame></text:span><text:span text:style-name="T1">[4])</text:span></text:p>
      <text:p text:style-name="P10"/>
      <text:p text:style-name="P4"><text:span text:style-name="T1"><draw:frame draw:style-name="fr14" draw:name="Object78" text:anchor-type="as-char" svg:width="2.498cm" svg:height="0.489cm" draw:z-index="85"><draw:object xlink:href="./Object 78" xlink:type="simple" xlink:show="embed" xlink:actuate="onLoad"/><draw:image xlink:href="./ObjectReplacements/Object 78" xlink:type="simple" xlink:show="embed" xlink:actuate="onLoad"/></draw:frame></text:span><text:span text:style-name="T1">(נתון הכלה)</text:span></text:p>
      <text:p text:style-name="P4"><text:span text:style-name="T1">לכן (</text:span><text:span text:style-name="T1"><draw:frame draw:style-name="fr14" draw:name="Object79" text:anchor-type="as-char" svg:width="1.065cm" svg:height="0.483cm" draw:z-index="86"><draw:object xlink:href="./Object 79" xlink:type="simple" xlink:show="embed" xlink:actuate="onLoad"/><draw:image xlink:href="./ObjectReplacements/Object 79" xlink:type="simple" xlink:show="embed" xlink:actuate="onLoad"/></draw:frame></text:span><text:span text:style-name="T1">[5] וגם </text:span><text:span text:style-name="T1"><draw:frame draw:style-name="fr14" draw:name="Object80" text:anchor-type="as-char" svg:width="1.074cm" svg:height="0.483cm" draw:z-index="87"><draw:object xlink:href="./Object 80" xlink:type="simple" xlink:show="embed" xlink:actuate="onLoad"/><draw:image xlink:href="./ObjectReplacements/Object 80" xlink:type="simple" xlink:show="embed" xlink:actuate="onLoad"/></draw:frame></text:span><text:span text:style-name="T1">[6]) וגם </text:span><text:span text:style-name="T1"><draw:frame draw:style-name="fr14" draw:name="Object81" text:anchor-type="as-char" svg:width="1.06cm" svg:height="0.483cm" draw:z-index="88"><draw:object xlink:href="./Object 81" xlink:type="simple" xlink:show="embed" xlink:actuate="onLoad"/><draw:image xlink:href="./ObjectReplacements/Object 81" xlink:type="simple" xlink:show="embed" xlink:actuate="onLoad"/></draw:frame></text:span><text:span text:style-name="T1">[7]</text:span></text:p>
      <text:p text:style-name="P10"/>
      <text:p text:style-name="P16"><text:span text:style-name="T1">על סמך טענה 3, נבדוק מצב שבו </text:span><text:span text:style-name="T1"><draw:frame draw:style-name="fr14" draw:name="Object82" text:anchor-type="as-char" svg:width="1.058cm" svg:height="0.483cm" draw:z-index="89"><draw:object xlink:href="./Object 82" xlink:type="simple" xlink:show="embed" xlink:actuate="onLoad"/><draw:image xlink:href="./ObjectReplacements/Object 82" xlink:type="simple" xlink:show="embed" xlink:actuate="onLoad"/></draw:frame></text:span></text:p>
      <text:p text:style-name="P10">טענה 3 נמצאת בסתירה עם טענה 7 ולכן היא אינה אפשרית.</text:p>
      <text:p text:style-name="P10"/>
      <text:p text:style-name="P16"><text:span text:style-name="T1">על סמך טענה 4, נבדוק מצב בו </text:span><text:span text:style-name="T1"><draw:frame draw:style-name="fr14" draw:name="Object83" text:anchor-type="as-char" svg:width="1.065cm" svg:height="0.483cm" draw:z-index="90"><draw:object xlink:href="./Object 83" xlink:type="simple" xlink:show="embed" xlink:actuate="onLoad"/><draw:image xlink:href="./ObjectReplacements/Object 83" xlink:type="simple" xlink:show="embed" xlink:actuate="onLoad"/></draw:frame></text:span></text:p>
      <text:p text:style-name="P4"><text:span text:style-name="T1">אם </text:span><text:span text:style-name="T1"><draw:frame draw:style-name="fr14" draw:name="Object84" text:anchor-type="as-char" svg:width="1.065cm" svg:height="0.483cm" draw:z-index="91"><draw:object xlink:href="./Object 84" xlink:type="simple" xlink:show="embed" xlink:actuate="onLoad"/><draw:image xlink:href="./ObjectReplacements/Object 84" xlink:type="simple" xlink:show="embed" xlink:actuate="onLoad"/></draw:frame></text:span><text:span text:style-name="T1">אז על סמך טענה5, <text:s/>6, 7 </text:span><text:span text:style-name="T1"><draw:frame draw:style-name="fr14" draw:name="Object85" text:anchor-type="as-char" svg:width="1.06cm" svg:height="0.483cm" draw:z-index="92"><draw:object xlink:href="./Object 85" xlink:type="simple" xlink:show="embed" xlink:actuate="onLoad"/><draw:image xlink:href="./ObjectReplacements/Object 85" xlink:type="simple" xlink:show="embed" xlink:actuate="onLoad"/></draw:frame></text:span><text:span text:style-name="T1">אולם ההנחה (טענה 2) גורסת כי </text:span><text:span text:style-name="T1"><draw:frame draw:style-name="fr14" draw:name="Object86" text:anchor-type="as-char" svg:width="1.058cm" svg:height="0.483cm" draw:z-index="110"><draw:object xlink:href="./Object 86" xlink:type="simple" xlink:show="embed" xlink:actuate="onLoad"/><draw:image xlink:href="./ObjectReplacements/Object 86" xlink:type="simple" xlink:show="embed" xlink:actuate="onLoad"/></draw:frame></text:span></text:p>
      <text:p text:style-name="P10">גם כאן הגענו לסתירה.</text:p>
      <text:p text:style-name="P10"/>
      <text:p text:style-name="P10">בשני המקרים הגענו לסתירה. לכן לא קיים x שמקיים את תנאי השאלה.</text:p>
      <text:p text:style-name="P10">לכן ההנחה שלנו היא אינה נכונה. </text:p>
      <text:p text:style-name="P10"/>
      <text:p text:style-name="P4"><draw:frame draw:style-name="fr13" draw:name="Object87" text:anchor-type="as-char" svg:width="2.011cm" svg:height="0.45cm" draw:z-index="111"><draw:object-ole xlink:href="./Object 87" xlink:type="simple" xlink:show="embed" xlink:actuate="onLoad"/><draw:image xlink:href="./ObjectReplacements/Object 87" xlink:type="simple" xlink:show="embed" xlink:actuate="onLoad"/></draw:frame> <text:span text:style-name="T1">הטענה נכונה.</text:span></text:p>
      <text:p text:style-name="P10">מש"ל.</text:p>
      <text:p text:style-name="P10"/>
      <text:p text:style-name="P10">הוכח או הפרך כל אחת מהטענות הבאות:</text:p>
      <text:p text:style-name="P10"/>
      <text:p text:style-name="P4"><text:span text:style-name="T1">ג</text:span><text:span text:style-name="T1">.<text:tab/>אם </text:span><draw:frame draw:style-name="fr15" draw:name="Object61" text:anchor-type="as-char" svg:width="1.769cm" svg:height="0.527cm" draw:z-index="60"><draw:object-ole xlink:href="./Object 61" xlink:type="simple" xlink:show="embed" xlink:actuate="onLoad"/><draw:image xlink:href="./ObjectReplacements/Object 61" xlink:type="simple" xlink:show="embed" xlink:actuate="onLoad"/></draw:frame><text:span text:style-name="T1"> אז <text:s/></text:span><draw:frame draw:style-name="fr16" draw:name="Object62" text:anchor-type="as-char" svg:width="2.512cm" svg:height="0.527cm" draw:z-index="61"><draw:object-ole xlink:href="./Object 62" xlink:type="simple" xlink:show="embed" xlink:actuate="onLoad"/><draw:image xlink:href="./ObjectReplacements/Object 62" xlink:type="simple" xlink:show="embed" xlink:actuate="onLoad"/></draw:frame><text:span text:style-name="T1">.</text:span></text:p>
      <text:p text:style-name="P4"><text:span text:style-name="T1"><draw:frame draw:style-name="fr17" draw:name="Object92" text:anchor-type="as-char" svg:width="0.847cm" svg:height="0.564cm" draw:z-index="93"><draw:object-ole xlink:href="./Object 92" xlink:type="simple" xlink:show="embed" xlink:actuate="onLoad"/><draw:image xlink:href="./ObjectReplacements/Object 92" xlink:type="simple" xlink:show="embed" xlink:actuate="onLoad"/></draw:frame></text:span><text:span text:style-name="T1"> קבוצות. </text:span></text:p>
      <text:p text:style-name="P4"><text:span text:style-name="T1"><draw:frame draw:style-name="fr15" draw:name="Object90" text:anchor-type="as-char" svg:width="1.769cm" svg:height="0.527cm" draw:z-index="94"><draw:object-ole xlink:href="./Object 90" xlink:type="simple" xlink:show="embed" xlink:actuate="onLoad"/><draw:image xlink:href="./ObjectReplacements/Object 90" xlink:type="simple" xlink:show="embed" xlink:actuate="onLoad"/></draw:frame></text:span><text:span text:style-name="T1"> לכן לכל </text:span><text:span text:style-name="T1"><draw:frame draw:style-name="fr14" draw:name="Object93" text:anchor-type="as-char" svg:width="1.73cm" svg:height="0.489cm" draw:z-index="95"><draw:object xlink:href="./Object 93" xlink:type="simple" xlink:show="embed" xlink:actuate="onLoad"/><draw:image xlink:href="./ObjectReplacements/Object 93" xlink:type="simple" xlink:show="embed" xlink:actuate="onLoad"/></draw:frame></text:span><text:span text:style-name="T1">מתקיים </text:span><text:span text:style-name="T1"><draw:frame draw:style-name="fr14" draw:name="Object94" text:anchor-type="as-char" svg:width="1.064cm" svg:height="0.483cm" draw:z-index="96"><draw:object xlink:href="./Object 94" xlink:type="simple" xlink:show="embed" xlink:actuate="onLoad"/><draw:image xlink:href="./ObjectReplacements/Object 94" xlink:type="simple" xlink:show="embed" xlink:actuate="onLoad"/></draw:frame></text:span><text:span text:style-name="T1">(הגדרת הכלה)</text:span></text:p>
      <text:p text:style-name="P4"><text:span text:style-name="T1">הקבוצה הריקה איבר ב </text:span><text:span text:style-name="T1"><draw:frame draw:style-name="fr14" draw:name="Object95" text:anchor-type="as-char" svg:width="1.157cm" svg:height="0.489cm" draw:z-index="97"><draw:object xlink:href="./Object 95" xlink:type="simple" xlink:show="embed" xlink:actuate="onLoad"/><draw:image xlink:href="./ObjectReplacements/Object 95" xlink:type="simple" xlink:show="embed" xlink:actuate="onLoad"/></draw:frame></text:span><text:span text:style-name="T1">[1] (משפט: לכל קבוצה A, הקבוצה הריקה חלקית לה)</text:span></text:p>
      <text:p text:style-name="P4"><text:span text:style-name="T1">הקבוצה A היא איבר ב </text:span><text:span text:style-name="T1"><draw:frame draw:style-name="fr14" draw:name="Object96" text:anchor-type="as-char" svg:width="1.157cm" svg:height="0.489cm" draw:z-index="98"><draw:object xlink:href="./Object 96" xlink:type="simple" xlink:show="embed" xlink:actuate="onLoad"/><draw:image xlink:href="./ObjectReplacements/Object 96" xlink:type="simple" xlink:show="embed" xlink:actuate="onLoad"/></draw:frame></text:span><text:span text:style-name="T1">[2] (כל קבוצה חלקית לעצמה)</text:span></text:p>
      <text:p text:style-name="P10">מטענות 1, 2 עולה כי האיברים "הקבוצה הריקה" ו"הקבוצה A" שייכים לקבוצה B </text:p>
      <text:p text:style-name="P4"><text:soft-page-break/><text:span text:style-name="T1">לכן הקבוצה </text:span><text:span text:style-name="T1"><draw:frame draw:style-name="fr18" draw:name="Object97" text:anchor-type="as-char" svg:width="1.199cm" svg:height="0.564cm" draw:z-index="108"><draw:object-ole xlink:href="./Object 97" xlink:type="simple" xlink:show="embed" xlink:actuate="onLoad"/><draw:image xlink:href="./ObjectReplacements/Object 97" xlink:type="simple" xlink:show="embed" xlink:actuate="onLoad"/></draw:frame></text:span><text:span text:style-name="T1"> היא איבר ב </text:span><text:span text:style-name="T1"><draw:frame draw:style-name="fr14" draw:name="Object98" text:anchor-type="as-char" svg:width="1.159cm" svg:height="0.489cm" draw:z-index="109"><draw:object xlink:href="./Object 98" xlink:type="simple" xlink:show="embed" xlink:actuate="onLoad"/><draw:image xlink:href="./ObjectReplacements/Object 98" xlink:type="simple" xlink:show="embed" xlink:actuate="onLoad"/></draw:frame></text:span></text:p>
      <text:p text:style-name="P10">הטענה נכונה.</text:p>
      <text:p text:style-name="P10">מש"ל.</text:p>
      <text:p text:style-name="P4"><text:span text:style-name="T1">ד</text:span><text:span text:style-name="T1">.<text:tab/>אם </text:span><draw:frame draw:style-name="fr19" draw:name="Object63" text:anchor-type="as-char" svg:width="2.364cm" svg:height="0.564cm" draw:z-index="62"><draw:object-ole xlink:href="./Object 63" xlink:type="simple" xlink:show="embed" xlink:actuate="onLoad"/><draw:image xlink:href="./ObjectReplacements/Object 63" xlink:type="simple" xlink:show="embed" xlink:actuate="onLoad"/></draw:frame><text:span text:style-name="T1"> אז <text:s/></text:span><draw:frame draw:style-name="fr15" draw:name="Object64" text:anchor-type="as-char" svg:width="1.769cm" svg:height="0.527cm" draw:z-index="63"><draw:object-ole xlink:href="./Object 64" xlink:type="simple" xlink:show="embed" xlink:actuate="onLoad"/><draw:image xlink:href="./ObjectReplacements/Object 64" xlink:type="simple" xlink:show="embed" xlink:actuate="onLoad"/></draw:frame><text:span text:style-name="T1">.</text:span></text:p>
      <text:p text:style-name="P9">נסתור את הטענה באמצעות דוגמא נגדית.</text:p>
      <text:p text:style-name="P9">תהאנה A,B הקבוצות הבאות:</text:p>
      <text:p text:style-name="P9"><draw:frame draw:style-name="fr14" draw:name="Object99" text:anchor-type="as-char" svg:width="1.065cm" svg:height="0.483cm" draw:z-index="99"><draw:object xlink:href="./Object 99" xlink:type="simple" xlink:show="embed" xlink:actuate="onLoad"/><draw:image xlink:href="./ObjectReplacements/Object 99" xlink:type="simple" xlink:show="embed" xlink:actuate="onLoad"/></draw:frame></text:p>
      <text:p text:style-name="P14"><draw:frame draw:style-name="fr14" draw:name="Object100" text:anchor-type="as-char" svg:width="1.744cm" svg:height="0.519cm" draw:z-index="100"><draw:object xlink:href="./Object 100" xlink:type="simple" xlink:show="embed" xlink:actuate="onLoad"/><draw:image xlink:href="./ObjectReplacements/Object 100" xlink:type="simple" xlink:show="embed" xlink:actuate="onLoad"/></draw:frame></text:p>
      <text:p text:style-name="P13">אז</text:p>
      <text:p text:style-name="P33">P(B) = { <draw:frame draw:style-name="fr5" draw:name="Object101" text:anchor-type="as-char" svg:width="0.573cm" svg:height="0.467cm" draw:z-index="101"><draw:object xlink:href="./Object 101" xlink:type="simple" xlink:show="embed" xlink:actuate="onLoad"/><draw:image xlink:href="./ObjectReplacements/Object 101" xlink:type="simple" xlink:show="embed" xlink:actuate="onLoad"/></draw:frame>, <text:s/>{ <draw:frame draw:style-name="fr5" draw:name="Object102" text:anchor-type="as-char" svg:width="0.573cm" svg:height="0.467cm" draw:z-index="102"><draw:object xlink:href="./Object 102" xlink:type="simple" xlink:show="embed" xlink:actuate="onLoad"/><draw:image xlink:href="./ObjectReplacements/Object 102" xlink:type="simple" xlink:show="embed" xlink:actuate="onLoad"/></draw:frame>}, {A}, {<draw:frame draw:style-name="fr5" draw:name="Object103" text:anchor-type="as-char" svg:width="0.573cm" svg:height="0.467cm" draw:z-index="103"><draw:object xlink:href="./Object 103" xlink:type="simple" xlink:show="embed" xlink:actuate="onLoad"/><draw:image xlink:href="./ObjectReplacements/Object 103" xlink:type="simple" xlink:show="embed" xlink:actuate="onLoad"/></draw:frame>, A}}</text:p>
      <text:p text:style-name="P37">ניתן לראות כי <draw:frame draw:style-name="fr19" draw:name="Object104" text:anchor-type="as-char" svg:width="2.364cm" svg:height="0.564cm" draw:z-index="104"><draw:object-ole xlink:href="./Object 104" xlink:type="simple" xlink:show="embed" xlink:actuate="onLoad"/><draw:image xlink:href="./ObjectReplacements/Object 104" xlink:type="simple" xlink:show="embed" xlink:actuate="onLoad"/></draw:frame>.</text:p>
      <text:p text:style-name="P27">P(A) = { <draw:frame draw:style-name="fr5" draw:name="Object105" text:anchor-type="as-char" svg:width="0.573cm" svg:height="0.467cm" draw:z-index="105"><draw:object xlink:href="./Object 105" xlink:type="simple" xlink:show="embed" xlink:actuate="onLoad"/><draw:image xlink:href="./ObjectReplacements/Object 105" xlink:type="simple" xlink:show="embed" xlink:actuate="onLoad"/></draw:frame>, {1}}</text:p>
      <text:p text:style-name="P22">הקבוצה {1} חלקית ל A ולכן {1} שייכת ל <draw:frame draw:style-name="fr14" draw:name="Object106" text:anchor-type="as-char" svg:width="1.157cm" svg:height="0.489cm" draw:z-index="106"><draw:object xlink:href="./Object 106" xlink:type="simple" xlink:show="embed" xlink:actuate="onLoad"/><draw:image xlink:href="./ObjectReplacements/Object 106" xlink:type="simple" xlink:show="embed" xlink:actuate="onLoad"/></draw:frame>אולם {1} לא שייכת ל B.</text:p>
      <text:p text:style-name="P22">לכן קיים איבר השייך ל<draw:frame draw:style-name="fr14" draw:name="Object107" text:anchor-type="as-char" svg:width="1.157cm" svg:height="0.489cm" draw:z-index="107"><draw:object xlink:href="./Object 107" xlink:type="simple" xlink:show="embed" xlink:actuate="onLoad"/><draw:image xlink:href="./ObjectReplacements/Object 107" xlink:type="simple" xlink:show="embed" xlink:actuate="onLoad"/></draw:frame> ואינו שייך לקבוצה B.</text:p>
      <text:p text:style-name="P22">לכן הטענה אינה נכונה.</text:p>
      <text:p text:style-name="P22">מש"ל.</text:p>
      <text:p text:style-name="P37"/>
      <text:p text:style-name="P13"/>
      <text:p text:style-name="P13"/>
      <text:p text:style-name="P13"/>
      <text:p text:style-name="P13"/>
      <text:p text:style-name="P39"><text:span text:style-name="T4">שאלה </text:span><text:span text:style-name="T4">3</text:span><text:span text:style-name="T5"> <text:s/></text:span><text:span text:style-name="T1">(30 נקודות)</text:span></text:p>
      <text:p text:style-name="P3"><text:span text:style-name="T1">א</text:span><text:span text:style-name="T1">. <text:tab/>על קבוצת המספרים הטבעיים הזוגיים </text:span><draw:frame draw:style-name="fr20" draw:name="Object65" text:anchor-type="as-char" svg:width="2.829cm" svg:height="0.529cm" draw:z-index="112"><draw:object-ole xlink:href="./Object 65" xlink:type="simple" xlink:show="embed" xlink:actuate="onLoad"/><draw:image xlink:href="./ObjectReplacements/Object 65" xlink:type="simple" xlink:show="embed" xlink:actuate="onLoad"/></draw:frame><text:span text:style-name="T1">מגדירים פעולה בינרית <text:s/> <text:s/>כך: <text:s/></text:span></text:p>
      <text:p text:style-name="P40"><text:span text:style-name="T1"><text:s text:c="4"/><text:tab/>לכל </text:span><draw:frame draw:style-name="fr21" draw:name="Object66" text:anchor-type="as-char" svg:width="1.482cm" svg:height="0.527cm" draw:z-index="113"><draw:object-ole xlink:href="./Object 66" xlink:type="simple" xlink:show="embed" xlink:actuate="onLoad"/><draw:image xlink:href="./ObjectReplacements/Object 66" xlink:type="simple" xlink:show="embed" xlink:actuate="onLoad"/></draw:frame><text:span text:style-name="T1"> , <text:tab/><text:tab/></text:span><draw:frame draw:style-name="fr22" draw:name="Object67" text:anchor-type="as-char" svg:width="4.128cm" svg:height="1.094cm" draw:z-index="114"><draw:object-ole xlink:href="./Object 67" xlink:type="simple" xlink:show="embed" xlink:actuate="onLoad"/><draw:image xlink:href="./ObjectReplacements/Object 67" xlink:type="simple" xlink:show="embed" xlink:actuate="onLoad"/></draw:frame><text:span text:style-name="T1">.<text:line-break/>בדוק אם הפעולה <text:s/> <text:s/>מקיימת את תכונת הסגירות, את תכונת הקיבוציות, אם קיים איבר נטרלי ואם לכל איבר קיים נגדי ביחס לפעולה <text:s/>זו. <text:s/>נמק כל טענותיך.</text:span></text:p>
      <text:p text:style-name="P42">סגירות:</text:p>
      <text:p text:style-name="P43"><draw:frame draw:style-name="fr21" draw:name="Object114" text:anchor-type="as-char" svg:width="1.482cm" svg:height="0.527cm" draw:z-index="115"><draw:object-ole xlink:href="./Object 114" xlink:type="simple" xlink:show="embed" xlink:actuate="onLoad"/><draw:image xlink:href="./ObjectReplacements/Object 114" xlink:type="simple" xlink:show="embed" xlink:actuate="onLoad"/></draw:frame></text:p>
      <text:p text:style-name="P41"><text:span text:style-name="T1">יהיו </text:span><text:span text:style-name="T1"><draw:frame draw:style-name="fr23" draw:name="Object108" text:anchor-type="as-char" svg:width="1.482cm" svg:height="0.564cm" draw:z-index="116"><draw:object-ole xlink:href="./Object 108" xlink:type="simple" xlink:show="embed" xlink:actuate="onLoad"/><draw:image xlink:href="./ObjectReplacements/Object 108" xlink:type="simple" xlink:show="embed" xlink:actuate="onLoad"/></draw:frame></text:span></text:p>
      <text:p text:style-name="P43">לכן קיים x = 2a, <text:s/>y=2b</text:p>
      <text:p text:style-name="P44"><text:span text:style-name="T1"><draw:frame draw:style-name="fr14" draw:name="Object109" text:anchor-type="as-char" svg:width="8.493cm" svg:height="1.032cm" draw:z-index="117"><draw:object xlink:href="./Object 109" xlink:type="simple" xlink:show="embed" xlink:actuate="onLoad"/><draw:image xlink:href="./ObjectReplacements/Object 109" xlink:type="simple" xlink:show="embed" xlink:actuate="onLoad"/></draw:frame></text:span><text:span text:style-name="T1">=</text:span></text:p>
      <text:p text:style-name="P28"><draw:frame draw:style-name="fr14" draw:name="Object110" text:anchor-type="as-char" svg:width="7.038cm" svg:height="1.032cm" draw:z-index="118"><draw:object xlink:href="./Object 110" xlink:type="simple" xlink:show="embed" xlink:actuate="onLoad"/><draw:image xlink:href="./ObjectReplacements/Object 110" xlink:type="simple" xlink:show="embed" xlink:actuate="onLoad"/></draw:frame></text:p>
      <text:p text:style-name="P25"><text:span text:style-name="T1"><draw:frame draw:style-name="fr14" draw:name="Object111" text:anchor-type="as-char" svg:width="3.069cm" svg:height="0.489cm" draw:z-index="119"><draw:object xlink:href="./Object 111" xlink:type="simple" xlink:show="embed" xlink:actuate="onLoad"/><draw:image xlink:href="./ObjectReplacements/Object 111" xlink:type="simple" xlink:show="embed" xlink:actuate="onLoad"/></draw:frame></text:span><text:span text:style-name="T1">(a,b &gt;= 2. פעולת הכפל סגורה ביחס ל N)</text:span></text:p>
      <text:p text:style-name="P23">לכן</text:p>
      <text:p text:style-name="P25"><text:span text:style-name="T1"><draw:frame draw:style-name="fr14" draw:name="Object112" text:anchor-type="as-char" svg:width="3.893cm" svg:height="0.489cm" draw:z-index="120"><draw:object xlink:href="./Object 112" xlink:type="simple" xlink:show="embed" xlink:actuate="onLoad"/><draw:image xlink:href="./ObjectReplacements/Object 112" xlink:type="simple" xlink:show="embed" xlink:actuate="onLoad"/></draw:frame></text:span><text:span text:style-name="T1">(פעולת הכפל סגורה ביחס ל N)</text:span></text:p>
      <text:p text:style-name="P25"><text:span text:style-name="T1">מצאנו שלכל x*y מתקיים </text:span><text:span text:style-name="T1"><draw:frame draw:style-name="fr14" draw:name="Object113" text:anchor-type="as-char" svg:width="1.61cm" svg:height="0.483cm" draw:z-index="121"><draw:object xlink:href="./Object 113" xlink:type="simple" xlink:show="embed" xlink:actuate="onLoad"/><draw:image xlink:href="./ObjectReplacements/Object 113" xlink:type="simple" xlink:show="embed" xlink:actuate="onLoad"/></draw:frame></text:span></text:p>
      <text:p text:style-name="P23">לכן A סגורה תחת *.</text:p>
      <text:p text:style-name="P49">קיבוציות:</text:p>
      <text:p text:style-name="P48"><text:span text:style-name="T1">יהיו </text:span><text:span text:style-name="T1"><draw:frame draw:style-name="fr24" draw:name="Object116" text:anchor-type="as-char" svg:width="1.799cm" svg:height="0.564cm" draw:z-index="122"><draw:object-ole xlink:href="./Object 116" xlink:type="simple" xlink:show="embed" xlink:actuate="onLoad"/><draw:image xlink:href="./ObjectReplacements/Object 116" xlink:type="simple" xlink:show="embed" xlink:actuate="onLoad"/></draw:frame></text:span></text:p>
      <text:p text:style-name="P45"><draw:frame draw:style-name="fr14" draw:name="Object115" text:anchor-type="as-char" svg:width="13.153cm" svg:height="4.2cm" draw:z-index="123"><draw:object xlink:href="./Object 115" xlink:type="simple" xlink:show="embed" xlink:actuate="onLoad"/><draw:image xlink:href="./ObjectReplacements/Object 115" xlink:type="simple" xlink:show="embed" xlink:actuate="onLoad"/></draw:frame></text:p>
      <text:p text:style-name="P51">מסעיף 1, ומהשיוויון שלהלן עולה כי הפעולה * קיבוציות ביחס לקבוצה A.</text:p>
      <text:p text:style-name="P49">איבר נייטרלי:</text:p>
      <text:p text:style-name="P49"><draw:frame draw:style-name="fr25" draw:name="Object117" text:anchor-type="as-char" svg:width="1.023cm" svg:height="0.459cm" draw:z-index="124"><draw:object-ole xlink:href="./Object 117" xlink:type="simple" xlink:show="embed" xlink:actuate="onLoad"/><draw:image xlink:href="./ObjectReplacements/Object 117" xlink:type="simple" xlink:show="embed" xlink:actuate="onLoad"/></draw:frame></text:p>
      <text:p text:style-name="P26"><text:span text:style-name="T1">יהי </text:span><text:span text:style-name="T1"><draw:frame draw:style-name="fr26" draw:name="Object119" text:anchor-type="as-char" svg:width="1.023cm" svg:height="0.492cm" draw:z-index="125"><draw:object-ole xlink:href="./Object 119" xlink:type="simple" xlink:show="embed" xlink:actuate="onLoad"/><draw:image xlink:href="./ObjectReplacements/Object 119" xlink:type="simple" xlink:show="embed" xlink:actuate="onLoad"/></draw:frame></text:span></text:p>
      <text:p text:style-name="P47"><draw:frame draw:style-name="fr14" draw:name="Object118" text:anchor-type="as-char" svg:width="1.82cm" svg:height="0.489cm" draw:z-index="126"><draw:object xlink:href="./Object 118" xlink:type="simple" xlink:show="embed" xlink:actuate="onLoad"/><draw:image xlink:href="./ObjectReplacements/Object 118" xlink:type="simple" xlink:show="embed" xlink:actuate="onLoad"/></draw:frame></text:p>
      <text:p text:style-name="P47"><draw:frame draw:style-name="fr14" draw:name="Object120" text:anchor-type="as-char" svg:width="7.124cm" svg:height="1.034cm" draw:z-index="127"><draw:object xlink:href="./Object 120" xlink:type="simple" xlink:show="embed" xlink:actuate="onLoad"/><draw:image xlink:href="./ObjectReplacements/Object 120" xlink:type="simple" xlink:show="embed" xlink:actuate="onLoad"/></draw:frame></text:p>
      <text:p text:style-name="P48"><text:span text:style-name="T1">מסעיף 1,2 ומהפיתוח נוב</text:span><text:span text:style-name="T2">ע כי 4 הוא איבר נייטרלי בפעולה * ביחס ל A.</text:span></text:p>
      <text:p text:style-name="P50"><text:soft-page-break/>איבר נגדי:</text:p>
      <text:p text:style-name="P52">נוכיח על ידי דוגמא נגדית כי לא מתקיים בפעולה* איבר נגדי ביחס ל A.</text:p>
      <text:p text:style-name="P52"><draw:frame draw:style-name="fr21" draw:name="Object122" text:anchor-type="as-char" svg:width="1.482cm" svg:height="0.527cm" draw:z-index="65"><draw:object-ole xlink:href="./Object 122" xlink:type="simple" xlink:show="embed" xlink:actuate="onLoad"/><draw:image xlink:href="./ObjectReplacements/Object 122" xlink:type="simple" xlink:show="embed" xlink:actuate="onLoad"/></draw:frame></text:p>
      <text:p text:style-name="P46"><draw:frame draw:style-name="fr14" draw:name="Object121" text:anchor-type="as-char" svg:width="3.995cm" svg:height="2.043cm" draw:z-index="66"><draw:object xlink:href="./Object 121" xlink:type="simple" xlink:show="embed" xlink:actuate="onLoad"/><draw:image xlink:href="./ObjectReplacements/Object 121" xlink:type="simple" xlink:show="embed" xlink:actuate="onLoad"/></draw:frame></text:p>
      <text:p text:style-name="P52">אולם, אם x=2 אז</text:p>
      <text:p text:style-name="P29"><draw:frame draw:style-name="fr14" draw:name="Object123" text:anchor-type="as-char" svg:width="3.983cm" svg:height="1.538cm" draw:z-index="67"><draw:object xlink:href="./Object 123" xlink:type="simple" xlink:show="embed" xlink:actuate="onLoad"/><draw:image xlink:href="./ObjectReplacements/Object 123" xlink:type="simple" xlink:show="embed" xlink:actuate="onLoad"/></draw:frame></text:p>
      <text:p text:style-name="P24">קיים איבר השייך ל A שאין לו נגדי, לכן תכונת האיבר הנגדי לא מתקיימת בפעולה * ביחס לקבוצה A.</text:p>
      <text:p text:style-name="P55"><text:span text:style-name="T1">ב.<text:tab/>פתור את השאלה מסעיף א' בהנחה כי </text:span><draw:frame draw:style-name="fr27" draw:name="Object68" text:anchor-type="as-char" svg:width="2.037cm" svg:height="0.529cm" draw:z-index="68"><draw:object-ole xlink:href="./Object 68" xlink:type="simple" xlink:show="embed" xlink:actuate="onLoad"/><draw:image xlink:href="./ObjectReplacements/Object 68" xlink:type="simple" xlink:show="embed" xlink:actuate="onLoad"/></draw:frame><text:span text:style-name="T1">. ( </text:span><text:span text:style-name="T4">Q</text:span><text:span text:style-name="T1"> היא קבוצת המספרים הרציונליים).</text:span></text:p>
      <text:p text:style-name="P53">סגירות:</text:p>
      <text:p text:style-name="P54"><draw:frame draw:style-name="fr21" draw:name="Object124" text:anchor-type="as-char" svg:width="1.482cm" svg:height="0.527cm" draw:z-index="69"><draw:object-ole xlink:href="./Object 124" xlink:type="simple" xlink:show="embed" xlink:actuate="onLoad"/><draw:image xlink:href="./ObjectReplacements/Object 124" xlink:type="simple" xlink:show="embed" xlink:actuate="onLoad"/></draw:frame></text:p>
      <text:p text:style-name="P11">הקבוצה Q\2 סגורה לחיבור ולכפל ולכן תכונת הסגירות מתקיימת בפעולה * ביחס לקבוצה Q\2.</text:p>
      <text:p text:style-name="P11">נבדוק מצב בו <draw:frame draw:style-name="fr14" draw:name="Object125" text:anchor-type="as-char" svg:width="1.556cm" svg:height="0.483cm" draw:z-index="70"><draw:object xlink:href="./Object 125" xlink:type="simple" xlink:show="embed" xlink:actuate="onLoad"/><draw:image xlink:href="./ObjectReplacements/Object 125" xlink:type="simple" xlink:show="embed" xlink:actuate="onLoad"/></draw:frame></text:p>
      <text:p text:style-name="P11">נניח <draw:frame draw:style-name="fr14" draw:name="Object129" text:anchor-type="as-char" svg:width="1.552cm" svg:height="0.483cm" draw:z-index="71"><draw:object xlink:href="./Object 129" xlink:type="simple" xlink:show="embed" xlink:actuate="onLoad"/><draw:image xlink:href="./ObjectReplacements/Object 129" xlink:type="simple" xlink:show="embed" xlink:actuate="onLoad"/></draw:frame></text:p>
      <text:p text:style-name="P32"><draw:frame draw:style-name="fr14" draw:name="Object127" text:anchor-type="as-char" svg:width="4.008cm" svg:height="3.605cm" draw:z-index="72"><draw:object xlink:href="./Object 127" xlink:type="simple" xlink:show="embed" xlink:actuate="onLoad"/><draw:image xlink:href="./ObjectReplacements/Object 127" xlink:type="simple" xlink:show="embed" xlink:actuate="onLoad"/></draw:frame></text:p>
      <text:p text:style-name="P36">קיבלנו שהמשוואה נכונה לכל x,y אם x=2 או y=2 אולם <draw:frame draw:style-name="fr14" draw:name="Object128" text:anchor-type="as-char" svg:width="1.06cm" svg:height="0.483cm" draw:z-index="129"><draw:object xlink:href="./Object 128" xlink:type="simple" xlink:show="embed" xlink:actuate="onLoad"/><draw:image xlink:href="./ObjectReplacements/Object 128" xlink:type="simple" xlink:show="embed" xlink:actuate="onLoad"/></draw:frame>ולכן התצאה של הפעולה הבינארית לא יהיה 2.</text:p>
      <text:p text:style-name="P25"><text:span text:style-name="T1">מצאנו שלכל x*y מתקיים </text:span><text:span text:style-name="T1"><draw:frame draw:style-name="fr14" draw:name="Object126" text:anchor-type="as-char" svg:width="1.61cm" svg:height="0.483cm" draw:z-index="73"><draw:object xlink:href="./Object 126" xlink:type="simple" xlink:show="embed" xlink:actuate="onLoad"/><draw:image xlink:href="./ObjectReplacements/Object 126" xlink:type="simple" xlink:show="embed" xlink:actuate="onLoad"/></draw:frame></text:span></text:p>
      <text:p text:style-name="P23">לכן A סגורה תחת *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David" svg:font-family="David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cm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0.635cm" fo:text-align="justify" style:justify-single-word="false" fo:orphans="2" fo:widows="2" fo:hyphenation-ladder-count="no-limit" fo:text-indent="0cm" style:auto-text-indent="false" style:writing-mode="rl-tb"/>
      <style:text-properties style:use-window-font-color="true" style:font-name="Times New Roman" fo:font-size="11pt" fo:language="en" fo:country="US" fo:font-style="italic" style:font-name-asian="Times New Roman" style:font-size-asian="11pt" style:language-asian="zxx" style:country-asian="none" style:font-style-asian="italic" style:font-name-complex="David" style:font-size-complex="12pt" style:language-complex="he" style:country-complex="I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1.27cm" fo:margin-bottom="0.635cm" fo:line-height="0.847cm" fo:text-align="end" style:justify-single-word="false" fo:keep-with-next="always"/>
      <style:text-properties fo:font-size="20pt" fo:font-weight="bold" style:letter-kerning="true" style:font-size-asian="20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1.27cm" fo:margin-bottom="0.635cm" fo:line-height="0.706cm" fo:text-align="end" style:justify-single-word="false" fo:keep-with-next="always"/>
      <style:text-properties fo:font-size="16pt" fo:font-weight="bold" style:font-size-asian="16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1.27cm" fo:margin-bottom="0.635cm" fo:text-align="end" style:justify-single-word="false" fo:keep-with-next="always"/>
      <style:text-properties fo:font-size="12pt" fo:font-weight="bold" style:font-size-asian="12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text-align="end" style:justify-single-word="false" fo:keep-with-next="always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 style:font-name-complex="Times New Roman"/>
    </style:style>
    <style:style style:name="Absatz-Standardschriftart" style:family="text"/>
    <style:style style:name="WW8Num9z0" style:family="text">
      <style:text-properties style:font-name="Symbol" style:font-name-asian="Times New Roman" style:font-name-complex="Times New Roman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eader_20_Char" style:display-name="Header Char" style:family="text" style:parent-style-name="Default_20_Paragraph_20_Font">
      <style:text-properties fo:font-size="11pt" fo:font-style="italic" style:font-size-asian="11pt" style:font-style-asian="italic" style:font-name-complex="David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0.999cm" fo:page-height="29.699cm" style:num-format="1" style:print-orientation="portrait" fo:margin-top="1.27cm" fo:margin-bottom="1.27cm" fo:margin-left="3.17cm" fo:margin-right="3.17cm" fo:background-color="#ffffff" style:writing-mode="rl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Page_20_Number"><text:page-number text:select-page="current">12</text:page-number>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שאלון למטלת מנחה (ממ"ן)</dc:title>
    <meta:initial-creator>The Open University</meta:initial-creator>
    <meta:creation-date>2009-05-31T09:23:00</meta:creation-date>
    <dc:date>2009-08-31T23:54:36.65</dc:date>
    <meta:print-date>2009-08-23T01:21:00</meta:print-date>
    <meta:editing-cycles>60</meta:editing-cycles>
    <meta:editing-duration>PT580H44M09S</meta:editing-duration>
    <meta:generator>OpenOffice.org/3.0$Win32 OpenOffice.org_project/300m9$Build-9358</meta:generator>
    <meta:document-statistic meta:table-count="1" meta:image-count="0" meta:object-count="129" meta:page-count="7" meta:paragraph-count="161" meta:word-count="901" meta:character-count="3747"/>
    <meta:user-defined meta:name="Info 1"/>
    <meta:user-defined meta:name="Info 2"/>
    <meta:user-defined meta:name="Info 3"/>
    <meta:user-defined meta:name="Info 4"/>
  </office:meta>
</office:document-meta>
</file>

<file path=Object 10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=</math:mo>
      <math:mrow>
        <math:mo math:stretchy="false">∅</math:mo>
        <math:mi>,</math:mi>
        <math:mi>A</math:mi>
      </math:mrow>
    </math:mrow>
    <math:annotation math:encoding="StarMath 5.0">B = { emptyset, A }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</math:annotation>
  </math:semantics>
</math:math>
</file>

<file path=Object 102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o math:stretchy="false">(</math:mo>
        <math:mi>A</math:mi>
        <math:mo math:stretchy="false">)</math:mo>
      </math:mrow>
    </math:mrow>
    <math:annotation math:encoding="StarMath 5.0">P(A)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o math:stretchy="false">(</math:mo>
        <math:mi>A</math:mi>
        <math:mo math:stretchy="false">)</math:mo>
      </math:mrow>
    </math:mrow>
    <math:annotation math:encoding="StarMath 5.0">P(A)</math:annotation>
  </math:semantics>
</math:math>
</file>

<file path=Object 10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x</math:mi>
          <math:mo math:stretchy="false">∗</math:mo>
          <math:mi>y</math:mi>
        </math:mrow>
        <math:mo math:stretchy="false">=</math:mo>
        <math:mrow>
          <math:mfrac>
            <math:mrow>
              <math:mo math:stretchy="false">(</math:mo>
              <math:mrow>
                <math:mrow>
                  <math:mo math:stretchy="false">(</math:mo>
                  <math:mrow>
                    <math:mi>x</math:mi>
                    <math:mo math:stretchy="false">−</math:mo>
                    <math:mn>2</math:mn>
                  </math:mrow>
                  <math:mo math:stretchy="false">)</math:mo>
                </math:mrow>
                <math:mrow>
                  <math:mo math:stretchy="false">(</math:mo>
                  <math:mrow>
                    <math:mi>y</math:mi>
                    <math:mo math:stretchy="false">−</math:mo>
                    <math:mn>2</math:mn>
                  </math:mrow>
                  <math:mo math:stretchy="false">)</math:mo>
                </math:mrow>
              </math:mrow>
              <math:mo math:stretchy="false">)</math:mo>
            </math:mrow>
            <math:mn>2</math:mn>
          </math:mfrac>
          <math:mo math:stretchy="false">+</math:mo>
          <math:mn>2</math:mn>
        </math:mrow>
      </math:mrow>
      <math:mo math:stretchy="false">=</math:mo>
      <math:mrow>
        <math:mfrac>
          <math:mrow>
            <math:mo math:stretchy="false">(</math:mo>
            <math:mrow>
              <math:mrow>
                <math:mo math:stretchy="false">(</math:mo>
                <math:mrow>
                  <math:mn>2a</math:mn>
                  <math:mo math:stretchy="false">−</math:mo>
                  <math:mn>2</math:mn>
                </math:mrow>
                <math:mo math:stretchy="false">)</math:mo>
              </math:mrow>
              <math:mrow>
                <math:mo math:stretchy="false">(</math:mo>
                <math:mrow>
                  <math:mn>2b</math:mn>
                  <math:mo math:stretchy="false">−</math:mo>
                  <math:mn>2</math:mn>
                </math:mrow>
                <math:mo math:stretchy="false">)</math:mo>
              </math:mrow>
            </math:mrow>
            <math:mo math:stretchy="false">)</math:mo>
          </math:mrow>
          <math:mn>2</math:mn>
        </math:mfrac>
        <math:mo math:stretchy="false">+</math:mo>
        <math:mn>2</math:mn>
      </math:mrow>
    </math:mrow>
    <math:annotation math:encoding="StarMath 5.0">x*y = ((x-2)(y-2)) over 2 + 2 = ((2a-2)(2b-2)) over 2 + 2</math:annotation>
  </math:semantics>
</math:math>
</file>

<file path=Object 11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o math:stretchy="false">(</math:mo>
              <math:mrow>
                <math:mn>4</math:mn>
                <math:mrow>
                  <math:mo math:stretchy="false">(</math:mo>
                  <math:mrow>
                    <math:mi>a</math:mi>
                    <math:mo math:stretchy="false">−</math:mo>
                    <math:mn>1</math:mn>
                  </math:mrow>
                  <math:mo math:stretchy="false">)</math:mo>
                </math:mrow>
                <math:mrow>
                  <math:mo math:stretchy="false">(</math:mo>
                  <math:mrow>
                    <math:mi>b</math:mi>
                    <math:mo math:stretchy="false">−</math:mo>
                    <math:mn>1</math:mn>
                  </math:mrow>
                  <math:mo math:stretchy="false">)</math:mo>
                </math:mrow>
              </math:mrow>
              <math:mo math:stretchy="false">)</math:mo>
            </math:mrow>
            <math:mn>2</math:mn>
          </math:mfrac>
          <math:mo math:stretchy="false">+</math:mo>
          <math:mn>2</math:mn>
        </math:mrow>
        <math:mo math:stretchy="false">=</math:mo>
        <math:mn>2</math:mn>
      </math:mrow>
      <math:mrow>
        <math:mo math:stretchy="false">(</math:mo>
        <math:mrow>
          <math:mi>a</math:mi>
          <math:mo math:stretchy="false">−</math:mo>
          <math:mn>1</math:mn>
        </math:mrow>
        <math:mo math:stretchy="false">)</math:mo>
      </math:mrow>
      <math:mrow>
        <math:mrow>
          <math:mo math:stretchy="false">(</math:mo>
          <math:mrow>
            <math:mi>b</math:mi>
            <math:mo math:stretchy="false">−</math:mo>
            <math:mn>1</math:mn>
          </math:mrow>
          <math:mo math:stretchy="false">)</math:mo>
        </math:mrow>
        <math:mo math:stretchy="false">+</math:mo>
        <math:mn>2</math:mn>
      </math:mrow>
    </math:mrow>
    <math:annotation math:encoding="StarMath 5.0">(4(a-1)(b-1) ) over 2 + 2 = 2(a-1)(b-1)+2</math:annotation>
  </math:semantics>
</math:math>
</file>

<file path=Object 11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i>a</math:mi>
          <math:mo math:stretchy="false">−</math:mo>
          <math:mn>1</math:mn>
        </math:mrow>
        <math:mo math:stretchy="false">)</math:mo>
      </math:mrow>
      <math:mrow>
        <math:mrow>
          <math:mo math:stretchy="false">(</math:mo>
          <math:mrow>
            <math:mi>b</math:mi>
            <math:mo math:stretchy="false">−</math:mo>
            <math:mn>1</math:mn>
          </math:mrow>
          <math:mo math:stretchy="false">)</math:mo>
        </math:mrow>
        <math:mo math:stretchy="false">∈</math:mo>
        <math:mi>N</math:mi>
      </math:mrow>
    </math:mrow>
    <math:annotation math:encoding="StarMath 5.0">(a-1)(b-1) in N</math:annotation>
  </math:semantics>
</math:math>
</file>

<file path=Object 112/content.xml><?xml version="1.0" encoding="utf-8"?>
<!DOCTYPE math  PUBLIC '-//OpenOffice.org//DTD Modified W3C MathML 1.01//EN'  'math.dtd'>
<math:math xmlns:math="http://www.w3.org/1998/Math/MathML">
  <math:semantics>
    <math:mrow>
      <math:mn>2</math:mn>
      <math:mrow>
        <math:mo math:stretchy="false">(</math:mo>
        <math:mrow>
          <math:mi>a</math:mi>
          <math:mo math:stretchy="false">−</math:mo>
          <math:mn>1</math:mn>
        </math:mrow>
        <math:mo math:stretchy="false">)</math:mo>
      </math:mrow>
      <math:mrow>
        <math:mrow>
          <math:mrow>
            <math:mo math:stretchy="false">(</math:mo>
            <math:mrow>
              <math:mi>b</math:mi>
              <math:mo math:stretchy="false">−</math:mo>
              <math:mn>1</math:mn>
            </math:mrow>
            <math:mo math:stretchy="false">)</math:mo>
          </math:mrow>
          <math:mo math:stretchy="false">+</math:mo>
          <math:mn>2</math:mn>
        </math:mrow>
        <math:mo math:stretchy="false">∈</math:mo>
        <math:mi>A</math:mi>
      </math:mrow>
    </math:mrow>
    <math:annotation math:encoding="StarMath 5.0"> 2(a-1)(b-1)+2 in A</math:annotation>
  </math:semantics>
</math:math>
</file>

<file path=Object 113/content.xml><?xml version="1.0" encoding="utf-8"?>
<!DOCTYPE math  PUBLIC '-//OpenOffice.org//DTD Modified W3C MathML 1.01//EN'  'math.dtd'>
<math:math xmlns:math="http://www.w3.org/1998/Math/MathML">
  <math:semantics>
    <math:mrow>
      <math:mrow>
        <math:mi>x</math:mi>
        <math:mo math:stretchy="false">∗</math:mo>
        <math:mi>y</math:mi>
      </math:mrow>
      <math:mo math:stretchy="false">∈</math:mo>
      <math:mi>A</math:mi>
    </math:mrow>
    <math:annotation math:encoding="StarMath 5.0">x*y in A</math:annotation>
  </math:semantics>
</math:math>
</file>

<file path=Object 1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row>
              <math:mo math:stretchy="false">(</math:mo>
              <math:mrow>
                <math:mi>x</math:mi>
                <math:mo math:stretchy="false">∗</math:mo>
                <math:mi>y</math:mi>
              </math:mrow>
              <math:mo math:stretchy="false">)</math:mo>
            </math:mrow>
            <math:mo math:stretchy="false">∗</math:mo>
            <math:mi>z</math:mi>
          </math:mrow>
          <math:mo math:stretchy="false">=</math:mo>
          <math:mrow>
            <math:mi>x</math:mi>
            <math:mo math:stretchy="false">∗</math:mo>
            <math:mrow>
              <math:mo math:stretchy="false">(</math:mo>
              <math:mrow>
                <math:mi>y</math:mi>
                <math:mo math:stretchy="false">∗</math:mo>
                <math:mi>z</math:mi>
              </math:mrow>
              <math:mo math:stretchy="false">)</math:mo>
            </math:mrow>
          </math:mrow>
        </math:mrow>
      </math:mtr>
      <math:mtr>
        <math:mrow>
          <math:mrow>
            <math:mrow>
              <math:mo math:stretchy="false">(</math:mo>
              <math:mrow>
                <math:mfrac>
                  <math:mrow>
                    <math:mo math:stretchy="false">(</math:mo>
                    <math:mrow>
                      <math:mrow>
                        <math:mo math:stretchy="false">(</math:mo>
                        <math:mrow>
                          <math:mi>x</math:mi>
                          <math:mo math:stretchy="false">−</math:mo>
                          <math:mn>2</math:mn>
                        </math:mrow>
                        <math:mo math:stretchy="false">)</math:mo>
                      </math:mrow>
                      <math:mrow>
                        <math:mo math:stretchy="false">(</math:mo>
                        <math:mrow>
                          <math:mi>y</math:mi>
                          <math:mo math:stretchy="false">−</math:mo>
                          <math:mn>2</math:mn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n>2</math:mn>
                </math:mfrac>
                <math:mo math:stretchy="false">+</math:mo>
                <math:mn>2</math:mn>
              </math:mrow>
              <math:mo math:stretchy="false">)</math:mo>
            </math:mrow>
            <math:mo math:stretchy="false">∗</math:mo>
            <math:mi>z</math:mi>
          </math:mrow>
          <math:mo math:stretchy="false">=</math:mo>
          <math:mrow>
            <math:mi>x</math:mi>
            <math:mo math:stretchy="false">∗</math:mo>
            <math:mrow>
              <math:mo math:stretchy="false">(</math:mo>
              <math:mrow>
                <math:mfrac>
                  <math:mrow>
                    <math:mo math:stretchy="false">(</math:mo>
                    <math:mrow>
                      <math:mrow>
                        <math:mo math:stretchy="false">(</math:mo>
                        <math:mrow>
                          <math:mi>y</math:mi>
                          <math:mo math:stretchy="false">−</math:mo>
                          <math:mn>2</math:mn>
                        </math:mrow>
                        <math:mo math:stretchy="false">)</math:mo>
                      </math:mrow>
                      <math:mrow>
                        <math:mo math:stretchy="false">(</math:mo>
                        <math:mrow>
                          <math:mi>z</math:mi>
                          <math:mo math:stretchy="false">−</math:mo>
                          <math:mn>2</math:mn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n>2</math:mn>
                </math:mfrac>
                <math:mo math:stretchy="false">+</math:mo>
                <math:mn>2</math:mn>
              </math:mrow>
              <math:mo math:stretchy="false">)</math:mo>
            </math:mrow>
          </math:mrow>
        </math:mrow>
      </math:mtr>
      <math:mtr>
        <math:mrow>
          <math:mrow>
            <math:mfrac>
              <math:mrow>
                <math:mo math:stretchy="false">[</math:mo>
                <math:mrow>
                  <math:mo math:stretchy="false">[</math:mo>
                  <math:mrow>
                    <math:mrow>
                      <math:mo math:stretchy="false">(</math:mo>
                      <math:mrow>
                        <math:mrow>
                          <math:mfrac>
                            <math:mrow>
                              <math:mo math:stretchy="false">(</math:mo>
                              <math:mrow>
                                <math:mrow>
                                  <math:mo math:stretchy="false">(</math:mo>
                                  <math:mrow>
                                    <math:mi>x</math:mi>
                                    <math:mo math:stretchy="false">−</math:mo>
                                    <math:mn>2</math:mn>
                                  </math:mrow>
                                  <math:mo math:stretchy="false">)</math:mo>
                                </math:mrow>
                                <math:mrow>
                                  <math:mo math:stretchy="false">(</math:mo>
                                  <math:mrow>
                                    <math:mi>y</math:mi>
                                    <math:mo math:stretchy="false">−</math:mo>
                                    <math:mn>2</math:mn>
                                  </math:mrow>
                                  <math:mo math:stretchy="false">)</math:mo>
                                </math:mrow>
                              </math:mrow>
                              <math:mo math:stretchy="false">)</math:mo>
                            </math:mrow>
                            <math:mn>2</math:mn>
                          </math:mfrac>
                          <math:mo math:stretchy="false">+</math:mo>
                          <math:mn>2</math:mn>
                        </math:mrow>
                        <math:mo math:stretchy="false">−</math:mo>
                        <math:mn>2</math:mn>
                      </math:mrow>
                      <math:mo math:stretchy="false">)</math:mo>
                    </math:mrow>
                    <math:mrow>
                      <math:mo math:stretchy="false">(</math:mo>
                      <math:mrow>
                        <math:mi>z</math:mi>
                        <math:mo math:stretchy="false">−</math:mo>
                        <math:mn>2</math:mn>
                      </math:mrow>
                      <math:mo math:stretchy="false">)</math:mo>
                    </math:mrow>
                  </math:mrow>
                  <math:mo math:stretchy="false">]</math:mo>
                </math:mrow>
                <math:mo math:stretchy="false">]</math:mo>
              </math:mrow>
              <math:mn>2</math:mn>
            </math:mfrac>
            <math:mo math:stretchy="false">+</math:mo>
            <math:mn>2</math:mn>
          </math:mrow>
          <math:mo math:stretchy="false">=</math:mo>
          <math:mrow>
            <math:mfrac>
              <math:mrow>
                <math:mo math:stretchy="false">[</math:mo>
                <math:mrow>
                  <math:mrow>
                    <math:mo math:stretchy="false">(</math:mo>
                    <math:mrow>
                      <math:mi>x</math:mi>
                      <math:mo math:stretchy="false">−</math:mo>
                      <math:mn>2</math:mn>
                    </math:mrow>
                    <math:mo math:stretchy="false">)</math:mo>
                  </math:mrow>
                  <math:mrow>
                    <math:mo math:stretchy="false">(</math:mo>
                    <math:mrow>
                      <math:mrow>
                        <math:mfrac>
                          <math:mrow>
                            <math:mo math:stretchy="false">(</math:mo>
                            <math:mrow>
                              <math:mrow>
                                <math:mo math:stretchy="false">(</math:mo>
                                <math:mrow>
                                  <math:mi>y</math:mi>
                                  <math:mo math:stretchy="false">−</math:mo>
                                  <math:mn>2</math:mn>
                                </math:mrow>
                                <math:mo math:stretchy="false">)</math:mo>
                              </math:mrow>
                              <math:mrow>
                                <math:mo math:stretchy="false">(</math:mo>
                                <math:mrow>
                                  <math:mi>z</math:mi>
                                  <math:mo math:stretchy="false">−</math:mo>
                                  <math:mn>2</math:mn>
                                </math:mrow>
                                <math:mo math:stretchy="false">)</math:mo>
                              </math:mrow>
                            </math:mrow>
                            <math:mo math:stretchy="false">)</math:mo>
                          </math:mrow>
                          <math:mn>2</math:mn>
                        </math:mfrac>
                        <math:mo math:stretchy="false">+</math:mo>
                        <math:mn>2</math:mn>
                      </math:mrow>
                      <math:mo math:stretchy="false">−</math:mo>
                      <math:mn>2</math:mn>
                    </math:mrow>
                    <math:mo math:stretchy="false">)</math:mo>
                  </math:mrow>
                </math:mrow>
                <math:mo math:stretchy="false">]</math:mo>
              </math:mrow>
              <math:mn>2</math:mn>
            </math:mfrac>
            <math:mo math:stretchy="false">+</math:mo>
            <math:mn>2</math:mn>
          </math:mrow>
        </math:mrow>
      </math:mtr>
      <math:mtr>
        <math:mrow>
          <math:mfrac>
            <math:mrow>
              <math:mo math:stretchy="false">[</math:mo>
              <math:mrow>
                <math:mrow>
                  <math:mo math:stretchy="false">(</math:mo>
                  <math:mrow>
                    <math:mi>x</math:mi>
                    <math:mo math:stretchy="false">−</math:mo>
                    <math:mn>2</math:mn>
                  </math:mrow>
                  <math:mo math:stretchy="false">)</math:mo>
                </math:mrow>
                <math:mrow>
                  <math:mo math:stretchy="false">(</math:mo>
                  <math:mrow>
                    <math:mi>y</math:mi>
                    <math:mo math:stretchy="false">−</math:mo>
                    <math:mn>2</math:mn>
                  </math:mrow>
                  <math:mo math:stretchy="false">)</math:mo>
                </math:mrow>
                <math:mrow>
                  <math:mo math:stretchy="false">(</math:mo>
                  <math:mrow>
                    <math:mi>z</math:mi>
                    <math:mo math:stretchy="false">−</math:mo>
                    <math:mn>2</math:mn>
                  </math:mrow>
                  <math:mo math:stretchy="false">)</math:mo>
                </math:mrow>
              </math:mrow>
              <math:mo math:stretchy="false">]</math:mo>
            </math:mrow>
            <math:mn>4</math:mn>
          </math:mfrac>
          <math:mo math:stretchy="false">=</math:mo>
          <math:mfrac>
            <math:mrow>
              <math:mo math:stretchy="false">[</math:mo>
              <math:mrow>
                <math:mrow>
                  <math:mo math:stretchy="false">(</math:mo>
                  <math:mrow>
                    <math:mi>x</math:mi>
                    <math:mo math:stretchy="false">−</math:mo>
                    <math:mn>2</math:mn>
                  </math:mrow>
                  <math:mo math:stretchy="false">)</math:mo>
                </math:mrow>
                <math:mrow>
                  <math:mo math:stretchy="false">(</math:mo>
                  <math:mrow>
                    <math:mi>y</math:mi>
                    <math:mo math:stretchy="false">−</math:mo>
                    <math:mn>2</math:mn>
                  </math:mrow>
                  <math:mo math:stretchy="false">)</math:mo>
                </math:mrow>
                <math:mrow>
                  <math:mo math:stretchy="false">(</math:mo>
                  <math:mrow>
                    <math:mi>z</math:mi>
                    <math:mo math:stretchy="false">−</math:mo>
                    <math:mn>2</math:mn>
                  </math:mrow>
                  <math:mo math:stretchy="false">)</math:mo>
                </math:mrow>
              </math:mrow>
              <math:mo math:stretchy="false">]</math:mo>
            </math:mrow>
            <math:mn>4</math:mn>
          </math:mfrac>
        </math:mrow>
      </math:mtr>
    </math:mtable>
    <math:annotation math:encoding="StarMath 5.0">(x*y)*z = x * (y*z) newline
(((x-2)(y-2)) over 2 + 2) * z = x * (((y-2)(z-2)) over 2 + 2) newline
[[(((x-2)(y-2)) over 2 + 2 -2)(z-2)] ] over 2 + 2= [(x-2)(((y-2)(z-2)) over 2 + 2 -2 ) ] over 2 + 2 newline
[(x-2)(y-2)(z-2)] over 4 = [(x-2)(y-2)(z-2)] over 4 </math:annotation>
  </math:semantics>
</math:math>
</file>

<file path=Object 118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i>x</math:mi>
          <math:mo math:stretchy="false">∗</math:mo>
          <math:mn>4</math:mn>
        </math:mrow>
        <math:mo math:stretchy="false">)</math:mo>
      </math:mrow>
      <math:mo math:stretchy="false">=</math:mo>
      <math:mi>x</math:mi>
    </math:mrow>
    <math:annotation math:encoding="StarMath 5.0">(x*4) = x </math:annotation>
  </math:semantics>
</math:math>
</file>

<file path=Object 12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o math:stretchy="false">(</math:mo>
            <math:mrow>
              <math:mi>x</math:mi>
              <math:mo math:stretchy="false">∗</math:mo>
              <math:mn>4</math:mn>
            </math:mrow>
            <math:mo math:stretchy="false">)</math:mo>
          </math:mrow>
          <math:mo math:stretchy="false">=</math:mo>
          <math:mrow>
            <math:mfrac>
              <math:mrow>
                <math:mo math:stretchy="false">(</math:mo>
                <math:mrow>
                  <math:mrow>
                    <math:mo math:stretchy="false">(</math:mo>
                    <math:mrow>
                      <math:mi>x</math:mi>
                      <math:mo math:stretchy="false">−</math:mo>
                      <math:mn>2</math:mn>
                    </math:mrow>
                    <math:mo math:stretchy="false">)</math:mo>
                  </math:mrow>
                  <math:mrow>
                    <math:mo math:stretchy="false">(</math:mo>
                    <math:mrow>
                      <math:mn>4</math:mn>
                      <math:mo math:stretchy="false">−</math:mo>
                      <math:mn>2</math:mn>
                    </math:mrow>
                    <math:mo math:stretchy="false">)</math:mo>
                  </math:mrow>
                </math:mrow>
                <math:mo math:stretchy="false">)</math:mo>
              </math:mrow>
              <math:mn>2</math:mn>
            </math:mfrac>
            <math:mo math:stretchy="false">+</math:mo>
            <math:mn>2</math:mn>
          </math:mrow>
        </math:mrow>
        <math:mo math:stretchy="false">=</math:mo>
        <math:mrow>
          <math:mrow>
            <math:mi>x</math:mi>
            <math:mo math:stretchy="false">−</math:mo>
            <math:mn>2</math:mn>
          </math:mrow>
          <math:mo math:stretchy="false">+</math:mo>
          <math:mn>2</math:mn>
        </math:mrow>
      </math:mrow>
      <math:mo math:stretchy="false">=</math:mo>
      <math:mi>x</math:mi>
    </math:mrow>
    <math:annotation math:encoding="StarMath 5.0">(x*4) = ((x-2)(4-2)) over 2 + 2 = x-2 + 2 = x</math:annotation>
  </math:semantics>
</math:math>
</file>

<file path=Object 12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x</math:mi>
            <math:mo math:stretchy="false">∗</math:mo>
            <math:mi>y</math:mi>
          </math:mrow>
          <math:mo math:stretchy="false">=</math:mo>
          <math:mn>4</math:mn>
        </math:mrow>
      </math:mtr>
      <math:mtr>
        <math:mrow>
          <math:mrow>
            <math:mfrac>
              <math:mrow>
                <math:mo math:stretchy="false">[</math:mo>
                <math:mrow>
                  <math:mrow>
                    <math:mo math:stretchy="false">(</math:mo>
                    <math:mrow>
                      <math:mi>x</math:mi>
                      <math:mo math:stretchy="false">−</math:mo>
                      <math:mn>2</math:mn>
                    </math:mrow>
                    <math:mo math:stretchy="false">)</math:mo>
                  </math:mrow>
                  <math:mrow>
                    <math:mo math:stretchy="false">(</math:mo>
                    <math:mrow>
                      <math:mi>y</math:mi>
                      <math:mo math:stretchy="false">−</math:mo>
                      <math:mn>2</math:mn>
                    </math:mrow>
                    <math:mo math:stretchy="false">)</math:mo>
                  </math:mrow>
                </math:mrow>
                <math:mo math:stretchy="false">]</math:mo>
              </math:mrow>
              <math:mn>2</math:mn>
            </math:mfrac>
            <math:mo math:stretchy="false">+</math:mo>
            <math:mn>2</math:mn>
          </math:mrow>
          <math:mo math:stretchy="false">=</math:mo>
          <math:mn>4</math:mn>
        </math:mrow>
      </math:mtr>
    </math:mtable>
    <math:annotation math:encoding="StarMath 5.0">x*y = 4 newline
[(x-2)(y-2)]over 2 + 2 = 4 newline</math:annotation>
  </math:semantics>
</math:math>
</file>

<file path=Object 12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rac>
              <math:mrow>
                <math:mo math:stretchy="false">[</math:mo>
                <math:mrow>
                  <math:mrow>
                    <math:mo math:stretchy="false">(</math:mo>
                    <math:mrow>
                      <math:mn>2</math:mn>
                      <math:mo math:stretchy="false">−</math:mo>
                      <math:mn>2</math:mn>
                    </math:mrow>
                    <math:mo math:stretchy="false">)</math:mo>
                  </math:mrow>
                  <math:mrow>
                    <math:mo math:stretchy="false">(</math:mo>
                    <math:mrow>
                      <math:mi>y</math:mi>
                      <math:mo math:stretchy="false">−</math:mo>
                      <math:mn>2</math:mn>
                    </math:mrow>
                    <math:mo math:stretchy="false">)</math:mo>
                  </math:mrow>
                </math:mrow>
                <math:mo math:stretchy="false">]</math:mo>
              </math:mrow>
              <math:mn>2</math:mn>
            </math:mfrac>
            <math:mo math:stretchy="false">+</math:mo>
            <math:mn>2</math:mn>
          </math:mrow>
          <math:mo math:stretchy="false">=</math:mo>
          <math:mn>4</math:mn>
        </math:mrow>
      </math:mtr>
      <math:mtr>
        <math:mrow>
          <math:mrow>
            <math:mn>0</math:mn>
            <math:mo math:stretchy="false">+</math:mo>
            <math:mn>2</math:mn>
          </math:mrow>
          <math:mo math:stretchy="false">≠</math:mo>
          <math:mn>4</math:mn>
        </math:mrow>
      </math:mtr>
    </math:mtable>
    <math:annotation math:encoding="StarMath 5.0">[(2-2)(y-2)]over 2 + 2 = 4 newline
0 + 2 &lt;&gt; 4</math:annotation>
  </math:semantics>
</math:math>
</file>

<file path=Object 125/content.xml><?xml version="1.0" encoding="utf-8"?>
<!DOCTYPE math  PUBLIC '-//OpenOffice.org//DTD Modified W3C MathML 1.01//EN'  'math.dtd'>
<math:math xmlns:math="http://www.w3.org/1998/Math/MathML">
  <math:semantics>
    <math:mrow>
      <math:mrow>
        <math:mi>x</math:mi>
        <math:mo math:stretchy="false">∗</math:mo>
        <math:mi>y</math:mi>
      </math:mrow>
      <math:mo math:stretchy="false">≠</math:mo>
      <math:mn>2</math:mn>
    </math:mrow>
    <math:annotation math:encoding="StarMath 5.0">x * y &lt;&gt; 2</math:annotation>
  </math:semantics>
</math:math>
</file>

<file path=Object 126/content.xml><?xml version="1.0" encoding="utf-8"?>
<!DOCTYPE math  PUBLIC '-//OpenOffice.org//DTD Modified W3C MathML 1.01//EN'  'math.dtd'>
<math:math xmlns:math="http://www.w3.org/1998/Math/MathML">
  <math:semantics>
    <math:mrow>
      <math:mrow>
        <math:mi>x</math:mi>
        <math:mo math:stretchy="false">∗</math:mo>
        <math:mi>y</math:mi>
      </math:mrow>
      <math:mo math:stretchy="false">∈</math:mo>
      <math:mi>A</math:mi>
    </math:mrow>
    <math:annotation math:encoding="StarMath 5.0">x*y in A</math:annotation>
  </math:semantics>
</math:math>
</file>

<file path=Object 12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x</math:mi>
            <math:mo math:stretchy="false">∗</math:mo>
            <math:mi>y</math:mi>
          </math:mrow>
          <math:mo math:stretchy="false">=</math:mo>
          <math:mn>2</math:mn>
        </math:mrow>
      </math:mtr>
      <math:mtr>
        <math:mrow>
          <math:mrow>
            <math:mfrac>
              <math:mrow>
                <math:mo math:stretchy="false">(</math:mo>
                <math:mrow>
                  <math:mrow>
                    <math:mo math:stretchy="false">(</math:mo>
                    <math:mrow>
                      <math:mi>x</math:mi>
                      <math:mo math:stretchy="false">−</math:mo>
                      <math:mn>2</math:mn>
                    </math:mrow>
                    <math:mo math:stretchy="false">)</math:mo>
                  </math:mrow>
                  <math:mrow>
                    <math:mo math:stretchy="false">(</math:mo>
                    <math:mrow>
                      <math:mi>y</math:mi>
                      <math:mo math:stretchy="false">−</math:mo>
                      <math:mn>2</math:mn>
                    </math:mrow>
                    <math:mo math:stretchy="false">)</math:mo>
                  </math:mrow>
                </math:mrow>
                <math:mo math:stretchy="false">)</math:mo>
              </math:mrow>
              <math:mn>2</math:mn>
            </math:mfrac>
            <math:mo math:stretchy="false">+</math:mo>
            <math:mn>2</math:mn>
          </math:mrow>
          <math:mo math:stretchy="false">=</math:mo>
          <math:mn>2</math:mn>
        </math:mrow>
      </math:mtr>
      <math:mtr>
        <math:mrow>
          <math:mfrac>
            <math:mrow>
              <math:mo math:stretchy="false">(</math:mo>
              <math:mrow>
                <math:mrow>
                  <math:mo math:stretchy="false">(</math:mo>
                  <math:mrow>
                    <math:mi>x</math:mi>
                    <math:mo math:stretchy="false">−</math:mo>
                    <math:mn>2</math:mn>
                  </math:mrow>
                  <math:mo math:stretchy="false">)</math:mo>
                </math:mrow>
                <math:mrow>
                  <math:mo math:stretchy="false">(</math:mo>
                  <math:mrow>
                    <math:mi>y</math:mi>
                    <math:mo math:stretchy="false">−</math:mo>
                    <math:mn>2</math:mn>
                  </math:mrow>
                  <math:mo math:stretchy="false">)</math:mo>
                </math:mrow>
              </math:mrow>
              <math:mo math:stretchy="false">)</math:mo>
            </math:mrow>
            <math:mn>2</math:mn>
          </math:mfrac>
          <math:mo math:stretchy="false">=</math:mo>
          <math:mn>0</math:mn>
        </math:mrow>
      </math:mtr>
      <math:mtr>
        <math:mrow>
          <math:mrow>
            <math:mo math:stretchy="false">(</math:mo>
            <math:mrow>
              <math:mrow>
                <math:mo math:stretchy="false">(</math:mo>
                <math:mrow>
                  <math:mi>x</math:mi>
                  <math:mo math:stretchy="false">−</math:mo>
                  <math:mn>2</math:mn>
                </math:mrow>
                <math:mo math:stretchy="false">)</math:mo>
              </math:mrow>
              <math:mrow>
                <math:mo math:stretchy="false">(</math:mo>
                <math:mrow>
                  <math:mi>y</math:mi>
                  <math:mo math:stretchy="false">−</math:mo>
                  <math:mn>2</math:mn>
                </math:mrow>
                <math:mo math:stretchy="false">)</math:mo>
              </math:mrow>
            </math:mrow>
            <math:mo math:stretchy="false">)</math:mo>
          </math:mrow>
          <math:mo math:stretchy="false">=</math:mo>
          <math:mn>0</math:mn>
        </math:mrow>
      </math:mtr>
      <math:mtr>
        <math:mrow>
          <math:mrow>
            <math:mi>x</math:mi>
            <math:mo math:stretchy="false">=</math:mo>
            <math:mn>2</math:mn>
          </math:mrow>
          <math:mi math:fontstyle="italic">או</math:mi>
          <math:mrow>
            <math:mi>y</math:mi>
            <math:mo math:stretchy="false">=</math:mo>
            <math:mn>2</math:mn>
          </math:mrow>
        </math:mrow>
      </math:mtr>
    </math:mtable>
    <math:annotation math:encoding="StarMath 5.0">x*y = 2 newline
((x-2)(y-2))over 2 + 2 = 2 newline
((x-2)(y-2))over 2 = 0 newline
((x-2)(y-2)) = 0 newline
x=2 או  y=2</math:annotation>
  </math:semantics>
</math:math>
</file>

<file path=Object 128/content.xml><?xml version="1.0" encoding="utf-8"?>
<!DOCTYPE math  PUBLIC '-//OpenOffice.org//DTD Modified W3C MathML 1.01//EN'  'math.dtd'>
<math:math xmlns:math="http://www.w3.org/1998/Math/MathML">
  <math:semantics>
    <math:mrow>
      <math:mn>2</math:mn>
      <math:mo math:stretchy="false">∉</math:mo>
      <math:mi>A</math:mi>
    </math:mrow>
    <math:annotation math:encoding="StarMath 5.0">2 notin A</math:annotation>
  </math:semantics>
</math:math>
</file>

<file path=Object 129/content.xml><?xml version="1.0" encoding="utf-8"?>
<!DOCTYPE math  PUBLIC '-//OpenOffice.org//DTD Modified W3C MathML 1.01//EN'  'math.dtd'>
<math:math xmlns:math="http://www.w3.org/1998/Math/MathML">
  <math:semantics>
    <math:mrow>
      <math:mrow>
        <math:mi>x</math:mi>
        <math:mo math:stretchy="false">∗</math:mo>
        <math:mi>y</math:mi>
      </math:mrow>
      <math:mo math:stretchy="false">=</math:mo>
      <math:mn>2</math:mn>
    </math:mrow>
    <math:annotation math:encoding="StarMath 5.0">x * y = 2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c</math:mi>
          <math:mo math:stretchy="false">)</math:mo>
        </math:mrow>
        <math:mo math:stretchy="false">∩</math:mo>
        <math:mi>C</math:mi>
      </math:mrow>
    </math:mrow>
    <math:annotation math:encoding="StarMath 5.0">P(c) intersection C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o math:stretchy="false">{</math:mo>
      <math:mn>1</math:mn>
      <math:mrow>
        <math:mo math:stretchy="false">}</math:mo>
        <math:mo math:stretchy="false">∈</math:mo>
        <math:mi>C</math:mi>
      </math:mrow>
    </math:mrow>
    <math:annotation math:encoding="StarMath 5.0">\{1\} in C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o math:stretchy="false">{</math:mo>
      <math:mn>1</math:mn>
      <math:mrow>
        <math:mo math:stretchy="false">}</math:mo>
        <math:mo math:stretchy="false">∈</math:mo>
        <math:mi>P</math:mi>
      </math:mrow>
      <math:mrow>
        <math:mrow>
          <math:mo math:stretchy="false">(</math:mo>
          <math:mi>c</math:mi>
          <math:mo math:stretchy="false">)</math:mo>
        </math:mrow>
        <math:mo math:stretchy="false">∩</math:mo>
        <math:mi>C</math:mi>
      </math:mrow>
    </math:mrow>
    <math:annotation math:encoding="StarMath 5.0">\{1\} in P(c) intersection C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(</math:mo>
          <math:mrow>
            <math:mi>A</math:mi>
            <math:mo math:stretchy="false">∪</math:mo>
            <math:mi>B</math:mi>
          </math:mrow>
          <math:mo math:stretchy="false">)</math:mo>
        </math:mrow>
        <math:mo math:stretchy="false">∖</math:mo>
        <math:mi>C</math:mi>
      </math:mrow>
      <math:mo math:stretchy="false">⊆</math:mo>
      <math:mrow>
        <math:mrow>
          <math:mo math:stretchy="false">(</math:mo>
          <math:mrow>
            <math:mi>A</math:mi>
            <math:mo math:stretchy="false">∖</math:mo>
            <math:mi>C</math:mi>
          </math:mrow>
          <math:mo math:stretchy="false">)</math:mo>
        </math:mrow>
        <math:mo math:stretchy="false">∪</math:mo>
        <math:mrow>
          <math:mo math:stretchy="false">(</math:mo>
          <math:mrow>
            <math:mi>B</math:mi>
            <math:mo math:stretchy="false">∖</math:mo>
            <math:mi>C</math:mi>
          </math:mrow>
          <math:mo math:stretchy="false">)</math:mo>
        </math:mrow>
      </math:mrow>
    </math:mrow>
    <math:annotation math:encoding="StarMath 5.0">(A union B) setminus C subseteq (A setminus C) union (B setminus C)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row>
        <math:mrow>
          <math:mo math:stretchy="false">(</math:mo>
          <math:mrow>
            <math:mi>A</math:mi>
            <math:mo math:stretchy="false">∪</math:mo>
            <math:mi>B</math:mi>
          </math:mrow>
          <math:mo math:stretchy="false">)</math:mo>
        </math:mrow>
        <math:mo math:stretchy="false">∖</math:mo>
        <math:mi>C</math:mi>
      </math:mrow>
    </math:mrow>
    <math:annotation math:encoding="StarMath 5.0">x in (A union B) setminus C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row>
        <math:mo math:stretchy="false">(</math:mo>
        <math:mrow>
          <math:mi>A</math:mi>
          <math:mo math:stretchy="false">∪</math:mo>
          <math:mi>B</math:mi>
        </math:mrow>
        <math:mo math:stretchy="false">)</math:mo>
      </math:mrow>
    </math:mrow>
    <math:annotation math:encoding="StarMath 5.0">x in  (A union B)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∉</math:mo>
      <math:mi>C</math:mi>
    </math:mrow>
    <math:annotation math:encoding="StarMath 5.0">x notin C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i>A</math:mi>
    </math:mrow>
    <math:annotation math:encoding="StarMath 5.0">x in A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i>B</math:mi>
    </math:mrow>
    <math:annotation math:encoding="StarMath 5.0">x in B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i>A</math:mi>
    </math:mrow>
    <math:annotation math:encoding="StarMath 5.0">x in A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i>A</math:mi>
    </math:mrow>
    <math:annotation math:encoding="StarMath 5.0">x in A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row>
        <math:mo math:stretchy="false">(</math:mo>
        <math:mrow>
          <math:mi>A</math:mi>
          <math:mo math:stretchy="false">∖</math:mo>
          <math:mi>C</math:mi>
        </math:mrow>
        <math:mo math:stretchy="false">)</math:mo>
      </math:mrow>
    </math:mrow>
    <math:annotation math:encoding="StarMath 5.0">x in (A setminus C)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row>
        <math:mrow>
          <math:mo math:stretchy="false">(</math:mo>
          <math:mrow>
            <math:mi>A</math:mi>
            <math:mo math:stretchy="false">∖</math:mo>
            <math:mi>C</math:mi>
          </math:mrow>
          <math:mo math:stretchy="false">)</math:mo>
        </math:mrow>
        <math:mo math:stretchy="false">∪</math:mo>
        <math:mrow>
          <math:mo math:stretchy="false">(</math:mo>
          <math:mrow>
            <math:mi>B</math:mi>
            <math:mo math:stretchy="false">∖</math:mo>
            <math:mi>C</math:mi>
          </math:mrow>
          <math:mo math:stretchy="false">)</math:mo>
        </math:mrow>
      </math:mrow>
    </math:mrow>
    <math:annotation math:encoding="StarMath 5.0">x in (A setminus C) union (B setminus C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i>B</math:mi>
    </math:mrow>
    <math:annotation math:encoding="StarMath 5.0">x in B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i>B</math:mi>
    </math:mrow>
    <math:annotation math:encoding="StarMath 5.0">x in B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row>
        <math:mo math:stretchy="false">(</math:mo>
        <math:mrow>
          <math:mi>A</math:mi>
          <math:mo math:stretchy="false">∖</math:mo>
          <math:mi>B</math:mi>
        </math:mrow>
        <math:mo math:stretchy="false">)</math:mo>
      </math:mrow>
    </math:mrow>
    <math:annotation math:encoding="StarMath 5.0">x in (A setminus B)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row>
        <math:mrow>
          <math:mo math:stretchy="false">(</math:mo>
          <math:mrow>
            <math:mi>A</math:mi>
            <math:mo math:stretchy="false">∖</math:mo>
            <math:mi>C</math:mi>
          </math:mrow>
          <math:mo math:stretchy="false">)</math:mo>
        </math:mrow>
        <math:mo math:stretchy="false">∪</math:mo>
        <math:mrow>
          <math:mo math:stretchy="false">(</math:mo>
          <math:mrow>
            <math:mi>B</math:mi>
            <math:mo math:stretchy="false">∖</math:mo>
            <math:mi>C</math:mi>
          </math:mrow>
          <math:mo math:stretchy="false">)</math:mo>
        </math:mrow>
      </math:mrow>
    </math:mrow>
    <math:annotation math:encoding="StarMath 5.0">x in (A setminus C) union (B setminus C)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row>
        <math:mrow>
          <math:mo math:stretchy="false">(</math:mo>
          <math:mrow>
            <math:mi>A</math:mi>
            <math:mo math:stretchy="false">∖</math:mo>
            <math:mi>C</math:mi>
          </math:mrow>
          <math:mo math:stretchy="false">)</math:mo>
        </math:mrow>
        <math:mo math:stretchy="false">∪</math:mo>
        <math:mrow>
          <math:mo math:stretchy="false">(</math:mo>
          <math:mrow>
            <math:mi>B</math:mi>
            <math:mo math:stretchy="false">∖</math:mo>
            <math:mi>C</math:mi>
          </math:mrow>
          <math:mo math:stretchy="false">)</math:mo>
        </math:mrow>
      </math:mrow>
    </math:mrow>
    <math:annotation math:encoding="StarMath 5.0">x in (A setminus C) union (B setminus C)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(</math:mo>
          <math:mrow>
            <math:mi>A</math:mi>
            <math:mo math:stretchy="false">∪</math:mo>
            <math:mi>B</math:mi>
          </math:mrow>
          <math:mo math:stretchy="false">)</math:mo>
        </math:mrow>
        <math:mo math:stretchy="false">∖</math:mo>
        <math:mi>C</math:mi>
      </math:mrow>
      <math:mo math:stretchy="false">⊆</math:mo>
      <math:mrow>
        <math:mrow>
          <math:mo math:stretchy="false">(</math:mo>
          <math:mrow>
            <math:mi>A</math:mi>
            <math:mo math:stretchy="false">∖</math:mo>
            <math:mi>C</math:mi>
          </math:mrow>
          <math:mo math:stretchy="false">)</math:mo>
        </math:mrow>
        <math:mo math:stretchy="false">∪</math:mo>
        <math:mrow>
          <math:mo math:stretchy="false">(</math:mo>
          <math:mrow>
            <math:mi>B</math:mi>
            <math:mo math:stretchy="false">∖</math:mo>
            <math:mi>C</math:mi>
          </math:mrow>
          <math:mo math:stretchy="false">)</math:mo>
        </math:mrow>
      </math:mrow>
    </math:mrow>
    <math:annotation math:encoding="StarMath 5.0">(A union B) setminus C subseteq (A setminus C) union (B setminus C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(</math:mo>
          <math:mrow>
            <math:mi>A</math:mi>
            <math:mo math:stretchy="false">∖</math:mo>
            <math:mi>C</math:mi>
          </math:mrow>
          <math:mo math:stretchy="false">)</math:mo>
        </math:mrow>
        <math:mo math:stretchy="false">∪</math:mo>
        <math:mrow>
          <math:mo math:stretchy="false">(</math:mo>
          <math:mrow>
            <math:mi>B</math:mi>
            <math:mo math:stretchy="false">∖</math:mo>
            <math:mi>C</math:mi>
          </math:mrow>
          <math:mo math:stretchy="false">)</math:mo>
        </math:mrow>
      </math:mrow>
      <math:mo math:stretchy="false">⊆</math:mo>
      <math:mrow>
        <math:mrow>
          <math:mo math:stretchy="false">(</math:mo>
          <math:mrow>
            <math:mi>A</math:mi>
            <math:mo math:stretchy="false">∪</math:mo>
            <math:mi>B</math:mi>
          </math:mrow>
          <math:mo math:stretchy="false">)</math:mo>
        </math:mrow>
        <math:mo math:stretchy="false">∖</math:mo>
        <math:mi>C</math:mi>
      </math:mrow>
    </math:mrow>
    <math:annotation math:encoding="StarMath 5.0">(A setminus C) union (B setminus C) subseteq (A union B) setminus C 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row>
        <math:mrow>
          <math:mo math:stretchy="false">(</math:mo>
          <math:mrow>
            <math:mi>A</math:mi>
            <math:mo math:stretchy="false">∖</math:mo>
            <math:mi>C</math:mi>
          </math:mrow>
          <math:mo math:stretchy="false">)</math:mo>
        </math:mrow>
        <math:mo math:stretchy="false">∪</math:mo>
        <math:mrow>
          <math:mo math:stretchy="false">(</math:mo>
          <math:mrow>
            <math:mi>B</math:mi>
            <math:mo math:stretchy="false">∖</math:mo>
            <math:mi>C</math:mi>
          </math:mrow>
          <math:mo math:stretchy="false">)</math:mo>
        </math:mrow>
      </math:mrow>
    </math:mrow>
    <math:annotation math:encoding="StarMath 5.0">x in (A setminus C) union (B setminus C) 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row>
        <math:mo math:stretchy="false">(</math:mo>
        <math:mrow>
          <math:mi>A</math:mi>
          <math:mo math:stretchy="false">∖</math:mo>
          <math:mi>C</math:mi>
        </math:mrow>
        <math:mo math:stretchy="false">)</math:mo>
      </math:mrow>
    </math:mrow>
    <math:annotation math:encoding="StarMath 5.0">x in (A setminus C)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row>
        <math:mo math:stretchy="false">(</math:mo>
        <math:mrow>
          <math:mi>B</math:mi>
          <math:mo math:stretchy="false">∖</math:mo>
          <math:mi>C</math:mi>
        </math:mrow>
        <math:mo math:stretchy="false">)</math:mo>
      </math:mrow>
    </math:mrow>
    <math:annotation math:encoding="StarMath 5.0">x in (B setminus C)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row>
        <math:mo math:stretchy="false">(</math:mo>
        <math:mrow>
          <math:mi>A</math:mi>
          <math:mo math:stretchy="false">∖</math:mo>
          <math:mi>C</math:mi>
        </math:mrow>
        <math:mo math:stretchy="false">)</math:mo>
      </math:mrow>
    </math:mrow>
    <math:annotation math:encoding="StarMath 5.0">x in (A setminus C)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i>A</math:mi>
    </math:mrow>
    <math:annotation math:encoding="StarMath 5.0">x in A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∉</math:mo>
      <math:mi>C</math:mi>
    </math:mrow>
    <math:annotation math:encoding="StarMath 5.0">x notin C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i>A</math:mi>
    </math:mrow>
    <math:annotation math:encoding="StarMath 5.0">x in A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row>
        <math:mo math:stretchy="false">(</math:mo>
        <math:mrow>
          <math:mi>A</math:mi>
          <math:mo math:stretchy="false">∪</math:mo>
          <math:mi>B</math:mi>
        </math:mrow>
        <math:mo math:stretchy="false">)</math:mo>
      </math:mrow>
    </math:mrow>
    <math:annotation math:encoding="StarMath 5.0">x in (A union B)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row>
        <math:mrow>
          <math:mo math:stretchy="false">(</math:mo>
          <math:mrow>
            <math:mi>A</math:mi>
            <math:mo math:stretchy="false">∪</math:mo>
            <math:mi>B</math:mi>
          </math:mrow>
          <math:mo math:stretchy="false">)</math:mo>
        </math:mrow>
        <math:mo math:stretchy="false">∖</math:mo>
        <math:mi>C</math:mi>
      </math:mrow>
    </math:mrow>
    <math:annotation math:encoding="StarMath 5.0">x in  (A union B) setminus C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row>
        <math:mo math:stretchy="false">(</math:mo>
        <math:mrow>
          <math:mi>B</math:mi>
          <math:mo math:stretchy="false">∖</math:mo>
          <math:mi>C</math:mi>
        </math:mrow>
        <math:mo math:stretchy="false">)</math:mo>
      </math:mrow>
    </math:mrow>
    <math:annotation math:encoding="StarMath 5.0">x in (B setminus C)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i>B</math:mi>
    </math:mrow>
    <math:annotation math:encoding="StarMath 5.0">x in B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∉</math:mo>
      <math:mi>C</math:mi>
    </math:mrow>
    <math:annotation math:encoding="StarMath 5.0">x notin C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i>B</math:mi>
    </math:mrow>
    <math:annotation math:encoding="StarMath 5.0">x in B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row>
        <math:mo math:stretchy="false">(</math:mo>
        <math:mrow>
          <math:mi>A</math:mi>
          <math:mo math:stretchy="false">∪</math:mo>
          <math:mi>B</math:mi>
        </math:mrow>
        <math:mo math:stretchy="false">)</math:mo>
      </math:mrow>
    </math:mrow>
    <math:annotation math:encoding="StarMath 5.0">x in (A union B)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row>
        <math:mrow>
          <math:mo math:stretchy="false">(</math:mo>
          <math:mrow>
            <math:mi>A</math:mi>
            <math:mo math:stretchy="false">∪</math:mo>
            <math:mi>B</math:mi>
          </math:mrow>
          <math:mo math:stretchy="false">)</math:mo>
        </math:mrow>
        <math:mo math:stretchy="false">∖</math:mo>
        <math:mi>C</math:mi>
      </math:mrow>
    </math:mrow>
    <math:annotation math:encoding="StarMath 5.0">x in  (A union B) setminus C 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row>
        <math:mrow>
          <math:mo math:stretchy="false">(</math:mo>
          <math:mrow>
            <math:mi>A</math:mi>
            <math:mo math:stretchy="false">∪</math:mo>
            <math:mi>B</math:mi>
          </math:mrow>
          <math:mo math:stretchy="false">)</math:mo>
        </math:mrow>
        <math:mo math:stretchy="false">∖</math:mo>
        <math:mi>C</math:mi>
      </math:mrow>
    </math:mrow>
    <math:annotation math:encoding="StarMath 5.0">x in  (A union B) setminus C 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(</math:mo>
          <math:mrow>
            <math:mi>A</math:mi>
            <math:mo math:stretchy="false">∖</math:mo>
            <math:mi>C</math:mi>
          </math:mrow>
          <math:mo math:stretchy="false">)</math:mo>
        </math:mrow>
        <math:mo math:stretchy="false">∪</math:mo>
        <math:mrow>
          <math:mo math:stretchy="false">(</math:mo>
          <math:mrow>
            <math:mi>B</math:mi>
            <math:mo math:stretchy="false">∖</math:mo>
            <math:mi>C</math:mi>
          </math:mrow>
          <math:mo math:stretchy="false">)</math:mo>
        </math:mrow>
      </math:mrow>
      <math:mo math:stretchy="false">⊆</math:mo>
      <math:mrow>
        <math:mrow>
          <math:mo math:stretchy="false">(</math:mo>
          <math:mrow>
            <math:mi>A</math:mi>
            <math:mo math:stretchy="false">∪</math:mo>
            <math:mi>B</math:mi>
          </math:mrow>
          <math:mo math:stretchy="false">)</math:mo>
        </math:mrow>
        <math:mo math:stretchy="false">∖</math:mo>
        <math:mi>C</math:mi>
      </math:mrow>
    </math:mrow>
    <math:annotation math:encoding="StarMath 5.0">(A setminus C) union (B setminus C) subseteq (A union B) setminus C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row>
        <math:mi>A</math:mi>
        <math:mo math:stretchy="false">∩</math:mo>
        <math:mi>C</math:mi>
      </math:mrow>
      <math:mo math:stretchy="false">≠</math:mo>
      <math:mo math:stretchy="false">∅</math:mo>
    </math:mrow>
    <math:annotation math:encoding="StarMath 5.0">A intersection C &lt;&gt; emptyset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row>
        <math:mi>A</math:mi>
        <math:mo math:stretchy="false">∩</math:mo>
        <math:mi>C</math:mi>
      </math:mrow>
    </math:mrow>
    <math:annotation math:encoding="StarMath 5.0">x in A intersection C 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i>A</math:mi>
    </math:mrow>
    <math:annotation math:encoding="StarMath 5.0">x in A 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i>C</math:mi>
    </math:mrow>
    <math:annotation math:encoding="StarMath 5.0">x in C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row>
        <math:mi>A</math:mi>
        <math:mo math:stretchy="false">∖</math:mo>
        <math:mrow>
          <math:mo math:stretchy="false">(</math:mo>
          <math:mrow>
            <math:mi>B</math:mi>
            <math:mo math:stretchy="false">∖</math:mo>
            <math:mi>C</math:mi>
          </math:mrow>
          <math:mo math:stretchy="false">)</math:mo>
        </math:mrow>
      </math:mrow>
    </math:mrow>
    <math:annotation math:encoding="StarMath 5.0">x in A setminus (B setminus C)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i>A</math:mi>
    </math:mrow>
    <math:annotation math:encoding="StarMath 5.0">x in A 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i>C</math:mi>
    </math:mrow>
    <math:annotation math:encoding="StarMath 5.0">x in C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∉</math:mo>
      <math:mi>B</math:mi>
    </math:mrow>
    <math:annotation math:encoding="StarMath 5.0">x notin B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row>
        <math:mrow>
          <math:mo math:stretchy="false">(</math:mo>
          <math:mrow>
            <math:mi>A</math:mi>
            <math:mo math:stretchy="false">∖</math:mo>
            <math:mi>B</math:mi>
          </math:mrow>
          <math:mo math:stretchy="false">)</math:mo>
        </math:mrow>
        <math:mo math:stretchy="false">∖</math:mo>
        <math:mi>C</math:mi>
      </math:mrow>
    </math:mrow>
    <math:annotation math:encoding="StarMath 5.0">x in (A setminus B) setminus C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∉</math:mo>
      <math:mi>B</math:mi>
    </math:mrow>
    <math:annotation math:encoding="StarMath 5.0">x notin B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i>A</math:mi>
    </math:mrow>
    <math:annotation math:encoding="StarMath 5.0">x in A 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∉</math:mo>
      <math:mi>C</math:mi>
    </math:mrow>
    <math:annotation math:encoding="StarMath 5.0">x notin C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i>C</math:mi>
    </math:mrow>
    <math:annotation math:encoding="StarMath 5.0">x in C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∉</math:mo>
      <math:mi>B</math:mi>
    </math:mrow>
    <math:annotation math:encoding="StarMath 5.0">x notin B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∉</math:mo>
      <math:mi>B</math:mi>
    </math:mrow>
    <math:annotation math:encoding="StarMath 5.0">x notin B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∉</math:mo>
      <math:mi>C</math:mi>
    </math:mrow>
    <math:annotation math:encoding="StarMath 5.0">x notin C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i>C</math:mi>
    </math:mrow>
    <math:annotation math:encoding="StarMath 5.0">x in C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i>A</math:mi>
    </math:mrow>
    <math:annotation math:encoding="StarMath 5.0">x in A 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i>C</math:mi>
    </math:mrow>
    <math:annotation math:encoding="StarMath 5.0">x in C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</math:annotation>
  </math:semantics>
</math:math>
</file>

<file path=Object 93/content.xml><?xml version="1.0" encoding="utf-8"?>
<!DOCTYPE math  PUBLIC '-//OpenOffice.org//DTD Modified W3C MathML 1.01//EN'  'math.dtd'>
<math:math xmlns:math="http://www.w3.org/1998/Math/MathML">
  <math:semantics>
    <math:mrow>
      <math:mrow>
        <math:mi>a</math:mi>
        <math:mo math:stretchy="false">∈</math:mo>
        <math:mi>P</math:mi>
      </math:mrow>
      <math:mrow>
        <math:mo math:stretchy="false">(</math:mo>
        <math:mi>A</math:mi>
        <math:mo math:stretchy="false">)</math:mo>
      </math:mrow>
    </math:mrow>
    <math:annotation math:encoding="StarMath 5.0">a in P(A)</math:annotation>
  </math:semantics>
</math:math>
</file>

<file path=Object 94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∈</math:mo>
      <math:mi>B</math:mi>
    </math:mrow>
    <math:annotation math:encoding="StarMath 5.0">a in B</math:annotation>
  </math:semantics>
</math:math>
</file>

<file path=Object 95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o math:stretchy="false">(</math:mo>
        <math:mi>A</math:mi>
        <math:mo math:stretchy="false">)</math:mo>
      </math:mrow>
    </math:mrow>
    <math:annotation math:encoding="StarMath 5.0">P(A)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o math:stretchy="false">(</math:mo>
        <math:mi>A</math:mi>
        <math:mo math:stretchy="false">)</math:mo>
      </math:mrow>
    </math:mrow>
    <math:annotation math:encoding="StarMath 5.0">P(A)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o math:stretchy="false">(</math:mo>
        <math:mi>B</math:mi>
        <math:mo math:stretchy="false">)</math:mo>
      </math:mrow>
    </math:mrow>
    <math:annotation math:encoding="StarMath 5.0">P(B)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=</math:mo>
      <math:mn>1</math:mn>
    </math:mrow>
    <math:annotation math:encoding="StarMath 5.0">A = {1}</math:annotation>
  </math:semantics>
</math:math>
</file>